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1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82.6pt"/>
    </style:style>
    <style:style style:name="co11" style:family="table-column">
      <style:table-column-properties fo:break-before="auto" style:column-width="185.24pt"/>
    </style:style>
    <style:style style:name="co12" style:family="table-column">
      <style:table-column-properties fo:break-before="auto" style:column-width="574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  <style:style style:name="ce4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ackground-color="#b4c7dc" fo:border="0.74pt solid #000000"/>
    </style:style>
    <style:style style:name="ce14" style:family="table-cell" style:parent-style-name="Default">
      <style:table-cell-properties fo:background-color="#cccccc" fo:border="0.74pt solid #000000"/>
    </style:style>
    <style:style style:name="ce16" style:family="table-cell" style:parent-style-name="Default">
      <style:table-cell-properties fo:background-color="#afd095" fo:border="0.74pt solid #000000"/>
    </style:style>
    <style:style style:name="ce10" style:family="table-cell" style:parent-style-name="Default">
      <style:table-cell-properties fo:background-color="transparent" fo:border="0.74pt solid #000000"/>
    </style:style>
    <style:style style:name="ce28" style:family="table-cell" style:parent-style-name="Default">
      <style:table-cell-properties fo:background-color="#ffbf00" fo:border="0.74pt solid #000000"/>
    </style:style>
    <style:style style:name="ce29" style:family="table-cell" style:parent-style-name="Default">
      <style:table-cell-properties fo:background-color="#b2b2b2" fo:border="0.74pt solid #000000"/>
    </style:style>
    <style:style style:name="ce32" style:family="table-cell" style:parent-style-name="Default">
      <style:table-cell-properties fo:background-color="#ff860d" fo:border="0.74pt solid #000000"/>
    </style:style>
    <style:style style:name="ce19" style:family="table-cell" style:parent-style-name="Default" style:data-style-name="N37">
      <style:table-cell-properties fo:background-color="#b4c7dc" fo:border="0.74pt solid #000000"/>
    </style:style>
    <style:style style:name="ce20" style:family="table-cell" style:parent-style-name="Default" style:data-style-name="N37">
      <style:table-cell-properties fo:background-color="#cccccc" fo:border="0.74pt solid #000000"/>
    </style:style>
    <style:style style:name="ce21" style:family="table-cell" style:parent-style-name="Default" style:data-style-name="N37">
      <style:table-cell-properties fo:background-color="#afd095" fo:border="0.74pt solid #000000"/>
    </style:style>
    <style:style style:name="ce22" style:family="table-cell" style:parent-style-name="Default" style:data-style-name="N37">
      <style:table-cell-properties fo:background-color="transparent" fo:border="0.74pt solid #000000"/>
    </style:style>
    <style:style style:name="ce42" style:family="table-cell" style:parent-style-name="Default" style:data-style-name="N37">
      <style:table-cell-properties fo:background-color="#ffbf00" fo:border="0.74pt solid #000000"/>
    </style:style>
    <style:style style:name="ce44" style:family="table-cell" style:parent-style-name="Default" style:data-style-name="N37">
      <style:table-cell-properties fo:background-color="#b2b2b2" fo:border="0.74pt solid #000000"/>
    </style:style>
    <style:style style:name="ce45" style:family="table-cell" style:parent-style-name="Default" style:data-style-name="N37">
      <style:table-cell-properties fo:background-color="#ff860d" fo:border="0.74pt solid #000000"/>
    </style:style>
    <style:style style:name="ce2" style:family="table-cell" style:parent-style-name="Default" style:data-style-name="N37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order="0.74pt solid #000000"/>
    </style:style>
    <style:style style:name="ce35" style:family="table-cell" style:parent-style-name="Default" style:data-style-name="N37">
      <style:table-cell-properties fo:background-color="#ffff00" fo:border="0.74pt solid #000000"/>
    </style:style>
    <style:style style:name="ce40" style:family="table-cell" style:parent-style-name="Default" style:data-style-name="N37">
      <style:table-cell-properties style:text-align-source="value-type" style:repeat-content="false" fo:border="0.74pt solid #000000"/>
      <style:paragraph-properties fo:margin-left="0pt"/>
    </style:style>
    <style:style style:name="ce41" style:family="table-cell" style:parent-style-name="Default" style:data-style-name="N37">
      <style:table-cell-properties fo:background-color="#dde8cb" fo:border="0.74pt solid #000000"/>
    </style:style>
    <style:style style:name="ce25" style:family="table-cell" style:parent-style-name="Default" style:data-style-name="N3">
      <style:table-cell-properties fo:border="0.74pt solid #000000"/>
    </style:style>
    <style:style style:name="ce26" style:family="table-cell" style:parent-style-name="Default" style:data-style-name="N3">
      <style:table-cell-properties fo:background-color="#afd095" fo:border="0.74pt solid #000000"/>
    </style:style>
    <style:style style:name="ce55" style:family="table-cell" style:parent-style-name="Default">
      <style:table-cell-properties fo:background-color="#8e86ae"/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ackground-color="#81d41a" fo:border="0.74pt solid #000000"/>
    </style:style>
    <style:style style:name="ce57" style:family="table-cell" style:parent-style-name="Default" style:data-style-name="N3">
      <style:table-cell-properties fo:background-color="#ffff00" fo:border="0.74pt solid #000000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7b59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860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4c7dc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"/>
    <style:style style:name="ce31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72" style:family="table-cell" style:parent-style-name="Default" style:data-style-name="N37"/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able-cell-properties fo:background-color="#ffff00"/>
    </style:style>
    <style:style style:name="ce7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ang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ce4"/>
        <table:table-column table:style-name="co5" table:number-columns-repeated="2" table:default-cell-style-name="ce16"/>
        <table:table-column table:style-name="co5" table:default-cell-style-name="ce21"/>
        <table:table-column table:style-name="co5" table:default-cell-style-name="ce3"/>
        <table:table-column table:style-name="co6" table:default-cell-style-name="ce4"/>
        <table:table-column table:style-name="co1" table:default-cell-style-name="ce4"/>
        <table:table-column table:style-name="co1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15"/>
        <table:table-column table:style-name="co10" table:default-cell-style-name="ce38"/>
        <table:table-column table:style-name="co11" table:default-cell-style-name="ce4"/>
        <table:table-column table:style-name="co1" table:number-columns-repeated="9" table:default-cell-style-name="Default"/>
        <table:table-row table:style-name="ro1">
          <table:table-cell table:number-columns-repeated="7"/>
          <table:table-cell table:style-name="Default" table:number-columns-repeated="14"/>
          <table:table-cell office:value-type="string" calcext:value-type="string">
            <text:p>Met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32767-12-31" calcext:value-type="date">
            <text:p>12/31/32767 00:00:00</text:p>
          </table:table-cell>
          <table:table-cell table:number-columns-repeated="4"/>
          <table:table-cell table:style-name="Default" table:number-columns-repeated="5"/>
          <table:table-cell table:style-name="ce1" table:number-columns-repeated="2"/>
          <table:table-cell table:style-name="Default" table:number-columns-repeated="7"/>
          <table:table-cell office:value-type="float" office:value="38397" calcext:value-type="float">
            <text:p>38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38397" calcext:value-type="float">
            <text:p>38397</text:p>
          </table:table-cell>
          <table:table-cell office:value-type="string" calcext:value-type="string">
            <text:p>Sin rango de fechas</text:p>
          </table:table-cell>
          <table:table-cell/>
          <table:table-cell office:value-type="string" calcext:value-type="string">
            <text:p>Año</text:p>
          </table:table-cell>
          <table:table-cell office:value-type="string" calcext:value-type="string">
            <text:p>Mes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Days</text:p>
          </table:table-cell>
          <table:table-cell table:style-name="Default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Unix start date</text:p>
          </table:table-cell>
          <table:table-cell table:style-name="Default" office:value-type="string" calcext:value-type="string">
            <text:p>Unix end date</text:p>
          </table:table-cell>
          <table:table-cell table:style-name="Default" office:value-type="string" calcext:value-type="string">
            <text:p>Num of rows</text:p>
          </table:table-cell>
          <table:table-cell table:style-name="Default" office:value-type="string" calcext:value-type="string">
            <text:p>Annual accumulated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Query name</text:p>
          </table:table-cell>
          <table:table-cell table:style-name="Default" office:value-type="string" calcext:value-type="string">
            <text:p>File name</text:p>
          </table:table-cell>
          <table:table-cell table:style-name="Default" office:value-type="string" calcext:value-type="string">
            <text:p>Number of files</text:p>
          </table:table-cell>
          <table:table-cell/>
          <table:table-cell table:style-name="ce5" office:value-type="string" calcext:value-type="string">
            <text:p>Seconds</text:p>
          </table:table-cell>
          <table:table-cell table:style-name="ce5" office:value-type="string" calcext:value-type="string">
            <text:p>Minutes</text:p>
          </table:table-cell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Readable tim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971" calcext:value-type="float">
            <text:p>1971</text:p>
          </table:table-cell>
          <table:table-cell table:formula="of:=[.W10]" office:value-type="float" office:value="31556926" calcext:value-type="float">
            <text:p>3155692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01601" calcext:value-type="float">
            <text:p>201601</text:p>
          </table:table-cell>
          <table:table-cell table:style-name="ce11" table:number-columns-repeated="2"/>
          <table:table-cell table:style-name="ce2" office:value-type="date" office:date-value="2016-01-01" calcext:value-type="date">
            <text:p>01/01/16</text:p>
          </table:table-cell>
          <table:table-cell table:style-name="ce2"/>
          <table:table-cell table:formula="of:=[.F60]" office:value-type="float" office:value="1451618596" calcext:value-type="float">
            <text:p>1451618596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2"/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016667" calcext:value-type="float">
            <text:p>0.016667</text:p>
          </table:table-cell>
          <table:table-cell table:style-name="ce15" office:value-type="string" calcext:value-type="string">
            <text:p>1 minute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.F58]" office:value-type="float" office:value="1420061670" calcext:value-type="float">
            <text:p>1420061670</text:p>
          </table:table-cell>
        </table:table-row>
        <table:table-row table:style-name="ro1">
          <table:table-cell table:number-columns-repeated="4"/>
          <table:table-cell office:value-type="float" office:value="1972" calcext:value-type="float">
            <text:p>1972</text:p>
          </table:table-cell>
          <table:table-cell table:formula="of:=[.F4]+[.F4]" office:value-type="float" office:value="63113852" calcext:value-type="float">
            <text:p>6311385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01601" calcext:value-type="float">
            <text:p>201601</text:p>
          </table:table-cell>
          <table:table-cell table:style-name="ce11" table:formula="of:=[.M5]-[.L5]" office:value-type="float" office:value="7" calcext:value-type="float">
            <text:p>7</text:p>
          </table:table-cell>
          <table:table-cell table:style-name="ce19" table:formula="of:=[.M4]" office:value-type="date" office:date-value="2016-01-01" calcext:value-type="date">
            <text:p>01/01/16</text:p>
          </table:table-cell>
          <table:table-cell table:formula="of:=[.M4]+7" office:value-type="date" office:date-value="2016-01-08" calcext:value-type="date">
            <text:p>01/08/16</text:p>
          </table:table-cell>
          <table:table-cell office:value-type="float" office:value="1451618596" calcext:value-type="float">
            <text:p>1451618596</text:p>
          </table:table-cell>
          <table:table-cell table:formula="of:=[.O4]+[.$W$6]*7" office:value-type="float" office:value="1452223396" calcext:value-type="float">
            <text:p>1452223396</text:p>
          </table:table-cell>
          <table:table-cell office:value-type="float" office:value="8247" calcext:value-type="float">
            <text:p>8,247</text:p>
          </table:table-cell>
          <table:table-cell table:formula="of:=[.P5]+[.Q4]" office:value-type="float" office:value="8247" calcext:value-type="float">
            <text:p>8,247</text:p>
          </table:table-cell>
          <table:table-cell table:formula="of:=[.P5]+[.R4]" office:value-type="float" office:value="8247" calcext:value-type="float">
            <text:p>8,247</text:p>
          </table:table-cell>
          <table:table-cell office:value-type="string" calcext:value-type="string">
            <text:p>WP2016w1</text:p>
          </table:table-cell>
          <table:table-cell office:value-type="string" calcext:value-type="string">
            <text:p>wp2016w01</text:p>
          </table:table-cell>
          <table:table-cell table:style-name="ce15" office:value-type="float" office:value="1" calcext:value-type="float">
            <text:p>1</text:p>
          </table:table-cell>
          <table:table-cell table:formula="of:=[.P5]-[.V2]" office:value-type="float" office:value="-30150" calcext:value-type="float">
            <text:p>-30150</text:p>
          </table:table-cell>
          <table:table-cell table:style-name="ce15" office:value-type="float" office:value="3600" calcext:value-type="float">
            <text:p>360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 hour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formula="of:=+[.W10]+[.AD4]" office:value-type="float" office:value="1451618596" calcext:value-type="float">
            <text:p>1451618596</text:p>
          </table:table-cell>
        </table:table-row>
        <table:table-row table:style-name="ro1">
          <table:table-cell table:number-columns-repeated="4"/>
          <table:table-cell office:value-type="float" office:value="1973" calcext:value-type="float">
            <text:p>1973</text:p>
          </table:table-cell>
          <table:table-cell table:formula="of:=[.F5]+[.$F$4]" office:value-type="float" office:value="94670778" calcext:value-type="float">
            <text:p>9467077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201601" calcext:value-type="float">
            <text:p>201601</text:p>
          </table:table-cell>
          <table:table-cell table:style-name="ce11" table:formula="of:=[.M6]-[.L6]+1" office:value-type="float" office:value="7" calcext:value-type="float">
            <text:p>7</text:p>
          </table:table-cell>
          <table:table-cell table:style-name="ce19" table:formula="of:=[.M5]+1" office:value-type="date" office:date-value="2016-01-09" calcext:value-type="date">
            <text:p>01/09/16</text:p>
          </table:table-cell>
          <table:table-cell table:formula="of:=[.M5]+7" office:value-type="date" office:date-value="2016-01-15" calcext:value-type="date">
            <text:p>01/15/16</text:p>
          </table:table-cell>
          <table:table-cell table:formula="of:=[.O5]+1" office:value-type="float" office:value="1452223397" calcext:value-type="float">
            <text:p>1452223397</text:p>
          </table:table-cell>
          <table:table-cell table:formula="of:=[.O5]+[.$W$6]*7" office:value-type="float" office:value="1452828196" calcext:value-type="float">
            <text:p>1452828196</text:p>
          </table:table-cell>
          <table:table-cell office:value-type="float" office:value="9242" calcext:value-type="float">
            <text:p>9,242</text:p>
          </table:table-cell>
          <table:table-cell table:formula="of:=[.P6]+[.Q5]" office:value-type="float" office:value="17489" calcext:value-type="float">
            <text:p>17,489</text:p>
          </table:table-cell>
          <table:table-cell table:formula="of:=[.P6]+[.R5]" office:value-type="float" office:value="17489" calcext:value-type="float">
            <text:p>17,489</text:p>
          </table:table-cell>
          <table:table-cell office:value-type="string" calcext:value-type="string">
            <text:p>WP2016w2</text:p>
          </table:table-cell>
          <table:table-cell office:value-type="string" calcext:value-type="string">
            <text:p>wp2016w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float" office:value="86400" calcext:value-type="float">
            <text:p>86400</text:p>
          </table:table-cell>
          <table:table-cell table:style-name="ce15" office:value-type="float" office:value="1440" calcext:value-type="float">
            <text:p>144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1 da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974" calcext:value-type="float">
            <text:p>1974</text:p>
          </table:table-cell>
          <table:table-cell table:formula="of:=[.F6]+[.$F$4]" office:value-type="float" office:value="126227704" calcext:value-type="float">
            <text:p>12622770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201601" calcext:value-type="float">
            <text:p>201601</text:p>
          </table:table-cell>
          <table:table-cell table:style-name="ce11" table:formula="of:=[.M7]-[.L7]+1" office:value-type="float" office:value="7" calcext:value-type="float">
            <text:p>7</text:p>
          </table:table-cell>
          <table:table-cell table:style-name="ce19" table:formula="of:=[.M6]+1" office:value-type="date" office:date-value="2016-01-16" calcext:value-type="date">
            <text:p>01/16/16</text:p>
          </table:table-cell>
          <table:table-cell table:formula="of:=[.M6]+7" office:value-type="date" office:date-value="2016-01-22" calcext:value-type="date">
            <text:p>01/22/16</text:p>
          </table:table-cell>
          <table:table-cell table:formula="of:=[.O6]+1" office:value-type="float" office:value="1452828197" calcext:value-type="float">
            <text:p>1452828197</text:p>
          </table:table-cell>
          <table:table-cell table:formula="of:=[.O6]+[.$W$6]*7" office:value-type="float" office:value="1453432996" calcext:value-type="float">
            <text:p>1453432996</text:p>
          </table:table-cell>
          <table:table-cell office:value-type="float" office:value="8520" calcext:value-type="float">
            <text:p>8,520</text:p>
          </table:table-cell>
          <table:table-cell table:formula="of:=[.P7]+[.Q6]" office:value-type="float" office:value="26009" calcext:value-type="float">
            <text:p>26,009</text:p>
          </table:table-cell>
          <table:table-cell table:formula="of:=[.P7]+[.R6]" office:value-type="float" office:value="26009" calcext:value-type="float">
            <text:p>26,009</text:p>
          </table:table-cell>
          <table:table-cell office:value-type="string" calcext:value-type="string">
            <text:p>WP2016w3</text:p>
          </table:table-cell>
          <table:table-cell office:value-type="string" calcext:value-type="string">
            <text:p>wp2016w03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 office:value-type="float" office:value="604800" calcext:value-type="float">
            <text:p>604800</text:p>
          </table:table-cell>
          <table:table-cell table:style-name="ce15" office:value-type="float" office:value="10080" calcext:value-type="float">
            <text:p>10080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string" calcext:value-type="string">
            <text:p>1 week</text:p>
          </table:table-cell>
          <table:table-cell table:number-columns-repeated="2"/>
          <table:table-cell office:value-type="string" calcext:value-type="string">
            <text:p>Dic-2015</text:p>
          </table:table-cell>
          <table:table-cell table:formula="of:=[.AD5]-[.W8]" office:value-type="float" office:value="1448988852" calcext:value-type="float">
            <text:p>1448988852</text:p>
          </table:table-cell>
        </table:table-row>
        <table:table-row table:style-name="ro2">
          <table:table-cell table:number-columns-repeated="4"/>
          <table:table-cell office:value-type="float" office:value="1975" calcext:value-type="float">
            <text:p>1975</text:p>
          </table:table-cell>
          <table:table-cell table:formula="of:=[.F7]+[.$F$4]" office:value-type="float" office:value="157784630" calcext:value-type="float">
            <text:p>15778463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01601" calcext:value-type="float">
            <text:p>201601</text:p>
          </table:table-cell>
          <table:table-cell table:style-name="ce11" table:formula="of:=[.M8]-[.L8]+1" office:value-type="float" office:value="7" calcext:value-type="float">
            <text:p>7</text:p>
          </table:table-cell>
          <table:table-cell table:style-name="ce19" table:formula="of:=[.M7]+1" office:value-type="date" office:date-value="2016-01-23" calcext:value-type="date">
            <text:p>01/23/16</text:p>
          </table:table-cell>
          <table:table-cell table:formula="of:=[.M7]+7" office:value-type="date" office:date-value="2016-01-29" calcext:value-type="date">
            <text:p>01/29/16</text:p>
          </table:table-cell>
          <table:table-cell table:formula="of:=[.O7]+1" office:value-type="float" office:value="1453432997" calcext:value-type="float">
            <text:p>1453432997</text:p>
          </table:table-cell>
          <table:table-cell table:formula="of:=[.O7]+[.$W$6]*7" office:value-type="float" office:value="1454037796" calcext:value-type="float">
            <text:p>1454037796</text:p>
          </table:table-cell>
          <table:table-cell office:value-type="float" office:value="8867" calcext:value-type="float">
            <text:p>8,867</text:p>
          </table:table-cell>
          <table:table-cell table:formula="of:=[.P8]+[.Q7]" office:value-type="float" office:value="34876" calcext:value-type="float">
            <text:p>34,876</text:p>
          </table:table-cell>
          <table:table-cell table:formula="of:=[.P8]+[.R7]" office:value-type="float" office:value="34876" calcext:value-type="float">
            <text:p>34,876</text:p>
          </table:table-cell>
          <table:table-cell office:value-type="string" calcext:value-type="string">
            <text:p>WP2016w4</text:p>
          </table:table-cell>
          <table:table-cell office:value-type="string" calcext:value-type="string">
            <text:p>wp2016w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" office:value-type="float" office:value="2629744" calcext:value-type="float">
            <text:p>2629744</text:p>
          </table:table-cell>
          <table:table-cell table:style-name="ce15" office:value-type="float" office:value="43829.0667" calcext:value-type="float">
            <text:p>43829.0667</text:p>
          </table:table-cell>
          <table:table-cell table:style-name="ce15" office:value-type="float" office:value="730.4844" calcext:value-type="float">
            <text:p>730.4844</text:p>
          </table:table-cell>
          <table:table-cell table:style-name="ce15" office:value-type="string" calcext:value-type="string">
            <text:p>1 month (30.44 days)</text:p>
          </table:table-cell>
          <table:table-cell table:number-columns-repeated="2"/>
          <table:table-cell table:style-name="ce72" office:value-type="date" office:date-value="2015-09-01" calcext:value-type="date">
            <text:p>09/01/15</text:p>
          </table:table-cell>
          <table:table-cell table:formula="of:=[.AD5]-[.W8]*4" office:value-type="float" office:value="1441099620" calcext:value-type="float">
            <text:p>1441099620</text:p>
          </table:table-cell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201601" calcext:value-type="float">
            <text:p>201601</text:p>
          </table:table-cell>
          <table:table-cell table:style-name="ce11" table:formula="of:=[.M9]-[.L9]+1" office:value-type="float" office:value="2" calcext:value-type="float">
            <text:p>2</text:p>
          </table:table-cell>
          <table:table-cell table:style-name="ce19" table:formula="of:=[.M8]+1" office:value-type="date" office:date-value="2016-01-30" calcext:value-type="date">
            <text:p>01/30/16</text:p>
          </table:table-cell>
          <table:table-cell table:formula="of:=[.M8]+2" office:value-type="date" office:date-value="2016-01-31" calcext:value-type="date">
            <text:p>01/31/16</text:p>
          </table:table-cell>
          <table:table-cell table:formula="of:=[.O8]+1" office:value-type="float" office:value="1454037797" calcext:value-type="float">
            <text:p>1454037797</text:p>
          </table:table-cell>
          <table:table-cell table:formula="of:=[.O8]+[.$W$6]*2" office:value-type="float" office:value="1454210596" calcext:value-type="float">
            <text:p>1454210596</text:p>
          </table:table-cell>
          <table:table-cell office:value-type="float" office:value="2469" calcext:value-type="float">
            <text:p>2,469</text:p>
          </table:table-cell>
          <table:table-cell table:formula="of:=[.P9]+[.Q8]" office:value-type="float" office:value="37345" calcext:value-type="float">
            <text:p>37,345</text:p>
          </table:table-cell>
          <table:table-cell table:formula="of:=[.P9]+[.R8]" office:value-type="float" office:value="37345" calcext:value-type="float">
            <text:p>37,345</text:p>
          </table:table-cell>
          <table:table-cell office:value-type="string" calcext:value-type="string">
            <text:p>WP2016w5</text:p>
          </table:table-cell>
          <table:table-cell office:value-type="string" calcext:value-type="string">
            <text:p>wp2016w05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4"/>
          <table:table-cell office:value-type="float" office:value="1976" calcext:value-type="float">
            <text:p>1976</text:p>
          </table:table-cell>
          <table:table-cell table:formula="of:=[.F8]+[.$F$4]" office:value-type="float" office:value="189341556" calcext:value-type="float">
            <text:p>18934155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01602" calcext:value-type="float">
            <text:p>201602</text:p>
          </table:table-cell>
          <table:table-cell table:style-name="ce11" table:formula="of:=[.M10]-[.L10]+1" office:value-type="float" office:value="5" calcext:value-type="float">
            <text:p>5</text:p>
          </table:table-cell>
          <table:table-cell table:style-name="ce19" table:formula="of:=[.M9]+1" office:value-type="date" office:date-value="2016-02-01" calcext:value-type="date">
            <text:p>02/01/16</text:p>
          </table:table-cell>
          <table:table-cell table:formula="of:=[.M8]+7" office:value-type="date" office:date-value="2016-02-05" calcext:value-type="date">
            <text:p>02/05/16</text:p>
          </table:table-cell>
          <table:table-cell table:formula="of:=[.O9]+1" office:value-type="float" office:value="1454210597" calcext:value-type="float">
            <text:p>1454210597</text:p>
          </table:table-cell>
          <table:table-cell table:formula="of:=[.O8]+[.$W$6]*7" office:value-type="float" office:value="1454642596" calcext:value-type="float">
            <text:p>1454642596</text:p>
          </table:table-cell>
          <table:table-cell office:value-type="float" office:value="5128" calcext:value-type="float">
            <text:p>5,128</text:p>
          </table:table-cell>
          <table:table-cell table:formula="of:=[.P10]+[.Q9]" office:value-type="float" office:value="42473" calcext:value-type="float">
            <text:p>42,473</text:p>
          </table:table-cell>
          <table:table-cell table:formula="of:=[.P10]+[.R9]" office:value-type="float" office:value="42473" calcext:value-type="float">
            <text:p>42,473</text:p>
          </table:table-cell>
          <table:table-cell office:value-type="string" calcext:value-type="string">
            <text:p>WP2016w6</text:p>
          </table:table-cell>
          <table:table-cell office:value-type="string" calcext:value-type="string">
            <text:p>wp2016w06</text:p>
          </table:table-cell>
          <table:table-cell office:value-type="float" office:value="6" calcext:value-type="float">
            <text:p>6</text:p>
          </table:table-cell>
          <table:table-cell/>
          <table:table-cell table:style-name="ce15" office:value-type="float" office:value="31556926" calcext:value-type="float">
            <text:p>31556926</text:p>
          </table:table-cell>
          <table:table-cell table:style-name="ce15" office:value-type="float" office:value="525948.767" calcext:value-type="float">
            <text:p>525948.767</text:p>
          </table:table-cell>
          <table:table-cell table:style-name="ce15" office:value-type="float" office:value="8765.813" calcext:value-type="float">
            <text:p>8765.813</text:p>
          </table:table-cell>
          <table:table-cell table:style-name="ce15" office:value-type="string" calcext:value-type="string">
            <text:p>1 year (365.24 days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977" calcext:value-type="float">
            <text:p>1977</text:p>
          </table:table-cell>
          <table:table-cell table:formula="of:=[.F10]+[.$F$4]" office:value-type="float" office:value="220898482" calcext:value-type="float">
            <text:p>22089848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01602" calcext:value-type="float">
            <text:p>201602</text:p>
          </table:table-cell>
          <table:table-cell table:style-name="ce11" table:formula="of:=[.M11]-[.L11]+1" office:value-type="float" office:value="7" calcext:value-type="float">
            <text:p>7</text:p>
          </table:table-cell>
          <table:table-cell table:style-name="ce19" table:formula="of:=[.M10]+1" office:value-type="date" office:date-value="2016-02-06" calcext:value-type="date">
            <text:p>02/06/16</text:p>
          </table:table-cell>
          <table:table-cell table:formula="of:=[.M10]+7" office:value-type="date" office:date-value="2016-02-12" calcext:value-type="date">
            <text:p>02/12/16</text:p>
          </table:table-cell>
          <table:table-cell table:formula="of:=[.O10]+1" office:value-type="float" office:value="1454642597" calcext:value-type="float">
            <text:p>1454642597</text:p>
          </table:table-cell>
          <table:table-cell table:formula="of:=[.O10]+[.$W$6]*7" office:value-type="float" office:value="1455247396" calcext:value-type="float">
            <text:p>1455247396</text:p>
          </table:table-cell>
          <table:table-cell office:value-type="float" office:value="8551" calcext:value-type="float">
            <text:p>8,551</text:p>
          </table:table-cell>
          <table:table-cell table:formula="of:=[.P11]+[.Q10]" office:value-type="float" office:value="51024" calcext:value-type="float">
            <text:p>51,024</text:p>
          </table:table-cell>
          <table:table-cell table:formula="of:=[.P11]+[.R10]" office:value-type="float" office:value="51024" calcext:value-type="float">
            <text:p>51,024</text:p>
          </table:table-cell>
          <table:table-cell office:value-type="string" calcext:value-type="string">
            <text:p>WP2016w7</text:p>
          </table:table-cell>
          <table:table-cell office:value-type="string" calcext:value-type="string">
            <text:p>wp2016w0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78" calcext:value-type="float">
            <text:p>1978</text:p>
          </table:table-cell>
          <table:table-cell table:formula="of:=[.F11]+[.$F$4]" office:value-type="float" office:value="252455408" calcext:value-type="float">
            <text:p>25245540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01602" calcext:value-type="float">
            <text:p>201602</text:p>
          </table:table-cell>
          <table:table-cell table:style-name="ce11" table:formula="of:=[.M12]-[.L12]+1" office:value-type="float" office:value="7" calcext:value-type="float">
            <text:p>7</text:p>
          </table:table-cell>
          <table:table-cell table:style-name="ce19" table:formula="of:=[.M11]+1" office:value-type="date" office:date-value="2016-02-13" calcext:value-type="date">
            <text:p>02/13/16</text:p>
          </table:table-cell>
          <table:table-cell table:formula="of:=[.M11]+7" office:value-type="date" office:date-value="2016-02-19" calcext:value-type="date">
            <text:p>02/19/16</text:p>
          </table:table-cell>
          <table:table-cell table:formula="of:=[.O11]+1" office:value-type="float" office:value="1455247397" calcext:value-type="float">
            <text:p>1455247397</text:p>
          </table:table-cell>
          <table:table-cell table:formula="of:=[.O11]+[.$W$6]*7" office:value-type="float" office:value="1455852196" calcext:value-type="float">
            <text:p>1455852196</text:p>
          </table:table-cell>
          <table:table-cell office:value-type="float" office:value="8292" calcext:value-type="float">
            <text:p>8,292</text:p>
          </table:table-cell>
          <table:table-cell table:formula="of:=[.P12]+[.Q11]" office:value-type="float" office:value="59316" calcext:value-type="float">
            <text:p>59,316</text:p>
          </table:table-cell>
          <table:table-cell table:formula="of:=[.P12]+[.R11]" office:value-type="float" office:value="59316" calcext:value-type="float">
            <text:p>59,316</text:p>
          </table:table-cell>
          <table:table-cell office:value-type="string" calcext:value-type="string">
            <text:p>WP2016w8</text:p>
          </table:table-cell>
          <table:table-cell office:value-type="string" calcext:value-type="string">
            <text:p>wp2016w08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79" calcext:value-type="float">
            <text:p>1979</text:p>
          </table:table-cell>
          <table:table-cell table:formula="of:=[.F12]+[.$F$4]" office:value-type="float" office:value="284012334" calcext:value-type="float">
            <text:p>28401233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01602" calcext:value-type="float">
            <text:p>201602</text:p>
          </table:table-cell>
          <table:table-cell table:style-name="ce11" table:formula="of:=[.M13]-[.L13]+1" office:value-type="float" office:value="7" calcext:value-type="float">
            <text:p>7</text:p>
          </table:table-cell>
          <table:table-cell table:style-name="ce19" table:formula="of:=[.M12]+1" office:value-type="date" office:date-value="2016-02-20" calcext:value-type="date">
            <text:p>02/20/16</text:p>
          </table:table-cell>
          <table:table-cell table:formula="of:=[.M12]+7" office:value-type="date" office:date-value="2016-02-26" calcext:value-type="date">
            <text:p>02/26/16</text:p>
          </table:table-cell>
          <table:table-cell table:formula="of:=[.O12]+1" office:value-type="float" office:value="1455852197" calcext:value-type="float">
            <text:p>1455852197</text:p>
          </table:table-cell>
          <table:table-cell table:formula="of:=[.O12]+[.$W$6]*7" office:value-type="float" office:value="1456456996" calcext:value-type="float">
            <text:p>1456456996</text:p>
          </table:table-cell>
          <table:table-cell office:value-type="float" office:value="9319" calcext:value-type="float">
            <text:p>9,319</text:p>
          </table:table-cell>
          <table:table-cell table:formula="of:=[.P13]+[.Q12]" office:value-type="float" office:value="68635" calcext:value-type="float">
            <text:p>68,635</text:p>
          </table:table-cell>
          <table:table-cell table:formula="of:=[.P13]+[.R12]" office:value-type="float" office:value="68635" calcext:value-type="float">
            <text:p>68,635</text:p>
          </table:table-cell>
          <table:table-cell office:value-type="string" calcext:value-type="string">
            <text:p>wp2016w9</text:p>
          </table:table-cell>
          <table:table-cell office:value-type="string" calcext:value-type="string">
            <text:p>wp2016w09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201602" calcext:value-type="float">
            <text:p>201602</text:p>
          </table:table-cell>
          <table:table-cell table:style-name="ce11" table:formula="of:=[.M14]-[.L14]+1" office:value-type="float" office:value="3" calcext:value-type="float">
            <text:p>3</text:p>
          </table:table-cell>
          <table:table-cell table:style-name="ce19" table:formula="of:=[.M13]+1" office:value-type="date" office:date-value="2016-02-27" calcext:value-type="date">
            <text:p>02/27/16</text:p>
          </table:table-cell>
          <table:table-cell table:formula="of:=[.M13]+3" office:value-type="date" office:date-value="2016-02-29" calcext:value-type="date">
            <text:p>02/29/16</text:p>
          </table:table-cell>
          <table:table-cell table:formula="of:=[.O13]+1" office:value-type="float" office:value="1456456997" calcext:value-type="float">
            <text:p>1456456997</text:p>
          </table:table-cell>
          <table:table-cell table:formula="of:=[.O13]+[.$W$6]*3" office:value-type="float" office:value="1456716196" calcext:value-type="float">
            <text:p>1456716196</text:p>
          </table:table-cell>
          <table:table-cell office:value-type="float" office:value="3339" calcext:value-type="float">
            <text:p>3,339</text:p>
          </table:table-cell>
          <table:table-cell table:formula="of:=[.P14]+[.Q13]" office:value-type="float" office:value="71974" calcext:value-type="float">
            <text:p>71,974</text:p>
          </table:table-cell>
          <table:table-cell table:formula="of:=[.P14]+[.R13]" office:value-type="float" office:value="71974" calcext:value-type="float">
            <text:p>71,974</text:p>
          </table:table-cell>
          <table:table-cell table:number-columns-repeated="2" office:value-type="string" calcext:value-type="string">
            <text:p>wp2016w1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80" calcext:value-type="float">
            <text:p>1980</text:p>
          </table:table-cell>
          <table:table-cell table:formula="of:=[.F13]+[.$F$4]" office:value-type="float" office:value="315569260" calcext:value-type="float">
            <text:p>31556926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201603" calcext:value-type="float">
            <text:p>201603</text:p>
          </table:table-cell>
          <table:table-cell table:style-name="ce11" table:formula="of:=[.M15]-[.L15]+1" office:value-type="float" office:value="7" calcext:value-type="float">
            <text:p>7</text:p>
          </table:table-cell>
          <table:table-cell table:style-name="ce19" table:formula="of:=[.M14]+1" office:value-type="date" office:date-value="2016-03-01" calcext:value-type="date">
            <text:p>03/01/16</text:p>
          </table:table-cell>
          <table:table-cell table:formula="of:=[.M14]+7" office:value-type="date" office:date-value="2016-03-07" calcext:value-type="date">
            <text:p>03/07/16</text:p>
          </table:table-cell>
          <table:table-cell table:formula="of:=[.O14]+1" office:value-type="float" office:value="1456716197" calcext:value-type="float">
            <text:p>1456716197</text:p>
          </table:table-cell>
          <table:table-cell table:formula="of:=[.O14]+[.$W$6]*7" office:value-type="float" office:value="1457320996" calcext:value-type="float">
            <text:p>1457320996</text:p>
          </table:table-cell>
          <table:table-cell office:value-type="float" office:value="6682" calcext:value-type="float">
            <text:p>6,682</text:p>
          </table:table-cell>
          <table:table-cell table:formula="of:=[.P15]+[.Q14]" office:value-type="float" office:value="78656" calcext:value-type="float">
            <text:p>78,656</text:p>
          </table:table-cell>
          <table:table-cell table:formula="of:=[.P15]+[.R14]" office:value-type="float" office:value="78656" calcext:value-type="float">
            <text:p>78,656</text:p>
          </table:table-cell>
          <table:table-cell table:number-columns-repeated="2" office:value-type="string" calcext:value-type="string">
            <text:p>wp2016w1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81" calcext:value-type="float">
            <text:p>1981</text:p>
          </table:table-cell>
          <table:table-cell table:formula="of:=[.F15]+[.$F$4]" office:value-type="float" office:value="347126186" calcext:value-type="float">
            <text:p>34712618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201603" calcext:value-type="float">
            <text:p>201603</text:p>
          </table:table-cell>
          <table:table-cell table:style-name="ce11" table:formula="of:=[.M16]-[.L16]+1" office:value-type="float" office:value="7" calcext:value-type="float">
            <text:p>7</text:p>
          </table:table-cell>
          <table:table-cell table:style-name="ce19" table:formula="of:=[.M15]+1" office:value-type="date" office:date-value="2016-03-08" calcext:value-type="date">
            <text:p>03/08/16</text:p>
          </table:table-cell>
          <table:table-cell table:formula="of:=[.M15]+7" office:value-type="date" office:date-value="2016-03-14" calcext:value-type="date">
            <text:p>03/14/16</text:p>
          </table:table-cell>
          <table:table-cell table:formula="of:=[.O15]+1" office:value-type="float" office:value="1457320997" calcext:value-type="float">
            <text:p>1457320997</text:p>
          </table:table-cell>
          <table:table-cell table:formula="of:=[.O15]+[.$W$6]*7" office:value-type="float" office:value="1457925796" calcext:value-type="float">
            <text:p>1457925796</text:p>
          </table:table-cell>
          <table:table-cell office:value-type="float" office:value="8962" calcext:value-type="float">
            <text:p>8,962</text:p>
          </table:table-cell>
          <table:table-cell table:formula="of:=[.P16]+[.Q15]" office:value-type="float" office:value="87618" calcext:value-type="float">
            <text:p>87,618</text:p>
          </table:table-cell>
          <table:table-cell table:formula="of:=[.P16]+[.R15]" office:value-type="float" office:value="87618" calcext:value-type="float">
            <text:p>87,618</text:p>
          </table:table-cell>
          <table:table-cell table:number-columns-repeated="2" office:value-type="string" calcext:value-type="string">
            <text:p>wp2016w1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82" calcext:value-type="float">
            <text:p>1982</text:p>
          </table:table-cell>
          <table:table-cell table:formula="of:=[.F16]+[.$F$4]" office:value-type="float" office:value="378683112" calcext:value-type="float">
            <text:p>37868311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201603" calcext:value-type="float">
            <text:p>201603</text:p>
          </table:table-cell>
          <table:table-cell table:style-name="ce11" table:formula="of:=[.M17]-[.L17]+1" office:value-type="float" office:value="7" calcext:value-type="float">
            <text:p>7</text:p>
          </table:table-cell>
          <table:table-cell table:style-name="ce19" table:formula="of:=[.M16]+1" office:value-type="date" office:date-value="2016-03-15" calcext:value-type="date">
            <text:p>03/15/16</text:p>
          </table:table-cell>
          <table:table-cell table:formula="of:=[.M16]+7" office:value-type="date" office:date-value="2016-03-21" calcext:value-type="date">
            <text:p>03/21/16</text:p>
          </table:table-cell>
          <table:table-cell table:formula="of:=[.O16]+1" office:value-type="float" office:value="1457925797" calcext:value-type="float">
            <text:p>1457925797</text:p>
          </table:table-cell>
          <table:table-cell table:formula="of:=[.O16]+[.$W$6]*7" office:value-type="float" office:value="1458530596" calcext:value-type="float">
            <text:p>1458530596</text:p>
          </table:table-cell>
          <table:table-cell office:value-type="float" office:value="8404" calcext:value-type="float">
            <text:p>8,404</text:p>
          </table:table-cell>
          <table:table-cell table:formula="of:=[.P17]+[.Q16]" office:value-type="float" office:value="96022" calcext:value-type="float">
            <text:p>96,022</text:p>
          </table:table-cell>
          <table:table-cell table:formula="of:=[.P17]+[.R16]" office:value-type="float" office:value="96022" calcext:value-type="float">
            <text:p>96,022</text:p>
          </table:table-cell>
          <table:table-cell table:number-columns-repeated="2" office:value-type="string" calcext:value-type="string">
            <text:p>wp2016w13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83" calcext:value-type="float">
            <text:p>1983</text:p>
          </table:table-cell>
          <table:table-cell table:formula="of:=[.F17]+[.$F$4]" office:value-type="float" office:value="410240038" calcext:value-type="float">
            <text:p>41024003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201603" calcext:value-type="float">
            <text:p>201603</text:p>
          </table:table-cell>
          <table:table-cell table:style-name="ce11" table:formula="of:=[.M18]-[.L18]+1" office:value-type="float" office:value="7" calcext:value-type="float">
            <text:p>7</text:p>
          </table:table-cell>
          <table:table-cell table:style-name="ce19" table:formula="of:=[.M17]+1" office:value-type="date" office:date-value="2016-03-22" calcext:value-type="date">
            <text:p>03/22/16</text:p>
          </table:table-cell>
          <table:table-cell table:formula="of:=[.M17]+7" office:value-type="date" office:date-value="2016-03-28" calcext:value-type="date">
            <text:p>03/28/16</text:p>
          </table:table-cell>
          <table:table-cell table:formula="of:=[.O17]+1" office:value-type="float" office:value="1458530597" calcext:value-type="float">
            <text:p>1458530597</text:p>
          </table:table-cell>
          <table:table-cell table:formula="of:=[.O17]+[.$W$6]*7" office:value-type="float" office:value="1459135396" calcext:value-type="float">
            <text:p>1459135396</text:p>
          </table:table-cell>
          <table:table-cell office:value-type="float" office:value="8363" calcext:value-type="float">
            <text:p>8,363</text:p>
          </table:table-cell>
          <table:table-cell table:formula="of:=[.P18]+[.Q17]" office:value-type="float" office:value="104385" calcext:value-type="float">
            <text:p>104,385</text:p>
          </table:table-cell>
          <table:table-cell table:formula="of:=[.P18]+[.R17]" office:value-type="float" office:value="104385" calcext:value-type="float">
            <text:p>104,385</text:p>
          </table:table-cell>
          <table:table-cell table:number-columns-repeated="2" office:value-type="string" calcext:value-type="string">
            <text:p>wp2016w14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201603" calcext:value-type="float">
            <text:p>201603</text:p>
          </table:table-cell>
          <table:table-cell table:style-name="ce11" table:formula="of:=[.M19]-[.L19]+1" office:value-type="float" office:value="3" calcext:value-type="float">
            <text:p>3</text:p>
          </table:table-cell>
          <table:table-cell table:style-name="ce19" table:formula="of:=[.M18]+1" office:value-type="date" office:date-value="2016-03-29" calcext:value-type="date">
            <text:p>03/29/16</text:p>
          </table:table-cell>
          <table:table-cell table:formula="of:=[.M18]+3" office:value-type="date" office:date-value="2016-03-31" calcext:value-type="date">
            <text:p>03/31/16</text:p>
          </table:table-cell>
          <table:table-cell table:formula="of:=[.O18]+1" office:value-type="float" office:value="1459135397" calcext:value-type="float">
            <text:p>1459135397</text:p>
          </table:table-cell>
          <table:table-cell table:formula="of:=[.O18]+[.$W$6]*3" office:value-type="float" office:value="1459394596" calcext:value-type="float">
            <text:p>1459394596</text:p>
          </table:table-cell>
          <table:table-cell office:value-type="float" office:value="3617" calcext:value-type="float">
            <text:p>3,617</text:p>
          </table:table-cell>
          <table:table-cell table:formula="of:=[.P19]+[.Q18]" office:value-type="float" office:value="108002" calcext:value-type="float">
            <text:p>108,002</text:p>
          </table:table-cell>
          <table:table-cell table:formula="of:=[.P19]+[.R18]" office:value-type="float" office:value="108002" calcext:value-type="float">
            <text:p>108,002</text:p>
          </table:table-cell>
          <table:table-cell table:number-columns-repeated="2" office:value-type="string" calcext:value-type="string">
            <text:p>wp2016w15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84" calcext:value-type="float">
            <text:p>1984</text:p>
          </table:table-cell>
          <table:table-cell table:formula="of:=[.F18]+[.$F$4]" office:value-type="float" office:value="441796964" calcext:value-type="float">
            <text:p>44179696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201604" calcext:value-type="float">
            <text:p>201604</text:p>
          </table:table-cell>
          <table:table-cell table:style-name="ce11" table:formula="of:=[.M20]-[.L20]+1" office:value-type="float" office:value="7" calcext:value-type="float">
            <text:p>7</text:p>
          </table:table-cell>
          <table:table-cell table:style-name="ce20" table:formula="of:=[.M19]+1" office:value-type="date" office:date-value="2016-04-01" calcext:value-type="date">
            <text:p>04/01/16</text:p>
          </table:table-cell>
          <table:table-cell table:formula="of:=[.M19]+7" office:value-type="date" office:date-value="2016-04-07" calcext:value-type="date">
            <text:p>04/07/16</text:p>
          </table:table-cell>
          <table:table-cell table:formula="of:=[.O19]+1" office:value-type="float" office:value="1459394597" calcext:value-type="float">
            <text:p>1459394597</text:p>
          </table:table-cell>
          <table:table-cell table:formula="of:=[.O19]+[.$W$6]*7" office:value-type="float" office:value="1459999396" calcext:value-type="float">
            <text:p>1459999396</text:p>
          </table:table-cell>
          <table:table-cell office:value-type="float" office:value="6358" calcext:value-type="float">
            <text:p>6,358</text:p>
          </table:table-cell>
          <table:table-cell table:formula="of:=[.P20]+[.Q19]" office:value-type="float" office:value="114360" calcext:value-type="float">
            <text:p>114,360</text:p>
          </table:table-cell>
          <table:table-cell table:formula="of:=[.P20]+[.R19]" office:value-type="float" office:value="114360" calcext:value-type="float">
            <text:p>114,360</text:p>
          </table:table-cell>
          <table:table-cell table:number-columns-repeated="2" office:value-type="string" calcext:value-type="string">
            <text:p>wp2016w16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85" calcext:value-type="float">
            <text:p>1985</text:p>
          </table:table-cell>
          <table:table-cell table:formula="of:=[.F20]+[.$F$4]" office:value-type="float" office:value="473353890" calcext:value-type="float">
            <text:p>47335389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style-name="ce14" office:value-type="float" office:value="201604" calcext:value-type="float">
            <text:p>201604</text:p>
          </table:table-cell>
          <table:table-cell table:style-name="ce11" table:formula="of:=[.M21]-[.L21]+1" office:value-type="float" office:value="7" calcext:value-type="float">
            <text:p>7</text:p>
          </table:table-cell>
          <table:table-cell table:style-name="ce20" table:formula="of:=[.M20]+1" office:value-type="date" office:date-value="2016-04-08" calcext:value-type="date">
            <text:p>04/08/16</text:p>
          </table:table-cell>
          <table:table-cell table:formula="of:=[.M20]+7" office:value-type="date" office:date-value="2016-04-14" calcext:value-type="date">
            <text:p>04/14/16</text:p>
          </table:table-cell>
          <table:table-cell table:formula="of:=[.O20]+1" office:value-type="float" office:value="1459999397" calcext:value-type="float">
            <text:p>1459999397</text:p>
          </table:table-cell>
          <table:table-cell table:formula="of:=[.O20]+[.$W$6]*7" office:value-type="float" office:value="1460604196" calcext:value-type="float">
            <text:p>1460604196</text:p>
          </table:table-cell>
          <table:table-cell office:value-type="float" office:value="8855" calcext:value-type="float">
            <text:p>8,855</text:p>
          </table:table-cell>
          <table:table-cell table:formula="of:=[.P21]+[.Q20]" office:value-type="float" office:value="123215" calcext:value-type="float">
            <text:p>123,215</text:p>
          </table:table-cell>
          <table:table-cell table:formula="of:=[.P21]+[.R20]" office:value-type="float" office:value="123215" calcext:value-type="float">
            <text:p>123,215</text:p>
          </table:table-cell>
          <table:table-cell table:number-columns-repeated="2" office:value-type="string" calcext:value-type="string">
            <text:p>wp2016w17</text:p>
          </table:table-cell>
          <table:table-cell table:style-name="ce15" office:value-type="float" office:value="17" calcext:value-type="float">
            <text:p>17</text:p>
          </table:table-cell>
          <table:table-cell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4"/>
          <table:table-cell office:value-type="float" office:value="1986" calcext:value-type="float">
            <text:p>1986</text:p>
          </table:table-cell>
          <table:table-cell table:formula="of:=[.F21]+[.$F$4]" office:value-type="float" office:value="504910816" calcext:value-type="float">
            <text:p>50491081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201604" calcext:value-type="float">
            <text:p>201604</text:p>
          </table:table-cell>
          <table:table-cell table:style-name="ce11" table:formula="of:=[.M22]-[.L22]+1" office:value-type="float" office:value="7" calcext:value-type="float">
            <text:p>7</text:p>
          </table:table-cell>
          <table:table-cell table:style-name="ce20" table:formula="of:=[.M21]+1" office:value-type="date" office:date-value="2016-04-15" calcext:value-type="date">
            <text:p>04/15/16</text:p>
          </table:table-cell>
          <table:table-cell table:formula="of:=[.M21]+7" office:value-type="date" office:date-value="2016-04-21" calcext:value-type="date">
            <text:p>04/21/16</text:p>
          </table:table-cell>
          <table:table-cell table:formula="of:=[.O21]+1" office:value-type="float" office:value="1460604197" calcext:value-type="float">
            <text:p>1460604197</text:p>
          </table:table-cell>
          <table:table-cell table:formula="of:=[.O21]+[.$W$6]*7" office:value-type="float" office:value="1461208996" calcext:value-type="float">
            <text:p>1461208996</text:p>
          </table:table-cell>
          <table:table-cell office:value-type="float" office:value="8078" calcext:value-type="float">
            <text:p>8,078</text:p>
          </table:table-cell>
          <table:table-cell table:formula="of:=[.P22]+[.Q21]" office:value-type="float" office:value="131293" calcext:value-type="float">
            <text:p>131,293</text:p>
          </table:table-cell>
          <table:table-cell table:formula="of:=[.P22]+[.R21]" office:value-type="float" office:value="131293" calcext:value-type="float">
            <text:p>131,293</text:p>
          </table:table-cell>
          <table:table-cell table:number-columns-repeated="2" office:value-type="string" calcext:value-type="string">
            <text:p>wp2016w18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87" calcext:value-type="float">
            <text:p>1987</text:p>
          </table:table-cell>
          <table:table-cell table:formula="of:=[.F22]+[.$F$4]" office:value-type="float" office:value="536467742" calcext:value-type="float">
            <text:p>53646774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style-name="ce14" office:value-type="float" office:value="201604" calcext:value-type="float">
            <text:p>201604</text:p>
          </table:table-cell>
          <table:table-cell table:style-name="ce11" table:formula="of:=[.M23]-[.L23]+1" office:value-type="float" office:value="7" calcext:value-type="float">
            <text:p>7</text:p>
          </table:table-cell>
          <table:table-cell table:style-name="ce20" table:formula="of:=[.M22]+1" office:value-type="date" office:date-value="2016-04-22" calcext:value-type="date">
            <text:p>04/22/16</text:p>
          </table:table-cell>
          <table:table-cell table:formula="of:=[.M22]+7" office:value-type="date" office:date-value="2016-04-28" calcext:value-type="date">
            <text:p>04/28/16</text:p>
          </table:table-cell>
          <table:table-cell table:formula="of:=[.O22]+1" office:value-type="float" office:value="1461208997" calcext:value-type="float">
            <text:p>1461208997</text:p>
          </table:table-cell>
          <table:table-cell table:formula="of:=[.O22]+[.$W$6]*7" office:value-type="float" office:value="1461813796" calcext:value-type="float">
            <text:p>1461813796</text:p>
          </table:table-cell>
          <table:table-cell office:value-type="float" office:value="7918" calcext:value-type="float">
            <text:p>7,918</text:p>
          </table:table-cell>
          <table:table-cell table:formula="of:=[.P23]+[.Q22]" office:value-type="float" office:value="139211" calcext:value-type="float">
            <text:p>139,211</text:p>
          </table:table-cell>
          <table:table-cell table:formula="of:=[.P23]+[.R22]" office:value-type="float" office:value="139211" calcext:value-type="float">
            <text:p>139,211</text:p>
          </table:table-cell>
          <table:table-cell table:number-columns-repeated="2" office:value-type="string" calcext:value-type="string">
            <text:p>wp2016w19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201604" calcext:value-type="float">
            <text:p>201604</text:p>
          </table:table-cell>
          <table:table-cell table:style-name="ce11" table:formula="of:=[.M24]-[.L24]+1" office:value-type="float" office:value="2" calcext:value-type="float">
            <text:p>2</text:p>
          </table:table-cell>
          <table:table-cell table:style-name="ce20" table:formula="of:=[.M23]+1" office:value-type="date" office:date-value="2016-04-29" calcext:value-type="date">
            <text:p>04/29/16</text:p>
          </table:table-cell>
          <table:table-cell table:formula="of:=[.M23]+2" office:value-type="date" office:date-value="2016-04-30" calcext:value-type="date">
            <text:p>04/30/16</text:p>
          </table:table-cell>
          <table:table-cell table:formula="of:=[.O23]+1" office:value-type="float" office:value="1461813797" calcext:value-type="float">
            <text:p>1461813797</text:p>
          </table:table-cell>
          <table:table-cell table:formula="of:=[.O23]+[.$W$6]*2" office:value-type="float" office:value="1461986596" calcext:value-type="float">
            <text:p>1461986596</text:p>
          </table:table-cell>
          <table:table-cell office:value-type="float" office:value="2349" calcext:value-type="float">
            <text:p>2,349</text:p>
          </table:table-cell>
          <table:table-cell table:formula="of:=[.P24]+[.Q23]" office:value-type="float" office:value="141560" calcext:value-type="float">
            <text:p>141,560</text:p>
          </table:table-cell>
          <table:table-cell table:formula="of:=[.P24]+[.R23]" office:value-type="float" office:value="141560" calcext:value-type="float">
            <text:p>141,560</text:p>
          </table:table-cell>
          <table:table-cell table:number-columns-repeated="2" office:value-type="string" calcext:value-type="string">
            <text:p>wp2016w2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88" calcext:value-type="float">
            <text:p>1988</text:p>
          </table:table-cell>
          <table:table-cell table:formula="of:=[.F23]+[.$F$4]" office:value-type="float" office:value="568024668" calcext:value-type="float">
            <text:p>56802466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201605" calcext:value-type="float">
            <text:p>201605</text:p>
          </table:table-cell>
          <table:table-cell table:style-name="ce11" table:formula="of:=[.M25]-[.L25]+1" office:value-type="float" office:value="7" calcext:value-type="float">
            <text:p>7</text:p>
          </table:table-cell>
          <table:table-cell table:style-name="ce19" table:formula="of:=[.M24]+1" office:value-type="date" office:date-value="2016-05-01" calcext:value-type="date">
            <text:p>05/01/16</text:p>
          </table:table-cell>
          <table:table-cell table:formula="of:=[.M24]+7" office:value-type="date" office:date-value="2016-05-07" calcext:value-type="date">
            <text:p>05/07/16</text:p>
          </table:table-cell>
          <table:table-cell table:formula="of:=[.O24]+1" office:value-type="float" office:value="1461986597" calcext:value-type="float">
            <text:p>1461986597</text:p>
          </table:table-cell>
          <table:table-cell table:formula="of:=[.O24]+[.$W$6]*7" office:value-type="float" office:value="1462591396" calcext:value-type="float">
            <text:p>1462591396</text:p>
          </table:table-cell>
          <table:table-cell office:value-type="float" office:value="6791" calcext:value-type="float">
            <text:p>6,791</text:p>
          </table:table-cell>
          <table:table-cell table:formula="of:=[.P25]+[.Q24]" office:value-type="float" office:value="148351" calcext:value-type="float">
            <text:p>148,351</text:p>
          </table:table-cell>
          <table:table-cell table:formula="of:=[.P25]+[.R24]" office:value-type="float" office:value="148351" calcext:value-type="float">
            <text:p>148,351</text:p>
          </table:table-cell>
          <table:table-cell table:number-columns-repeated="2" office:value-type="string" calcext:value-type="string">
            <text:p>wp2016w21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89" calcext:value-type="float">
            <text:p>1989</text:p>
          </table:table-cell>
          <table:table-cell table:formula="of:=[.F25]+[.$F$4]" office:value-type="float" office:value="599581594" calcext:value-type="float">
            <text:p>59958159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201605" calcext:value-type="float">
            <text:p>201605</text:p>
          </table:table-cell>
          <table:table-cell table:style-name="ce11" table:formula="of:=[.M26]-[.L26]+1" office:value-type="float" office:value="7" calcext:value-type="float">
            <text:p>7</text:p>
          </table:table-cell>
          <table:table-cell table:style-name="ce19" table:formula="of:=[.M25]+1" office:value-type="date" office:date-value="2016-05-08" calcext:value-type="date">
            <text:p>05/08/16</text:p>
          </table:table-cell>
          <table:table-cell table:formula="of:=[.M25]+7" office:value-type="date" office:date-value="2016-05-14" calcext:value-type="date">
            <text:p>05/14/16</text:p>
          </table:table-cell>
          <table:table-cell table:formula="of:=[.O25]+1" office:value-type="float" office:value="1462591397" calcext:value-type="float">
            <text:p>1462591397</text:p>
          </table:table-cell>
          <table:table-cell table:formula="of:=[.O25]+[.$W$6]*7" office:value-type="float" office:value="1463196196" calcext:value-type="float">
            <text:p>1463196196</text:p>
          </table:table-cell>
          <table:table-cell office:value-type="float" office:value="8387" calcext:value-type="float">
            <text:p>8,387</text:p>
          </table:table-cell>
          <table:table-cell table:formula="of:=[.P26]+[.Q25]" office:value-type="float" office:value="156738" calcext:value-type="float">
            <text:p>156,738</text:p>
          </table:table-cell>
          <table:table-cell table:formula="of:=[.P26]+[.R25]" office:value-type="float" office:value="156738" calcext:value-type="float">
            <text:p>156,738</text:p>
          </table:table-cell>
          <table:table-cell table:number-columns-repeated="2" office:value-type="string" calcext:value-type="string">
            <text:p>wp2016w22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90" calcext:value-type="float">
            <text:p>1990</text:p>
          </table:table-cell>
          <table:table-cell table:formula="of:=[.F26]+[.$F$4]" office:value-type="float" office:value="631138520" calcext:value-type="float">
            <text:p>63113852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201605" calcext:value-type="float">
            <text:p>201605</text:p>
          </table:table-cell>
          <table:table-cell table:style-name="ce11" table:formula="of:=[.M27]-[.L27]+1" office:value-type="float" office:value="7" calcext:value-type="float">
            <text:p>7</text:p>
          </table:table-cell>
          <table:table-cell table:style-name="ce19" table:formula="of:=[.M26]+1" office:value-type="date" office:date-value="2016-05-15" calcext:value-type="date">
            <text:p>05/15/16</text:p>
          </table:table-cell>
          <table:table-cell table:formula="of:=[.M26]+7" office:value-type="date" office:date-value="2016-05-21" calcext:value-type="date">
            <text:p>05/21/16</text:p>
          </table:table-cell>
          <table:table-cell table:formula="of:=[.O26]+1" office:value-type="float" office:value="1463196197" calcext:value-type="float">
            <text:p>1463196197</text:p>
          </table:table-cell>
          <table:table-cell table:formula="of:=[.O26]+[.$W$6]*7" office:value-type="float" office:value="1463800996" calcext:value-type="float">
            <text:p>1463800996</text:p>
          </table:table-cell>
          <table:table-cell office:value-type="float" office:value="8692" calcext:value-type="float">
            <text:p>8,692</text:p>
          </table:table-cell>
          <table:table-cell table:formula="of:=[.P27]+[.Q26]" office:value-type="float" office:value="165430" calcext:value-type="float">
            <text:p>165,430</text:p>
          </table:table-cell>
          <table:table-cell table:formula="of:=[.P27]+[.R26]" office:value-type="float" office:value="165430" calcext:value-type="float">
            <text:p>165,430</text:p>
          </table:table-cell>
          <table:table-cell table:number-columns-repeated="2" office:value-type="string" calcext:value-type="string">
            <text:p>wp2016w23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91" calcext:value-type="float">
            <text:p>1991</text:p>
          </table:table-cell>
          <table:table-cell table:formula="of:=[.F27]+[.$F$4]" office:value-type="float" office:value="662695446" calcext:value-type="float">
            <text:p>66269544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01605" calcext:value-type="float">
            <text:p>201605</text:p>
          </table:table-cell>
          <table:table-cell table:style-name="ce11" table:formula="of:=[.M28]-[.L28]+1" office:value-type="float" office:value="7" calcext:value-type="float">
            <text:p>7</text:p>
          </table:table-cell>
          <table:table-cell table:style-name="ce19" table:formula="of:=[.M27]+1" office:value-type="date" office:date-value="2016-05-22" calcext:value-type="date">
            <text:p>05/22/16</text:p>
          </table:table-cell>
          <table:table-cell table:formula="of:=[.M27]+7" office:value-type="date" office:date-value="2016-05-28" calcext:value-type="date">
            <text:p>05/28/16</text:p>
          </table:table-cell>
          <table:table-cell table:formula="of:=[.O27]+1" office:value-type="float" office:value="1463800997" calcext:value-type="float">
            <text:p>1463800997</text:p>
          </table:table-cell>
          <table:table-cell table:formula="of:=[.O27]+[.$W$6]*7" office:value-type="float" office:value="1464405796" calcext:value-type="float">
            <text:p>1464405796</text:p>
          </table:table-cell>
          <table:table-cell office:value-type="float" office:value="8496" calcext:value-type="float">
            <text:p>8,496</text:p>
          </table:table-cell>
          <table:table-cell table:formula="of:=[.P28]+[.Q27]" office:value-type="float" office:value="173926" calcext:value-type="float">
            <text:p>173,926</text:p>
          </table:table-cell>
          <table:table-cell table:formula="of:=[.P28]+[.R27]" office:value-type="float" office:value="173926" calcext:value-type="float">
            <text:p>173,926</text:p>
          </table:table-cell>
          <table:table-cell table:number-columns-repeated="2" office:value-type="string" calcext:value-type="string">
            <text:p>wp2016w24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201605" calcext:value-type="float">
            <text:p>201605</text:p>
          </table:table-cell>
          <table:table-cell table:style-name="ce11" table:formula="of:=[.M29]-[.L29]+1" office:value-type="float" office:value="3" calcext:value-type="float">
            <text:p>3</text:p>
          </table:table-cell>
          <table:table-cell table:style-name="ce19" table:formula="of:=[.M28]+1" office:value-type="date" office:date-value="2016-05-29" calcext:value-type="date">
            <text:p>05/29/16</text:p>
          </table:table-cell>
          <table:table-cell table:formula="of:=[.M28]+3" office:value-type="date" office:date-value="2016-05-31" calcext:value-type="date">
            <text:p>05/31/16</text:p>
          </table:table-cell>
          <table:table-cell table:formula="of:=[.O28]+1" office:value-type="float" office:value="1464405797" calcext:value-type="float">
            <text:p>1464405797</text:p>
          </table:table-cell>
          <table:table-cell table:formula="of:=[.O28]+[.$W$6]*3" office:value-type="float" office:value="1464664996" calcext:value-type="float">
            <text:p>1464664996</text:p>
          </table:table-cell>
          <table:table-cell office:value-type="float" office:value="3480" calcext:value-type="float">
            <text:p>3,480</text:p>
          </table:table-cell>
          <table:table-cell table:formula="of:=[.P29]+[.Q28]" office:value-type="float" office:value="177406" calcext:value-type="float">
            <text:p>177,406</text:p>
          </table:table-cell>
          <table:table-cell table:formula="of:=[.P29]+[.R28]" office:value-type="float" office:value="177406" calcext:value-type="float">
            <text:p>177,406</text:p>
          </table:table-cell>
          <table:table-cell table:number-columns-repeated="2" office:value-type="string" calcext:value-type="string">
            <text:p>wp2016w2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92" calcext:value-type="float">
            <text:p>1992</text:p>
          </table:table-cell>
          <table:table-cell table:formula="of:=[.F28]+[.$F$4]" office:value-type="float" office:value="694252372" calcext:value-type="float">
            <text:p>69425237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style-name="ce14" office:value-type="float" office:value="201606" calcext:value-type="float">
            <text:p>201606</text:p>
          </table:table-cell>
          <table:table-cell table:style-name="ce11" table:formula="of:=[.M30]-[.L30]+1" office:value-type="float" office:value="7" calcext:value-type="float">
            <text:p>7</text:p>
          </table:table-cell>
          <table:table-cell table:style-name="ce20" table:formula="of:=[.M29]+1" office:value-type="date" office:date-value="2016-06-01" calcext:value-type="date">
            <text:p>06/01/16</text:p>
          </table:table-cell>
          <table:table-cell table:formula="of:=[.M29]+7" office:value-type="date" office:date-value="2016-06-07" calcext:value-type="date">
            <text:p>06/07/16</text:p>
          </table:table-cell>
          <table:table-cell table:formula="of:=[.O29]+1" office:value-type="float" office:value="1464664997" calcext:value-type="float">
            <text:p>1464664997</text:p>
          </table:table-cell>
          <table:table-cell table:formula="of:=[.O29]+[.$W$6]*7" office:value-type="float" office:value="1465269796" calcext:value-type="float">
            <text:p>1465269796</text:p>
          </table:table-cell>
          <table:table-cell office:value-type="float" office:value="7904" calcext:value-type="float">
            <text:p>7,904</text:p>
          </table:table-cell>
          <table:table-cell table:formula="of:=[.P30]+[.Q29]" office:value-type="float" office:value="185310" calcext:value-type="float">
            <text:p>185,310</text:p>
          </table:table-cell>
          <table:table-cell table:formula="of:=[.P30]+[.R29]" office:value-type="float" office:value="185310" calcext:value-type="float">
            <text:p>185,310</text:p>
          </table:table-cell>
          <table:table-cell table:number-columns-repeated="2" office:value-type="string" calcext:value-type="string">
            <text:p>wp2016w26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93" calcext:value-type="float">
            <text:p>1993</text:p>
          </table:table-cell>
          <table:table-cell table:formula="of:=[.F30]+[.$F$4]" office:value-type="float" office:value="725809298" calcext:value-type="float">
            <text:p>72580929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style-name="ce14" office:value-type="float" office:value="201606" calcext:value-type="float">
            <text:p>201606</text:p>
          </table:table-cell>
          <table:table-cell table:style-name="ce11" table:formula="of:=[.M31]-[.L31]+1" office:value-type="float" office:value="7" calcext:value-type="float">
            <text:p>7</text:p>
          </table:table-cell>
          <table:table-cell table:style-name="ce20" table:formula="of:=[.M30]+1" office:value-type="date" office:date-value="2016-06-08" calcext:value-type="date">
            <text:p>06/08/16</text:p>
          </table:table-cell>
          <table:table-cell table:formula="of:=[.M30]+7" office:value-type="date" office:date-value="2016-06-14" calcext:value-type="date">
            <text:p>06/14/16</text:p>
          </table:table-cell>
          <table:table-cell table:formula="of:=[.O30]+1" office:value-type="float" office:value="1465269797" calcext:value-type="float">
            <text:p>1465269797</text:p>
          </table:table-cell>
          <table:table-cell table:formula="of:=[.O30]+[.$W$6]*7" office:value-type="float" office:value="1465874596" calcext:value-type="float">
            <text:p>1465874596</text:p>
          </table:table-cell>
          <table:table-cell office:value-type="float" office:value="9438" calcext:value-type="float">
            <text:p>9,438</text:p>
          </table:table-cell>
          <table:table-cell table:formula="of:=[.P31]+[.Q30]" office:value-type="float" office:value="194748" calcext:value-type="float">
            <text:p>194,748</text:p>
          </table:table-cell>
          <table:table-cell table:formula="of:=[.P31]+[.R30]" office:value-type="float" office:value="194748" calcext:value-type="float">
            <text:p>194,748</text:p>
          </table:table-cell>
          <table:table-cell table:number-columns-repeated="2" office:value-type="string" calcext:value-type="string">
            <text:p>wp2016w27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94" calcext:value-type="float">
            <text:p>1994</text:p>
          </table:table-cell>
          <table:table-cell table:formula="of:=[.F31]+[.$F$4]" office:value-type="float" office:value="757366224" calcext:value-type="float">
            <text:p>75736622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style-name="ce14" office:value-type="float" office:value="201606" calcext:value-type="float">
            <text:p>201606</text:p>
          </table:table-cell>
          <table:table-cell table:style-name="ce11" table:formula="of:=[.M32]-[.L32]+1" office:value-type="float" office:value="7" calcext:value-type="float">
            <text:p>7</text:p>
          </table:table-cell>
          <table:table-cell table:style-name="ce20" table:formula="of:=[.M31]+1" office:value-type="date" office:date-value="2016-06-15" calcext:value-type="date">
            <text:p>06/15/16</text:p>
          </table:table-cell>
          <table:table-cell table:formula="of:=[.M31]+7" office:value-type="date" office:date-value="2016-06-21" calcext:value-type="date">
            <text:p>06/21/16</text:p>
          </table:table-cell>
          <table:table-cell table:formula="of:=[.O31]+1" office:value-type="float" office:value="1465874597" calcext:value-type="float">
            <text:p>1465874597</text:p>
          </table:table-cell>
          <table:table-cell table:formula="of:=[.O31]+[.$W$6]*7" office:value-type="float" office:value="1466479396" calcext:value-type="float">
            <text:p>1466479396</text:p>
          </table:table-cell>
          <table:table-cell office:value-type="float" office:value="9677" calcext:value-type="float">
            <text:p>9,677</text:p>
          </table:table-cell>
          <table:table-cell table:formula="of:=[.P32]+[.Q31]" office:value-type="float" office:value="204425" calcext:value-type="float">
            <text:p>204,425</text:p>
          </table:table-cell>
          <table:table-cell table:formula="of:=[.P32]+[.R31]" office:value-type="float" office:value="204425" calcext:value-type="float">
            <text:p>204,425</text:p>
          </table:table-cell>
          <table:table-cell table:number-columns-repeated="2" office:value-type="string" calcext:value-type="string">
            <text:p>wp2016w28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95" calcext:value-type="float">
            <text:p>1995</text:p>
          </table:table-cell>
          <table:table-cell table:formula="of:=[.F32]+[.$F$4]" office:value-type="float" office:value="788923150" calcext:value-type="float">
            <text:p>78892315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style-name="ce14" office:value-type="float" office:value="201606" calcext:value-type="float">
            <text:p>201606</text:p>
          </table:table-cell>
          <table:table-cell table:style-name="ce11" table:formula="of:=[.M33]-[.L33]+1" office:value-type="float" office:value="7" calcext:value-type="float">
            <text:p>7</text:p>
          </table:table-cell>
          <table:table-cell table:style-name="ce20" table:formula="of:=[.M32]+1" office:value-type="date" office:date-value="2016-06-22" calcext:value-type="date">
            <text:p>06/22/16</text:p>
          </table:table-cell>
          <table:table-cell table:formula="of:=[.M32]+7" office:value-type="date" office:date-value="2016-06-28" calcext:value-type="date">
            <text:p>06/28/16</text:p>
          </table:table-cell>
          <table:table-cell table:formula="of:=[.O32]+1" office:value-type="float" office:value="1466479397" calcext:value-type="float">
            <text:p>1466479397</text:p>
          </table:table-cell>
          <table:table-cell table:formula="of:=[.O32]+[.$W$6]*7" office:value-type="float" office:value="1467084196" calcext:value-type="float">
            <text:p>1467084196</text:p>
          </table:table-cell>
          <table:table-cell office:value-type="float" office:value="9241" calcext:value-type="float">
            <text:p>9,241</text:p>
          </table:table-cell>
          <table:table-cell table:formula="of:=[.P33]+[.Q32]" office:value-type="float" office:value="213666" calcext:value-type="float">
            <text:p>213,666</text:p>
          </table:table-cell>
          <table:table-cell table:formula="of:=[.P33]+[.R32]" office:value-type="float" office:value="213666" calcext:value-type="float">
            <text:p>213,666</text:p>
          </table:table-cell>
          <table:table-cell table:number-columns-repeated="2" office:value-type="string" calcext:value-type="string">
            <text:p>wp2016w29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201606" calcext:value-type="float">
            <text:p>201606</text:p>
          </table:table-cell>
          <table:table-cell table:style-name="ce11" table:formula="of:=[.M34]-[.L34]+1" office:value-type="float" office:value="2" calcext:value-type="float">
            <text:p>2</text:p>
          </table:table-cell>
          <table:table-cell table:style-name="ce20" table:formula="of:=[.M33]+1" office:value-type="date" office:date-value="2016-06-29" calcext:value-type="date">
            <text:p>06/29/16</text:p>
          </table:table-cell>
          <table:table-cell table:formula="of:=[.M33]+2" office:value-type="date" office:date-value="2016-06-30" calcext:value-type="date">
            <text:p>06/30/16</text:p>
          </table:table-cell>
          <table:table-cell table:formula="of:=[.O33]+1" office:value-type="float" office:value="1467084197" calcext:value-type="float">
            <text:p>1467084197</text:p>
          </table:table-cell>
          <table:table-cell table:formula="of:=[.O33]+[.$W$6]*2" office:value-type="float" office:value="1467256996" calcext:value-type="float">
            <text:p>1467256996</text:p>
          </table:table-cell>
          <table:table-cell office:value-type="float" office:value="2564" calcext:value-type="float">
            <text:p>2,564</text:p>
          </table:table-cell>
          <table:table-cell table:formula="of:=[.P34]+[.Q33]" office:value-type="float" office:value="216230" calcext:value-type="float">
            <text:p>216,230</text:p>
          </table:table-cell>
          <table:table-cell table:formula="of:=[.P34]+[.R33]" office:value-type="float" office:value="216230" calcext:value-type="float">
            <text:p>216,230</text:p>
          </table:table-cell>
          <table:table-cell table:number-columns-repeated="2" office:value-type="string" calcext:value-type="string">
            <text:p>wp2016w3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96" calcext:value-type="float">
            <text:p>1996</text:p>
          </table:table-cell>
          <table:table-cell table:formula="of:=[.F33]+[.$F$4]" office:value-type="float" office:value="820480076" calcext:value-type="float">
            <text:p>82048007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style-name="ce11" office:value-type="float" office:value="201607" calcext:value-type="float">
            <text:p>201607</text:p>
          </table:table-cell>
          <table:table-cell table:style-name="ce11" table:formula="of:=[.M35]-[.L35]+1" office:value-type="float" office:value="7" calcext:value-type="float">
            <text:p>7</text:p>
          </table:table-cell>
          <table:table-cell table:style-name="ce19" table:formula="of:=[.M34]+1" office:value-type="date" office:date-value="2016-07-01" calcext:value-type="date">
            <text:p>07/01/16</text:p>
          </table:table-cell>
          <table:table-cell table:formula="of:=[.M34]+7" office:value-type="date" office:date-value="2016-07-07" calcext:value-type="date">
            <text:p>07/07/16</text:p>
          </table:table-cell>
          <table:table-cell table:formula="of:=[.O34]+1" office:value-type="float" office:value="1467256997" calcext:value-type="float">
            <text:p>1467256997</text:p>
          </table:table-cell>
          <table:table-cell table:formula="of:=[.O34]+[.$W$6]*7" office:value-type="float" office:value="1467861796" calcext:value-type="float">
            <text:p>1467861796</text:p>
          </table:table-cell>
          <table:table-cell office:value-type="float" office:value="7051" calcext:value-type="float">
            <text:p>7,051</text:p>
          </table:table-cell>
          <table:table-cell table:formula="of:=[.P35]+[.Q34]" office:value-type="float" office:value="223281" calcext:value-type="float">
            <text:p>223,281</text:p>
          </table:table-cell>
          <table:table-cell table:formula="of:=[.P35]+[.R34]" office:value-type="float" office:value="223281" calcext:value-type="float">
            <text:p>223,281</text:p>
          </table:table-cell>
          <table:table-cell table:number-columns-repeated="2" office:value-type="string" calcext:value-type="string">
            <text:p>wp2016w31</text:p>
          </table:table-cell>
          <table:table-cell table:style-name="ce15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97" calcext:value-type="float">
            <text:p>1997</text:p>
          </table:table-cell>
          <table:table-cell table:formula="of:=[.F35]+[.$F$4]" office:value-type="float" office:value="852037002" calcext:value-type="float">
            <text:p>85203700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style-name="ce11" office:value-type="float" office:value="201607" calcext:value-type="float">
            <text:p>201607</text:p>
          </table:table-cell>
          <table:table-cell table:style-name="ce11" table:formula="of:=[.M36]-[.L36]+1" office:value-type="float" office:value="7" calcext:value-type="float">
            <text:p>7</text:p>
          </table:table-cell>
          <table:table-cell table:style-name="ce19" table:formula="of:=[.M35]+1" office:value-type="date" office:date-value="2016-07-08" calcext:value-type="date">
            <text:p>07/08/16</text:p>
          </table:table-cell>
          <table:table-cell table:formula="of:=[.M35]+7" office:value-type="date" office:date-value="2016-07-14" calcext:value-type="date">
            <text:p>07/14/16</text:p>
          </table:table-cell>
          <table:table-cell table:formula="of:=[.O35]+1" office:value-type="float" office:value="1467861797" calcext:value-type="float">
            <text:p>1467861797</text:p>
          </table:table-cell>
          <table:table-cell table:formula="of:=[.O35]+[.$W$6]*7" office:value-type="float" office:value="1468466596" calcext:value-type="float">
            <text:p>1468466596</text:p>
          </table:table-cell>
          <table:table-cell office:value-type="float" office:value="9499" calcext:value-type="float">
            <text:p>9,499</text:p>
          </table:table-cell>
          <table:table-cell table:formula="of:=[.P36]+[.Q35]" office:value-type="float" office:value="232780" calcext:value-type="float">
            <text:p>232,780</text:p>
          </table:table-cell>
          <table:table-cell table:formula="of:=[.P36]+[.R35]" office:value-type="float" office:value="232780" calcext:value-type="float">
            <text:p>232,780</text:p>
          </table:table-cell>
          <table:table-cell table:number-columns-repeated="2" office:value-type="string" calcext:value-type="string">
            <text:p>wp2016w32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98" calcext:value-type="float">
            <text:p>1998</text:p>
          </table:table-cell>
          <table:table-cell table:formula="of:=[.F36]+[.$F$4]" office:value-type="float" office:value="883593928" calcext:value-type="float">
            <text:p>88359392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201607" calcext:value-type="float">
            <text:p>201607</text:p>
          </table:table-cell>
          <table:table-cell table:style-name="ce11" table:formula="of:=[.M37]-[.L37]+1" office:value-type="float" office:value="6" calcext:value-type="float">
            <text:p>6</text:p>
          </table:table-cell>
          <table:table-cell table:style-name="ce19" table:formula="of:=[.M36]+1" office:value-type="date" office:date-value="2016-07-15" calcext:value-type="date">
            <text:p>07/15/16</text:p>
          </table:table-cell>
          <table:table-cell table:formula="of:=[.M36]+6" office:value-type="date" office:date-value="2016-07-20" calcext:value-type="date">
            <text:p>07/20/16</text:p>
          </table:table-cell>
          <table:table-cell table:formula="of:=[.O36]+1" office:value-type="float" office:value="1468466597" calcext:value-type="float">
            <text:p>1468466597</text:p>
          </table:table-cell>
          <table:table-cell table:formula="of:=[.O36]+[.$W$6]*6" office:value-type="float" office:value="1468984996" calcext:value-type="float">
            <text:p>1468984996</text:p>
          </table:table-cell>
          <table:table-cell office:value-type="float" office:value="9616" calcext:value-type="float">
            <text:p>9,616</text:p>
          </table:table-cell>
          <table:table-cell table:formula="of:=[.P37]+[.Q36]" office:value-type="float" office:value="242396" calcext:value-type="float">
            <text:p>242,396</text:p>
          </table:table-cell>
          <table:table-cell table:formula="of:=[.P37]+[.R36]" office:value-type="float" office:value="242396" calcext:value-type="float">
            <text:p>242,396</text:p>
          </table:table-cell>
          <table:table-cell table:number-columns-repeated="2" office:value-type="string" calcext:value-type="string">
            <text:p>wp2016w33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Inicial</text:p>
          </table:table-cell>
          <table:table-cell/>
          <table:table-cell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99" calcext:value-type="float">
            <text:p>1999</text:p>
          </table:table-cell>
          <table:table-cell table:formula="of:=[.F37]+[.$F$4]" office:value-type="float" office:value="915150854" calcext:value-type="float">
            <text:p>91515085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201607" calcext:value-type="float">
            <text:p>201607</text:p>
          </table:table-cell>
          <table:table-cell table:style-name="ce11" table:formula="of:=[.M38]-[.L38]+1" office:value-type="float" office:value="7" calcext:value-type="float">
            <text:p>7</text:p>
          </table:table-cell>
          <table:table-cell table:style-name="ce19" table:formula="of:=[.M37]+1" office:value-type="date" office:date-value="2016-07-21" calcext:value-type="date">
            <text:p>07/21/16</text:p>
          </table:table-cell>
          <table:table-cell table:formula="of:=[.M37]+7" office:value-type="date" office:date-value="2016-07-27" calcext:value-type="date">
            <text:p>07/27/16</text:p>
          </table:table-cell>
          <table:table-cell table:formula="of:=[.O37]+1" office:value-type="float" office:value="1468984997" calcext:value-type="float">
            <text:p>1468984997</text:p>
          </table:table-cell>
          <table:table-cell table:formula="of:=[.O37]+[.$W$6]*7" office:value-type="float" office:value="1469589796" calcext:value-type="float">
            <text:p>1469589796</text:p>
          </table:table-cell>
          <table:table-cell office:value-type="float" office:value="9880" calcext:value-type="float">
            <text:p>9,880</text:p>
          </table:table-cell>
          <table:table-cell table:formula="of:=[.P38]+[.Q37]" office:value-type="float" office:value="252276" calcext:value-type="float">
            <text:p>252,276</text:p>
          </table:table-cell>
          <table:table-cell table:formula="of:=[.P38]+[.R37]" office:value-type="float" office:value="252276" calcext:value-type="float">
            <text:p>252,276</text:p>
          </table:table-cell>
          <table:table-cell table:number-columns-repeated="2" office:value-type="string" calcext:value-type="string">
            <text:p>wp2016w3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style-name="ce30" table:formula="of:=[.X38]*[.W38]" office:value-type="float" office:value="120000" calcext:value-type="float">
            <text:p>120,000</text:p>
          </table:table-cell>
          <table:table-cell table:style-name="ce30" table:formula="of:=+323039+10000*3" office:value-type="float" office:value="353039" calcext:value-type="float">
            <text:p>353,039</text:p>
          </table:table-cell>
          <table:table-cell table:style-name="ce30" office:value-type="float" office:value="481931" calcext:value-type="float">
            <text:p>481,9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201607" calcext:value-type="float">
            <text:p>201607</text:p>
          </table:table-cell>
          <table:table-cell table:style-name="ce11" table:formula="of:=[.M39]-[.L39]+1" office:value-type="float" office:value="4" calcext:value-type="float">
            <text:p>4</text:p>
          </table:table-cell>
          <table:table-cell table:style-name="ce19" table:formula="of:=[.M38]+1" office:value-type="date" office:date-value="2016-07-28" calcext:value-type="date">
            <text:p>07/28/16</text:p>
          </table:table-cell>
          <table:table-cell table:formula="of:=[.M38]+4" office:value-type="date" office:date-value="2016-07-31" calcext:value-type="date">
            <text:p>07/31/16</text:p>
          </table:table-cell>
          <table:table-cell table:formula="of:=[.O38]+1" office:value-type="float" office:value="1469589797" calcext:value-type="float">
            <text:p>1469589797</text:p>
          </table:table-cell>
          <table:table-cell table:formula="of:=[.O38]+[.$W$6]*4" office:value-type="float" office:value="1469935396" calcext:value-type="float">
            <text:p>1469935396</text:p>
          </table:table-cell>
          <table:table-cell office:value-type="float" office:value="5661" calcext:value-type="float">
            <text:p>5,661</text:p>
          </table:table-cell>
          <table:table-cell table:formula="of:=[.P39]+[.Q38]" office:value-type="float" office:value="257937" calcext:value-type="float">
            <text:p>257,937</text:p>
          </table:table-cell>
          <table:table-cell table:formula="of:=[.P39]+[.R38]" office:value-type="float" office:value="257937" calcext:value-type="float">
            <text:p>257,937</text:p>
          </table:table-cell>
          <table:table-cell table:number-columns-repeated="2" office:value-type="string" calcext:value-type="string">
            <text:p>wp2016w35</text:p>
          </table:table-cell>
          <table:table-cell table:style-name="ce15" office:value-type="float" office:value="35" calcext:value-type="float">
            <text:p>3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style-name="ce30" table:formula="of:=[.X39]*[.W39]" office:value-type="float" office:value="120000" calcext:value-type="float">
            <text:p>120,000</text:p>
          </table:table-cell>
          <table:table-cell table:style-name="ce30" table:formula="of:=[.W39]*[.X39]" office:value-type="float" office:value="120000" calcext:value-type="float">
            <text:p>120,000</text:p>
          </table:table-cell>
          <table:table-cell table:style-name="ce30" table:formula="of:=[.W39]*7+201326" office:value-type="float" office:value="271326" calcext:value-type="float">
            <text:p>271,3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table:formula="of:=[.F38]+[.$F$4]" office:value-type="float" office:value="946707780" calcext:value-type="float">
            <text:p>94670778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table:style-name="ce14" office:value-type="float" office:value="201608" calcext:value-type="float">
            <text:p>201608</text:p>
          </table:table-cell>
          <table:table-cell table:style-name="ce14" table:formula="of:=[.M40]-[.L40]+1" office:value-type="float" office:value="7" calcext:value-type="float">
            <text:p>7</text:p>
          </table:table-cell>
          <table:table-cell table:style-name="ce20" table:formula="of:=[.M39]+1" office:value-type="date" office:date-value="2016-08-01" calcext:value-type="date">
            <text:p>08/01/16</text:p>
          </table:table-cell>
          <table:table-cell table:formula="of:=[.M39]+7" office:value-type="date" office:date-value="2016-08-07" calcext:value-type="date">
            <text:p>08/07/16</text:p>
          </table:table-cell>
          <table:table-cell table:formula="of:=[.O39]+1" office:value-type="float" office:value="1469935397" calcext:value-type="float">
            <text:p>1469935397</text:p>
          </table:table-cell>
          <table:table-cell table:formula="of:=[.O39]+[.$W$6]*7" office:value-type="float" office:value="1470540196" calcext:value-type="float">
            <text:p>1470540196</text:p>
          </table:table-cell>
          <table:table-cell office:value-type="float" office:value="8149" calcext:value-type="float">
            <text:p>8,149</text:p>
          </table:table-cell>
          <table:table-cell table:formula="of:=[.P40]+[.Q39]" office:value-type="float" office:value="266086" calcext:value-type="float">
            <text:p>266,086</text:p>
          </table:table-cell>
          <table:table-cell table:formula="of:=[.P40]+[.R39]" office:value-type="float" office:value="266086" calcext:value-type="float">
            <text:p>266,086</text:p>
          </table:table-cell>
          <table:table-cell table:number-columns-repeated="2" office:value-type="string" calcext:value-type="string">
            <text:p>wp2016w3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style-name="ce31" table:formula="of:=[.X40]*[.W40]" office:value-type="float" office:value="120000" calcext:value-type="float">
            <text:p>120,000</text:p>
          </table:table-cell>
          <table:table-cell table:style-name="ce31" table:formula="of:=[.W40]*[.X40]" office:value-type="float" office:value="120000" calcext:value-type="float">
            <text:p>120,000</text:p>
          </table:table-cell>
          <table:table-cell table:style-name="ce31" table:formula="of:=[.W40]*[.X40]" office:value-type="float" office:value="120000" calcext:value-type="float">
            <text:p>120,0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01" calcext:value-type="float">
            <text:p>2001</text:p>
          </table:table-cell>
          <table:table-cell table:formula="of:=[.F40]+[.$F$4]" office:value-type="float" office:value="978264706" calcext:value-type="float">
            <text:p>97826470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table:style-name="ce14" office:value-type="float" office:value="201608" calcext:value-type="float">
            <text:p>201608</text:p>
          </table:table-cell>
          <table:table-cell table:style-name="ce14" office:value-type="float" office:value="6" calcext:value-type="float">
            <text:p>6</text:p>
          </table:table-cell>
          <table:table-cell table:style-name="ce20" table:formula="of:=[.L40]+7" office:value-type="date" office:date-value="2016-08-08" calcext:value-type="date">
            <text:p>08/08/16</text:p>
          </table:table-cell>
          <table:table-cell table:formula="of:=[.M40]+[.K41]" office:value-type="date" office:date-value="2016-08-13" calcext:value-type="date">
            <text:p>08/13/16</text:p>
          </table:table-cell>
          <table:table-cell table:formula="of:=[.O40]+1" office:value-type="float" office:value="1470540197" calcext:value-type="float">
            <text:p>1470540197</text:p>
          </table:table-cell>
          <table:table-cell table:formula="of:=[.O40]+[.$W$6]*[.K41]" office:value-type="float" office:value="1471058596" calcext:value-type="float">
            <text:p>1471058596</text:p>
          </table:table-cell>
          <table:table-cell office:value-type="float" office:value="9841" calcext:value-type="float">
            <text:p>9,841</text:p>
          </table:table-cell>
          <table:table-cell table:formula="of:=[.P41]+[.Q40]" office:value-type="float" office:value="275927" calcext:value-type="float">
            <text:p>275,927</text:p>
          </table:table-cell>
          <table:table-cell table:formula="of:=[.P41]+[.R40]" office:value-type="float" office:value="275927" calcext:value-type="float">
            <text:p>275,927</text:p>
          </table:table-cell>
          <table:table-cell table:number-columns-repeated="2" office:value-type="string" calcext:value-type="string">
            <text:p>wp2016w37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3"/>
          <table:table-cell table:style-name="ce30" table:formula="of:=SUM([.Y38:.Y40])" office:value-type="float" office:value="360000" calcext:value-type="float">
            <text:p>360,000</text:p>
          </table:table-cell>
          <table:table-cell table:style-name="ce30" table:formula="of:=SUM([.Z38:.Z40])" office:value-type="float" office:value="593039" calcext:value-type="float">
            <text:p>593,039</text:p>
          </table:table-cell>
          <table:table-cell table:style-name="ce30" table:formula="of:=SUM([.AA38:.AA40])" office:value-type="float" office:value="873257" calcext:value-type="float">
            <text:p>873,2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02" calcext:value-type="float">
            <text:p>2002</text:p>
          </table:table-cell>
          <table:table-cell table:formula="of:=[.F41]+[.$F$4]" office:value-type="float" office:value="1009821632" calcext:value-type="float">
            <text:p>100982163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table:style-name="ce14" office:value-type="float" office:value="201608" calcext:value-type="float">
            <text:p>201608</text:p>
          </table:table-cell>
          <table:table-cell table:style-name="ce14" table:formula="of:=[.M42]-[.L42]+1" office:value-type="float" office:value="6" calcext:value-type="float">
            <text:p>6</text:p>
          </table:table-cell>
          <table:table-cell table:style-name="ce20" table:formula="of:=[.M41]+1" office:value-type="date" office:date-value="2016-08-14" calcext:value-type="date">
            <text:p>08/14/16</text:p>
          </table:table-cell>
          <table:table-cell table:formula="of:=[.M41]+6" office:value-type="date" office:date-value="2016-08-19" calcext:value-type="date">
            <text:p>08/19/16</text:p>
          </table:table-cell>
          <table:table-cell table:formula="of:=[.O41]+1" office:value-type="float" office:value="1471058597" calcext:value-type="float">
            <text:p>1471058597</text:p>
          </table:table-cell>
          <table:table-cell table:formula="of:=[.O41]+[.$W$6]*6" office:value-type="float" office:value="1471576996" calcext:value-type="float">
            <text:p>1471576996</text:p>
          </table:table-cell>
          <table:table-cell office:value-type="float" office:value="9958" calcext:value-type="float">
            <text:p>9,958</text:p>
          </table:table-cell>
          <table:table-cell table:formula="of:=[.P42]+[.Q41]" office:value-type="float" office:value="285885" calcext:value-type="float">
            <text:p>285,885</text:p>
          </table:table-cell>
          <table:table-cell table:formula="of:=[.P42]+[.R41]" office:value-type="float" office:value="285885" calcext:value-type="float">
            <text:p>285,885</text:p>
          </table:table-cell>
          <table:table-cell table:number-columns-repeated="2" office:value-type="string" calcext:value-type="string">
            <text:p>wp2016w3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30"/>
          <table:table-cell table:style-name="ce30" table:formula="of:=[.Z41]-[.Y41]" office:value-type="float" office:value="233039" calcext:value-type="float">
            <text:p>233,039</text:p>
          </table:table-cell>
          <table:table-cell table:style-name="ce30" table:formula="of:=[.AA41]-[.Y41]" office:value-type="float" office:value="513257" calcext:value-type="float">
            <text:p>513,2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03" calcext:value-type="float">
            <text:p>2003</text:p>
          </table:table-cell>
          <table:table-cell table:formula="of:=[.F42]+[.$F$4]" office:value-type="float" office:value="1041378558" calcext:value-type="float">
            <text:p>104137855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table:style-name="ce14" office:value-type="float" office:value="201608" calcext:value-type="float">
            <text:p>201608</text:p>
          </table:table-cell>
          <table:table-cell table:style-name="ce14" table:formula="of:=[.M43]-[.L43]+1" office:value-type="float" office:value="6" calcext:value-type="float">
            <text:p>6</text:p>
          </table:table-cell>
          <table:table-cell table:style-name="ce20" table:formula="of:=[.M42]+1" office:value-type="date" office:date-value="2016-08-20" calcext:value-type="date">
            <text:p>08/20/16</text:p>
          </table:table-cell>
          <table:table-cell table:formula="of:=[.M42]+6" office:value-type="date" office:date-value="2016-08-25" calcext:value-type="date">
            <text:p>08/25/16</text:p>
          </table:table-cell>
          <table:table-cell table:formula="of:=[.O42]+1" office:value-type="float" office:value="1471576997" calcext:value-type="float">
            <text:p>1471576997</text:p>
          </table:table-cell>
          <table:table-cell table:formula="of:=[.O42]+[.$W$6]*6" office:value-type="float" office:value="1472095396" calcext:value-type="float">
            <text:p>1472095396</text:p>
          </table:table-cell>
          <table:table-cell office:value-type="float" office:value="9341" calcext:value-type="float">
            <text:p>9,341</text:p>
          </table:table-cell>
          <table:table-cell table:formula="of:=[.P43]+[.Q42]" office:value-type="float" office:value="295226" calcext:value-type="float">
            <text:p>295,226</text:p>
          </table:table-cell>
          <table:table-cell table:formula="of:=[.P43]+[.R42]" office:value-type="float" office:value="295226" calcext:value-type="float">
            <text:p>295,226</text:p>
          </table:table-cell>
          <table:table-cell table:number-columns-repeated="2" office:value-type="string" calcext:value-type="string">
            <text:p>wp2016w39</text:p>
          </table:table-cell>
          <table:table-cell table:style-name="ce15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201608" calcext:value-type="float">
            <text:p>201608</text:p>
          </table:table-cell>
          <table:table-cell table:style-name="ce14" table:formula="of:=[.M44]-[.L44]+1" office:value-type="float" office:value="6" calcext:value-type="float">
            <text:p>6</text:p>
          </table:table-cell>
          <table:table-cell table:style-name="ce20" table:formula="of:=[.M43]+1" office:value-type="date" office:date-value="2016-08-26" calcext:value-type="date">
            <text:p>08/26/16</text:p>
          </table:table-cell>
          <table:table-cell table:formula="of:=[.M43]+6" office:value-type="date" office:date-value="2016-08-31" calcext:value-type="date">
            <text:p>08/31/16</text:p>
          </table:table-cell>
          <table:table-cell table:formula="of:=[.O43]+1" office:value-type="float" office:value="1472095397" calcext:value-type="float">
            <text:p>1472095397</text:p>
          </table:table-cell>
          <table:table-cell table:formula="of:=[.O43]+[.$W$6]*6" office:value-type="float" office:value="1472613796" calcext:value-type="float">
            <text:p>1472613796</text:p>
          </table:table-cell>
          <table:table-cell office:value-type="float" office:value="9912" calcext:value-type="float">
            <text:p>9,912</text:p>
          </table:table-cell>
          <table:table-cell table:formula="of:=[.P44]+[.Q43]" office:value-type="float" office:value="305138" calcext:value-type="float">
            <text:p>305,138</text:p>
          </table:table-cell>
          <table:table-cell table:formula="of:=[.P44]+[.R43]" office:value-type="float" office:value="305138" calcext:value-type="float">
            <text:p>305,138</text:p>
          </table:table-cell>
          <table:table-cell table:number-columns-repeated="2" office:value-type="string" calcext:value-type="string">
            <text:p>wp2016w40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74165" calcext:value-type="float">
            <text:p>2741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04" calcext:value-type="float">
            <text:p>2004</text:p>
          </table:table-cell>
          <table:table-cell table:formula="of:=[.F43]+[.$F$4]" office:value-type="float" office:value="1072935484" calcext:value-type="float">
            <text:p>107293548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table:style-name="ce11" office:value-type="float" office:value="201609" calcext:value-type="float">
            <text:p>201609</text:p>
          </table:table-cell>
          <table:table-cell table:style-name="ce11" table:formula="of:=[.M45]-[.L45]+1" office:value-type="float" office:value="7" calcext:value-type="float">
            <text:p>7</text:p>
          </table:table-cell>
          <table:table-cell table:style-name="ce19" table:formula="of:=[.M44]+1" office:value-type="date" office:date-value="2016-09-01" calcext:value-type="date">
            <text:p>09/01/16</text:p>
          </table:table-cell>
          <table:table-cell table:formula="of:=[.M44]+7" office:value-type="date" office:date-value="2016-09-07" calcext:value-type="date">
            <text:p>09/07/16</text:p>
          </table:table-cell>
          <table:table-cell table:formula="of:=[.O44]+1" office:value-type="float" office:value="1472613797" calcext:value-type="float">
            <text:p>1472613797</text:p>
          </table:table-cell>
          <table:table-cell table:formula="of:=[.O44]+[.$W$6]*7" office:value-type="float" office:value="1473218596" calcext:value-type="float">
            <text:p>1473218596</text:p>
          </table:table-cell>
          <table:table-cell office:value-type="float" office:value="8333" calcext:value-type="float">
            <text:p>8,333</text:p>
          </table:table-cell>
          <table:table-cell table:formula="of:=[.P45]+[.Q44]" office:value-type="float" office:value="313471" calcext:value-type="float">
            <text:p>313,471</text:p>
          </table:table-cell>
          <table:table-cell table:formula="of:=[.P45]+[.R44]" office:value-type="float" office:value="313471" calcext:value-type="float">
            <text:p>313,471</text:p>
          </table:table-cell>
          <table:table-cell table:number-columns-repeated="2" office:value-type="string" calcext:value-type="string">
            <text:p>wp2016w41</text:p>
          </table:table-cell>
          <table:table-cell table:style-name="ce15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005" calcext:value-type="float">
            <text:p>2005</text:p>
          </table:table-cell>
          <table:table-cell table:formula="of:=[.F45]+[.$F$4]" office:value-type="float" office:value="1104492410" calcext:value-type="float">
            <text:p>110449241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01609" calcext:value-type="float">
            <text:p>201609</text:p>
          </table:table-cell>
          <table:table-cell table:style-name="ce11" table:formula="of:=[.M46]-[.L46]+1" office:value-type="float" office:value="6" calcext:value-type="float">
            <text:p>6</text:p>
          </table:table-cell>
          <table:table-cell table:style-name="ce19" table:formula="of:=[.M45]+1" office:value-type="date" office:date-value="2016-09-08" calcext:value-type="date">
            <text:p>09/08/16</text:p>
          </table:table-cell>
          <table:table-cell table:formula="of:=[.M45]+6" office:value-type="date" office:date-value="2016-09-13" calcext:value-type="date">
            <text:p>09/13/16</text:p>
          </table:table-cell>
          <table:table-cell table:formula="of:=[.O45]+1" office:value-type="float" office:value="1473218597" calcext:value-type="float">
            <text:p>1473218597</text:p>
          </table:table-cell>
          <table:table-cell table:formula="of:=[.O45]+[.$W$6]*6" office:value-type="float" office:value="1473736996" calcext:value-type="float">
            <text:p>1473736996</text:p>
          </table:table-cell>
          <table:table-cell office:value-type="float" office:value="9568" calcext:value-type="float">
            <text:p>9,568</text:p>
          </table:table-cell>
          <table:table-cell table:formula="of:=[.P46]+[.Q45]" office:value-type="float" office:value="323039" calcext:value-type="float">
            <text:p>323,039</text:p>
          </table:table-cell>
          <table:table-cell table:formula="of:=[.P46]+[.R45]" office:value-type="float" office:value="323039" calcext:value-type="float">
            <text:p>323,039</text:p>
          </table:table-cell>
          <table:table-cell table:number-columns-repeated="2" office:value-type="string" calcext:value-type="string">
            <text:p>wp2016w42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table:formula="of:=[.F46]+[.$F$4]" office:value-type="float" office:value="1136049336" calcext:value-type="float">
            <text:p>113604933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201609" calcext:value-type="float">
            <text:p>201609</text:p>
          </table:table-cell>
          <table:table-cell table:style-name="ce11" table:formula="of:=[.M47]-[.L47]+1" office:value-type="float" office:value="7" calcext:value-type="float">
            <text:p>7</text:p>
          </table:table-cell>
          <table:table-cell table:style-name="ce19" table:formula="of:=[.M46]+1" office:value-type="date" office:date-value="2016-09-14" calcext:value-type="date">
            <text:p>09/14/16</text:p>
          </table:table-cell>
          <table:table-cell table:formula="of:=[.M46]+7" office:value-type="date" office:date-value="2016-09-20" calcext:value-type="date">
            <text:p>09/20/16</text:p>
          </table:table-cell>
          <table:table-cell table:formula="of:=[.O46]+1" office:value-type="float" office:value="1473736997" calcext:value-type="float">
            <text:p>1473736997</text:p>
          </table:table-cell>
          <table:table-cell table:formula="of:=[.O46]+[.$W$6]*7" office:value-type="float" office:value="1474341796" calcext:value-type="float">
            <text:p>1474341796</text:p>
          </table:table-cell>
          <table:table-cell office:value-type="float" office:value="10427" calcext:value-type="float">
            <text:p>10,427</text:p>
          </table:table-cell>
          <table:table-cell table:formula="of:=[.P47]+[.Q46]" office:value-type="float" office:value="333466" calcext:value-type="float">
            <text:p>333,466</text:p>
          </table:table-cell>
          <table:table-cell table:formula="of:=[.P47]+[.R46]" office:value-type="float" office:value="333466" calcext:value-type="float">
            <text:p>333,466</text:p>
          </table:table-cell>
          <table:table-cell table:number-columns-repeated="2" office:value-type="string" calcext:value-type="string">
            <text:p>wp2016w43</text:p>
          </table:table-cell>
          <table:table-cell table:style-name="ce15" office:value-type="float" office:value="43" calcext:value-type="float">
            <text:p>43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table:formula="of:=[.F47]+[.$F$4]" office:value-type="float" office:value="1167606262" calcext:value-type="float">
            <text:p>116760626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table:style-name="ce11" office:value-type="float" office:value="201609" calcext:value-type="float">
            <text:p>201609</text:p>
          </table:table-cell>
          <table:table-cell table:style-name="ce11" table:formula="of:=[.M48]-[.L48]+1" office:value-type="float" office:value="7" calcext:value-type="float">
            <text:p>7</text:p>
          </table:table-cell>
          <table:table-cell table:style-name="ce19" table:formula="of:=[.M47]+1" office:value-type="date" office:date-value="2016-09-21" calcext:value-type="date">
            <text:p>09/21/16</text:p>
          </table:table-cell>
          <table:table-cell table:formula="of:=[.M47]+7" office:value-type="date" office:date-value="2016-09-27" calcext:value-type="date">
            <text:p>09/27/16</text:p>
          </table:table-cell>
          <table:table-cell table:formula="of:=[.O47]+1" office:value-type="float" office:value="1474341797" calcext:value-type="float">
            <text:p>1474341797</text:p>
          </table:table-cell>
          <table:table-cell table:formula="of:=[.O47]+[.$W$6]*7" office:value-type="float" office:value="1474946596" calcext:value-type="float">
            <text:p>1474946596</text:p>
          </table:table-cell>
          <table:table-cell office:value-type="float" office:value="10061" calcext:value-type="float">
            <text:p>10,061</text:p>
          </table:table-cell>
          <table:table-cell table:formula="of:=[.P48]+[.Q47]" office:value-type="float" office:value="343527" calcext:value-type="float">
            <text:p>343,527</text:p>
          </table:table-cell>
          <table:table-cell table:formula="of:=[.P48]+[.R47]" office:value-type="float" office:value="343527" calcext:value-type="float">
            <text:p>343,527</text:p>
          </table:table-cell>
          <table:table-cell table:number-columns-repeated="2" office:value-type="string" calcext:value-type="string">
            <text:p>wp2016w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table:style-name="ce11" office:value-type="float" office:value="201609" calcext:value-type="float">
            <text:p>201609</text:p>
          </table:table-cell>
          <table:table-cell table:style-name="ce11" table:formula="of:=[.M49]-[.L49]+1" office:value-type="float" office:value="3" calcext:value-type="float">
            <text:p>3</text:p>
          </table:table-cell>
          <table:table-cell table:style-name="ce19" table:formula="of:=[.M48]+1" office:value-type="date" office:date-value="2016-09-28" calcext:value-type="date">
            <text:p>09/28/16</text:p>
          </table:table-cell>
          <table:table-cell table:formula="of:=[.M48]+3" office:value-type="date" office:date-value="2016-09-30" calcext:value-type="date">
            <text:p>09/30/16</text:p>
          </table:table-cell>
          <table:table-cell table:formula="of:=[.O48]+1" office:value-type="float" office:value="1474946597" calcext:value-type="float">
            <text:p>1474946597</text:p>
          </table:table-cell>
          <table:table-cell table:formula="of:=[.O48]+[.$W$6]*3" office:value-type="float" office:value="1475205796" calcext:value-type="float">
            <text:p>1475205796</text:p>
          </table:table-cell>
          <table:table-cell office:value-type="float" office:value="5209" calcext:value-type="float">
            <text:p>5,209</text:p>
          </table:table-cell>
          <table:table-cell table:formula="of:=[.P49]+[.Q48]" office:value-type="float" office:value="348736" calcext:value-type="float">
            <text:p>348,736</text:p>
          </table:table-cell>
          <table:table-cell table:formula="of:=[.P49]+[.R48]" office:value-type="float" office:value="348736" calcext:value-type="float">
            <text:p>348,736</text:p>
          </table:table-cell>
          <table:table-cell table:number-columns-repeated="2" office:value-type="string" calcext:value-type="string">
            <text:p>wp2016w45</text:p>
          </table:table-cell>
          <table:table-cell table:style-name="ce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table:formula="of:=[.F48]+[.$F$4]" office:value-type="float" office:value="1199163188" calcext:value-type="float">
            <text:p>119916318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201610" calcext:value-type="float">
            <text:p>201610</text:p>
          </table:table-cell>
          <table:table-cell table:style-name="ce14" table:formula="of:=[.M50]-[.L50]+1" office:value-type="float" office:value="7" calcext:value-type="float">
            <text:p>7</text:p>
          </table:table-cell>
          <table:table-cell table:style-name="ce20" table:formula="of:=[.M49]+1" office:value-type="date" office:date-value="2016-10-01" calcext:value-type="date">
            <text:p>10/01/16</text:p>
          </table:table-cell>
          <table:table-cell table:formula="of:=[.M49]+7" office:value-type="date" office:date-value="2016-10-07" calcext:value-type="date">
            <text:p>10/07/16</text:p>
          </table:table-cell>
          <table:table-cell table:formula="of:=[.O49]+1" office:value-type="float" office:value="1475205797" calcext:value-type="float">
            <text:p>1475205797</text:p>
          </table:table-cell>
          <table:table-cell table:formula="of:=[.O49]+[.$W$6]*7" office:value-type="float" office:value="1475810596" calcext:value-type="float">
            <text:p>1475810596</text:p>
          </table:table-cell>
          <table:table-cell office:value-type="float" office:value="8934" calcext:value-type="float">
            <text:p>8,934</text:p>
          </table:table-cell>
          <table:table-cell table:formula="of:=[.P50]+[.Q49]" office:value-type="float" office:value="357670" calcext:value-type="float">
            <text:p>357,670</text:p>
          </table:table-cell>
          <table:table-cell table:formula="of:=[.P50]+[.R49]" office:value-type="float" office:value="357670" calcext:value-type="float">
            <text:p>357,670</text:p>
          </table:table-cell>
          <table:table-cell table:number-columns-repeated="2" office:value-type="string" calcext:value-type="string">
            <text:p>wp2016w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table:formula="of:=[.F50]+[.$F$4]" office:value-type="float" office:value="1230720114" calcext:value-type="float">
            <text:p>123072011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table:style-name="ce14" office:value-type="float" office:value="201610" calcext:value-type="float">
            <text:p>201610</text:p>
          </table:table-cell>
          <table:table-cell table:style-name="ce14" table:formula="of:=[.M51]-[.L51]+1" office:value-type="float" office:value="6" calcext:value-type="float">
            <text:p>6</text:p>
          </table:table-cell>
          <table:table-cell table:style-name="ce20" table:formula="of:=[.M50]+1" office:value-type="date" office:date-value="2016-10-08" calcext:value-type="date">
            <text:p>10/08/16</text:p>
          </table:table-cell>
          <table:table-cell table:formula="of:=[.M50]+6" office:value-type="date" office:date-value="2016-10-13" calcext:value-type="date">
            <text:p>10/13/16</text:p>
          </table:table-cell>
          <table:table-cell table:formula="of:=[.O50]+1" office:value-type="float" office:value="1475810597" calcext:value-type="float">
            <text:p>1475810597</text:p>
          </table:table-cell>
          <table:table-cell table:formula="of:=[.O50]+[.$W$6]*6" office:value-type="float" office:value="1476328996" calcext:value-type="float">
            <text:p>1476328996</text:p>
          </table:table-cell>
          <table:table-cell office:value-type="float" office:value="9770" calcext:value-type="float">
            <text:p>9,770</text:p>
          </table:table-cell>
          <table:table-cell table:formula="of:=[.P51]+[.Q50]" office:value-type="float" office:value="367440" calcext:value-type="float">
            <text:p>367,440</text:p>
          </table:table-cell>
          <table:table-cell table:formula="of:=[.P51]+[.R50]" office:value-type="float" office:value="367440" calcext:value-type="float">
            <text:p>367,440</text:p>
          </table:table-cell>
          <table:table-cell table:number-columns-repeated="2" office:value-type="string" calcext:value-type="string">
            <text:p>wp2016w47</text:p>
          </table:table-cell>
          <table:table-cell table:style-name="ce15" office:value-type="float" office:value="47" calcext:value-type="float">
            <text:p>47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table:formula="of:=[.F51]+[.$F$4]" office:value-type="float" office:value="1262277040" calcext:value-type="float">
            <text:p>126227704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201610" calcext:value-type="float">
            <text:p>201610</text:p>
          </table:table-cell>
          <table:table-cell table:style-name="ce14" table:formula="of:=[.M52]-[.L52]+1" office:value-type="float" office:value="6" calcext:value-type="float">
            <text:p>6</text:p>
          </table:table-cell>
          <table:table-cell table:style-name="ce20" table:formula="of:=[.M51]+1" office:value-type="date" office:date-value="2016-10-14" calcext:value-type="date">
            <text:p>10/14/16</text:p>
          </table:table-cell>
          <table:table-cell table:formula="of:=[.M51]+6" office:value-type="date" office:date-value="2016-10-19" calcext:value-type="date">
            <text:p>10/19/16</text:p>
          </table:table-cell>
          <table:table-cell table:formula="of:=[.O51]+1" office:value-type="float" office:value="1476328997" calcext:value-type="float">
            <text:p>1476328997</text:p>
          </table:table-cell>
          <table:table-cell table:formula="of:=[.O51]+[.$W$6]*6" office:value-type="float" office:value="1476847396" calcext:value-type="float">
            <text:p>1476847396</text:p>
          </table:table-cell>
          <table:table-cell office:value-type="float" office:value="9792" calcext:value-type="float">
            <text:p>9,792</text:p>
          </table:table-cell>
          <table:table-cell table:formula="of:=[.P52]+[.Q51]" office:value-type="float" office:value="377232" calcext:value-type="float">
            <text:p>377,232</text:p>
          </table:table-cell>
          <table:table-cell table:formula="of:=[.P52]+[.R51]" office:value-type="float" office:value="377232" calcext:value-type="float">
            <text:p>377,232</text:p>
          </table:table-cell>
          <table:table-cell table:number-columns-repeated="2" office:value-type="string" calcext:value-type="string">
            <text:p>wp2016w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table:formula="of:=[.F52]+[.$F$4]" office:value-type="float" office:value="1293833966" calcext:value-type="float">
            <text:p>129383396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table:style-name="ce14" office:value-type="float" office:value="201610" calcext:value-type="float">
            <text:p>201610</text:p>
          </table:table-cell>
          <table:table-cell table:style-name="ce14" table:formula="of:=[.M53]-[.L53]+1" office:value-type="float" office:value="6" calcext:value-type="float">
            <text:p>6</text:p>
          </table:table-cell>
          <table:table-cell table:style-name="ce20" table:formula="of:=[.M52]+1" office:value-type="date" office:date-value="2016-10-20" calcext:value-type="date">
            <text:p>10/20/16</text:p>
          </table:table-cell>
          <table:table-cell table:formula="of:=[.M52]+6" office:value-type="date" office:date-value="2016-10-25" calcext:value-type="date">
            <text:p>10/25/16</text:p>
          </table:table-cell>
          <table:table-cell table:formula="of:=[.O52]+1" office:value-type="float" office:value="1476847397" calcext:value-type="float">
            <text:p>1476847397</text:p>
          </table:table-cell>
          <table:table-cell table:formula="of:=[.O52]+[.$W$6]*6" office:value-type="float" office:value="1477365796" calcext:value-type="float">
            <text:p>1477365796</text:p>
          </table:table-cell>
          <table:table-cell office:value-type="float" office:value="9612" calcext:value-type="float">
            <text:p>9,612</text:p>
          </table:table-cell>
          <table:table-cell table:formula="of:=[.P53]+[.Q52]" office:value-type="float" office:value="386844" calcext:value-type="float">
            <text:p>386,844</text:p>
          </table:table-cell>
          <table:table-cell table:formula="of:=[.P53]+[.R52]" office:value-type="float" office:value="386844" calcext:value-type="float">
            <text:p>386,844</text:p>
          </table:table-cell>
          <table:table-cell table:number-columns-repeated="2" office:value-type="string" calcext:value-type="string">
            <text:p>wp2016w49</text:p>
          </table:table-cell>
          <table:table-cell table:style-name="ce15" office:value-type="float" office:value="49" calcext:value-type="float">
            <text:p>49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201610" calcext:value-type="float">
            <text:p>201610</text:p>
          </table:table-cell>
          <table:table-cell table:style-name="ce14" table:formula="of:=[.M54]-[.L54]+1" office:value-type="float" office:value="6" calcext:value-type="float">
            <text:p>6</text:p>
          </table:table-cell>
          <table:table-cell table:style-name="ce20" table:formula="of:=[.M53]+1" office:value-type="date" office:date-value="2016-10-26" calcext:value-type="date">
            <text:p>10/26/16</text:p>
          </table:table-cell>
          <table:table-cell table:formula="of:=[.M53]+6" office:value-type="date" office:date-value="2016-10-31" calcext:value-type="date">
            <text:p>10/31/16</text:p>
          </table:table-cell>
          <table:table-cell table:formula="of:=[.O53]+1" office:value-type="float" office:value="1477365797" calcext:value-type="float">
            <text:p>1477365797</text:p>
          </table:table-cell>
          <table:table-cell table:formula="of:=[.O53]+[.$W$6]*7" office:value-type="float" office:value="1477970596" calcext:value-type="float">
            <text:p>1477970596</text:p>
          </table:table-cell>
          <table:table-cell office:value-type="float" office:value="10031" calcext:value-type="float">
            <text:p>10,031</text:p>
          </table:table-cell>
          <table:table-cell table:formula="of:=[.P54]+[.Q53]" office:value-type="float" office:value="396875" calcext:value-type="float">
            <text:p>396,875</text:p>
          </table:table-cell>
          <table:table-cell table:formula="of:=[.P54]+[.R53]" office:value-type="float" office:value="396875" calcext:value-type="float">
            <text:p>396,875</text:p>
          </table:table-cell>
          <table:table-cell table:number-columns-repeated="2" office:value-type="string" calcext:value-type="string">
            <text:p>wp2016w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table:formula="of:=[.F53]+[.$F$4]" office:value-type="float" office:value="1325390892" calcext:value-type="float">
            <text:p>132539089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table:style-name="ce11" office:value-type="float" office:value="201611" calcext:value-type="float">
            <text:p>201611</text:p>
          </table:table-cell>
          <table:table-cell table:style-name="ce11" table:formula="of:=[.M55]-[.L55]+1" office:value-type="float" office:value="7" calcext:value-type="float">
            <text:p>7</text:p>
          </table:table-cell>
          <table:table-cell table:style-name="ce19" table:formula="of:=[.M54]+1" office:value-type="date" office:date-value="2016-11-01" calcext:value-type="date">
            <text:p>11/01/16</text:p>
          </table:table-cell>
          <table:table-cell table:formula="of:=[.M54]+7" office:value-type="date" office:date-value="2016-11-07" calcext:value-type="date">
            <text:p>11/07/16</text:p>
          </table:table-cell>
          <table:table-cell table:formula="of:=[.O54]+1" office:value-type="float" office:value="1477970597" calcext:value-type="float">
            <text:p>1477970597</text:p>
          </table:table-cell>
          <table:table-cell table:formula="of:=[.O54]+[.$W$6]*7" office:value-type="float" office:value="1478575396" calcext:value-type="float">
            <text:p>1478575396</text:p>
          </table:table-cell>
          <table:table-cell office:value-type="float" office:value="8447" calcext:value-type="float">
            <text:p>8,447</text:p>
          </table:table-cell>
          <table:table-cell table:formula="of:=[.P55]+[.Q54]" office:value-type="float" office:value="405322" calcext:value-type="float">
            <text:p>405,322</text:p>
          </table:table-cell>
          <table:table-cell table:formula="of:=[.P55]+[.R54]" office:value-type="float" office:value="405322" calcext:value-type="float">
            <text:p>405,322</text:p>
          </table:table-cell>
          <table:table-cell table:number-columns-repeated="2" office:value-type="string" calcext:value-type="string">
            <text:p>wp2016w51</text:p>
          </table:table-cell>
          <table:table-cell table:style-name="ce15" office:value-type="float" office:value="51" calcext:value-type="float">
            <text:p>51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table:formula="of:=[.F55]+[.$F$4]" office:value-type="float" office:value="1356947818" calcext:value-type="float">
            <text:p>135694781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table:style-name="ce11" office:value-type="float" office:value="201611" calcext:value-type="float">
            <text:p>201611</text:p>
          </table:table-cell>
          <table:table-cell table:style-name="ce11" table:formula="of:=[.M56]-[.L56]+1" office:value-type="float" office:value="7" calcext:value-type="float">
            <text:p>7</text:p>
          </table:table-cell>
          <table:table-cell table:style-name="ce19" table:formula="of:=[.M55]+1" office:value-type="date" office:date-value="2016-11-08" calcext:value-type="date">
            <text:p>11/08/16</text:p>
          </table:table-cell>
          <table:table-cell table:formula="of:=[.M55]+7" office:value-type="date" office:date-value="2016-11-14" calcext:value-type="date">
            <text:p>11/14/16</text:p>
          </table:table-cell>
          <table:table-cell table:formula="of:=[.O55]+1" office:value-type="float" office:value="1478575397" calcext:value-type="float">
            <text:p>1478575397</text:p>
          </table:table-cell>
          <table:table-cell table:formula="of:=[.O55]+[.$W$6]*7" office:value-type="float" office:value="1479180196" calcext:value-type="float">
            <text:p>1479180196</text:p>
          </table:table-cell>
          <table:table-cell office:value-type="float" office:value="9422" calcext:value-type="float">
            <text:p>9,422</text:p>
          </table:table-cell>
          <table:table-cell table:formula="of:=[.P56]+[.Q55]" office:value-type="float" office:value="414744" calcext:value-type="float">
            <text:p>414,744</text:p>
          </table:table-cell>
          <table:table-cell table:formula="of:=[.P56]+[.R55]" office:value-type="float" office:value="414744" calcext:value-type="float">
            <text:p>414,744</text:p>
          </table:table-cell>
          <table:table-cell table:number-columns-repeated="2" office:value-type="string" calcext:value-type="string">
            <text:p>wp2016w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table:formula="of:=[.F56]+[.$F$4]" office:value-type="float" office:value="1388504744" calcext:value-type="float">
            <text:p>138850474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53" calcext:value-type="float">
            <text:p>53</text:p>
          </table:table-cell>
          <table:table-cell table:style-name="ce11" office:value-type="float" office:value="201611" calcext:value-type="float">
            <text:p>201611</text:p>
          </table:table-cell>
          <table:table-cell table:style-name="ce11" table:formula="of:=[.M57]-[.L57]+1" office:value-type="float" office:value="7" calcext:value-type="float">
            <text:p>7</text:p>
          </table:table-cell>
          <table:table-cell table:style-name="ce19" table:formula="of:=[.M56]+1" office:value-type="date" office:date-value="2016-11-15" calcext:value-type="date">
            <text:p>11/15/16</text:p>
          </table:table-cell>
          <table:table-cell table:formula="of:=[.M56]+7" office:value-type="date" office:date-value="2016-11-21" calcext:value-type="date">
            <text:p>11/21/16</text:p>
          </table:table-cell>
          <table:table-cell table:formula="of:=[.O56]+1" office:value-type="float" office:value="1479180197" calcext:value-type="float">
            <text:p>1479180197</text:p>
          </table:table-cell>
          <table:table-cell table:formula="of:=[.O56]+[.$W$6]*7" office:value-type="float" office:value="1479784996" calcext:value-type="float">
            <text:p>1479784996</text:p>
          </table:table-cell>
          <table:table-cell office:value-type="float" office:value="10366" calcext:value-type="float">
            <text:p>10,366</text:p>
          </table:table-cell>
          <table:table-cell table:formula="of:=[.P57]+[.Q56]" office:value-type="float" office:value="425110" calcext:value-type="float">
            <text:p>425,110</text:p>
          </table:table-cell>
          <table:table-cell table:formula="of:=[.P57]+[.R56]" office:value-type="float" office:value="425110" calcext:value-type="float">
            <text:p>425,110</text:p>
          </table:table-cell>
          <table:table-cell table:number-columns-repeated="2" office:value-type="string" calcext:value-type="string">
            <text:p>wp2016w53</text:p>
          </table:table-cell>
          <table:table-cell table:style-name="ce15" office:value-type="float" office:value="53" calcext:value-type="float">
            <text:p>53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table:formula="of:=[.F57]+[.$F$4]" office:value-type="float" office:value="1420061670" calcext:value-type="float">
            <text:p>142006167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201611" calcext:value-type="float">
            <text:p>201611</text:p>
          </table:table-cell>
          <table:table-cell table:style-name="ce11" table:formula="of:=[.M58]-[.L58]+1" office:value-type="float" office:value="7" calcext:value-type="float">
            <text:p>7</text:p>
          </table:table-cell>
          <table:table-cell table:style-name="ce19" table:formula="of:=[.M57]+1" office:value-type="date" office:date-value="2016-11-22" calcext:value-type="date">
            <text:p>11/22/16</text:p>
          </table:table-cell>
          <table:table-cell table:formula="of:=[.M57]+7" office:value-type="date" office:date-value="2016-11-28" calcext:value-type="date">
            <text:p>11/28/16</text:p>
          </table:table-cell>
          <table:table-cell table:formula="of:=[.O57]+1" office:value-type="float" office:value="1479784997" calcext:value-type="float">
            <text:p>1479784997</text:p>
          </table:table-cell>
          <table:table-cell table:formula="of:=[.O57]+[.$W$6]*7" office:value-type="float" office:value="1480389796" calcext:value-type="float">
            <text:p>1480389796</text:p>
          </table:table-cell>
          <table:table-cell office:value-type="float" office:value="10240" calcext:value-type="float">
            <text:p>10,240</text:p>
          </table:table-cell>
          <table:table-cell table:formula="of:=[.P58]+[.Q57]" office:value-type="float" office:value="435350" calcext:value-type="float">
            <text:p>435,350</text:p>
          </table:table-cell>
          <table:table-cell table:formula="of:=[.P58]+[.R57]" office:value-type="float" office:value="435350" calcext:value-type="float">
            <text:p>435,350</text:p>
          </table:table-cell>
          <table:table-cell table:number-columns-repeated="2" office:value-type="string" calcext:value-type="string">
            <text:p>wp2016w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table:style-name="ce11" office:value-type="float" office:value="201611" calcext:value-type="float">
            <text:p>201611</text:p>
          </table:table-cell>
          <table:table-cell table:style-name="ce11" table:formula="of:=[.M59]-[.L59]+1" office:value-type="float" office:value="2" calcext:value-type="float">
            <text:p>2</text:p>
          </table:table-cell>
          <table:table-cell table:style-name="ce19" table:formula="of:=[.M58]+1" office:value-type="date" office:date-value="2016-11-29" calcext:value-type="date">
            <text:p>11/29/16</text:p>
          </table:table-cell>
          <table:table-cell table:formula="of:=[.M58]+2" office:value-type="date" office:date-value="2016-11-30" calcext:value-type="date">
            <text:p>11/30/16</text:p>
          </table:table-cell>
          <table:table-cell table:formula="of:=[.O58]+1" office:value-type="float" office:value="1480389797" calcext:value-type="float">
            <text:p>1480389797</text:p>
          </table:table-cell>
          <table:table-cell table:formula="of:=[.O58]+[.$W$6]*2" office:value-type="float" office:value="1480562596" calcext:value-type="float">
            <text:p>1480562596</text:p>
          </table:table-cell>
          <table:table-cell office:value-type="float" office:value="2822" calcext:value-type="float">
            <text:p>2,822</text:p>
          </table:table-cell>
          <table:table-cell table:formula="of:=[.P59]+[.Q58]" office:value-type="float" office:value="438172" calcext:value-type="float">
            <text:p>438,172</text:p>
          </table:table-cell>
          <table:table-cell table:formula="of:=[.P59]+[.R58]" office:value-type="float" office:value="438172" calcext:value-type="float">
            <text:p>438,172</text:p>
          </table:table-cell>
          <table:table-cell table:number-columns-repeated="2" office:value-type="string" calcext:value-type="string">
            <text:p>wp2016w55</text:p>
          </table:table-cell>
          <table:table-cell table:style-name="ce15" office:value-type="float" office:value="55" calcext:value-type="float">
            <text:p>55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table:formula="of:=[.F58]+[.$F$4]" office:value-type="float" office:value="1451618596" calcext:value-type="float">
            <text:p>145161859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table:style-name="ce14" office:value-type="float" office:value="201612" calcext:value-type="float">
            <text:p>201612</text:p>
          </table:table-cell>
          <table:table-cell table:style-name="ce14" table:formula="of:=[.M60]-[.L60]+1" office:value-type="float" office:value="7" calcext:value-type="float">
            <text:p>7</text:p>
          </table:table-cell>
          <table:table-cell table:style-name="ce20" table:formula="of:=[.M59]+1" office:value-type="date" office:date-value="2016-12-01" calcext:value-type="date">
            <text:p>12/01/16</text:p>
          </table:table-cell>
          <table:table-cell table:formula="of:=[.M59]+7" office:value-type="date" office:date-value="2016-12-07" calcext:value-type="date">
            <text:p>12/07/16</text:p>
          </table:table-cell>
          <table:table-cell table:formula="of:=[.O58]+1" office:value-type="float" office:value="1480389797" calcext:value-type="float">
            <text:p>1480389797</text:p>
          </table:table-cell>
          <table:table-cell table:formula="of:=[.O59]+[.$W$6]*7" office:value-type="float" office:value="1481167396" calcext:value-type="float">
            <text:p>1481167396</text:p>
          </table:table-cell>
          <table:table-cell office:value-type="float" office:value="9398" calcext:value-type="float">
            <text:p>9,398</text:p>
          </table:table-cell>
          <table:table-cell table:formula="of:=[.P60]+[.Q59]" office:value-type="float" office:value="447570" calcext:value-type="float">
            <text:p>447,570</text:p>
          </table:table-cell>
          <table:table-cell table:formula="of:=[.P60]+[.R59]" office:value-type="float" office:value="447570" calcext:value-type="float">
            <text:p>447,570</text:p>
          </table:table-cell>
          <table:table-cell table:number-columns-repeated="2" office:value-type="string" calcext:value-type="string">
            <text:p>wp2016w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formula="of:=[.F60]+[.$F$4]" office:value-type="float" office:value="1483175522" calcext:value-type="float">
            <text:p>148317552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  <table:table-cell table:style-name="ce14" office:value-type="float" office:value="201612" calcext:value-type="float">
            <text:p>201612</text:p>
          </table:table-cell>
          <table:table-cell table:style-name="ce14" table:formula="of:=[.M61]-[.L61]+1" office:value-type="float" office:value="7" calcext:value-type="float">
            <text:p>7</text:p>
          </table:table-cell>
          <table:table-cell table:style-name="ce20" table:formula="of:=[.M60]+1" office:value-type="date" office:date-value="2016-12-08" calcext:value-type="date">
            <text:p>12/08/16</text:p>
          </table:table-cell>
          <table:table-cell table:formula="of:=[.M60]+7" office:value-type="date" office:date-value="2016-12-14" calcext:value-type="date">
            <text:p>12/14/16</text:p>
          </table:table-cell>
          <table:table-cell table:formula="of:=[.O60]+1" office:value-type="float" office:value="1481167397" calcext:value-type="float">
            <text:p>1481167397</text:p>
          </table:table-cell>
          <table:table-cell table:formula="of:=[.O60]+[.$W$6]*7" office:value-type="float" office:value="1481772196" calcext:value-type="float">
            <text:p>1481772196</text:p>
          </table:table-cell>
          <table:table-cell office:value-type="float" office:value="10295" calcext:value-type="float">
            <text:p>10,295</text:p>
          </table:table-cell>
          <table:table-cell table:formula="of:=[.P61]+[.Q60]" office:value-type="float" office:value="457865" calcext:value-type="float">
            <text:p>457,865</text:p>
          </table:table-cell>
          <table:table-cell table:formula="of:=[.P61]+[.R60]" office:value-type="float" office:value="457865" calcext:value-type="float">
            <text:p>457,865</text:p>
          </table:table-cell>
          <table:table-cell table:number-columns-repeated="2" office:value-type="string" calcext:value-type="string">
            <text:p>wp2016w57</text:p>
          </table:table-cell>
          <table:table-cell table:style-name="ce15" office:value-type="float" office:value="57" calcext:value-type="float">
            <text:p>57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8" calcext:value-type="float">
            <text:p>2018</text:p>
          </table:table-cell>
          <table:table-cell table:formula="of:=[.F61]+[.$F$4]" office:value-type="float" office:value="1514732448" calcext:value-type="float">
            <text:p>151473244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  <table:table-cell table:style-name="ce14" office:value-type="float" office:value="201612" calcext:value-type="float">
            <text:p>201612</text:p>
          </table:table-cell>
          <table:table-cell table:style-name="ce14" table:formula="of:=[.M62]-[.L62]+1" office:value-type="float" office:value="7" calcext:value-type="float">
            <text:p>7</text:p>
          </table:table-cell>
          <table:table-cell table:style-name="ce20" table:formula="of:=[.M61]+1" office:value-type="date" office:date-value="2016-12-15" calcext:value-type="date">
            <text:p>12/15/16</text:p>
          </table:table-cell>
          <table:table-cell table:formula="of:=[.M61]+7" office:value-type="date" office:date-value="2016-12-21" calcext:value-type="date">
            <text:p>12/21/16</text:p>
          </table:table-cell>
          <table:table-cell table:formula="of:=[.O61]+1" office:value-type="float" office:value="1481772197" calcext:value-type="float">
            <text:p>1481772197</text:p>
          </table:table-cell>
          <table:table-cell table:formula="of:=[.O61]+[.$W$6]*7" office:value-type="float" office:value="1482376996" calcext:value-type="float">
            <text:p>1482376996</text:p>
          </table:table-cell>
          <table:table-cell office:value-type="float" office:value="10588" calcext:value-type="float">
            <text:p>10,588</text:p>
          </table:table-cell>
          <table:table-cell table:formula="of:=[.P62]+[.Q61]" office:value-type="float" office:value="468453" calcext:value-type="float">
            <text:p>468,453</text:p>
          </table:table-cell>
          <table:table-cell table:formula="of:=[.P62]+[.R61]" office:value-type="float" office:value="468453" calcext:value-type="float">
            <text:p>468,453</text:p>
          </table:table-cell>
          <table:table-cell table:number-columns-repeated="2" office:value-type="string" calcext:value-type="string">
            <text:p>wp2016w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9" calcext:value-type="float">
            <text:p>2019</text:p>
          </table:table-cell>
          <table:table-cell table:formula="of:=[.F62]+[.$F$4]" office:value-type="float" office:value="1546289374" calcext:value-type="float">
            <text:p>154628937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  <table:table-cell table:style-name="ce14" office:value-type="float" office:value="201612" calcext:value-type="float">
            <text:p>201612</text:p>
          </table:table-cell>
          <table:table-cell table:style-name="ce14" table:formula="of:=[.M63]-[.L63]+1" office:value-type="float" office:value="7" calcext:value-type="float">
            <text:p>7</text:p>
          </table:table-cell>
          <table:table-cell table:style-name="ce20" table:formula="of:=[.M62]+1" office:value-type="date" office:date-value="2016-12-22" calcext:value-type="date">
            <text:p>12/22/16</text:p>
          </table:table-cell>
          <table:table-cell table:formula="of:=[.M62]+7" office:value-type="date" office:date-value="2016-12-28" calcext:value-type="date">
            <text:p>12/28/16</text:p>
          </table:table-cell>
          <table:table-cell table:formula="of:=[.O62]+1" office:value-type="float" office:value="1482376997" calcext:value-type="float">
            <text:p>1482376997</text:p>
          </table:table-cell>
          <table:table-cell table:formula="of:=[.O62]+[.$W$6]*7" office:value-type="float" office:value="1482981796" calcext:value-type="float">
            <text:p>1482981796</text:p>
          </table:table-cell>
          <table:table-cell office:value-type="float" office:value="9333" calcext:value-type="float">
            <text:p>9,333</text:p>
          </table:table-cell>
          <table:table-cell table:formula="of:=[.P63]+[.Q62]" office:value-type="float" office:value="477786" calcext:value-type="float">
            <text:p>477,786</text:p>
          </table:table-cell>
          <table:table-cell table:formula="of:=[.P63]+[.R62]" office:value-type="float" office:value="477786" calcext:value-type="float">
            <text:p>477,786</text:p>
          </table:table-cell>
          <table:table-cell table:number-columns-repeated="2" office:value-type="string" calcext:value-type="string">
            <text:p>wp2016w59</text:p>
          </table:table-cell>
          <table:table-cell table:style-name="ce15" office:value-type="float" office:value="59" calcext:value-type="float">
            <text:p>59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201612" calcext:value-type="float">
            <text:p>201612</text:p>
          </table:table-cell>
          <table:table-cell table:style-name="ce14" table:formula="of:=[.M64]-[.L64]+1" office:value-type="float" office:value="3" calcext:value-type="float">
            <text:p>3</text:p>
          </table:table-cell>
          <table:table-cell table:style-name="ce20" table:formula="of:=[.M63]+1" office:value-type="date" office:date-value="2016-12-29" calcext:value-type="date">
            <text:p>12/29/16</text:p>
          </table:table-cell>
          <table:table-cell table:formula="of:=[.M63]+3" office:value-type="date" office:date-value="2016-12-31" calcext:value-type="date">
            <text:p>12/31/16</text:p>
          </table:table-cell>
          <table:table-cell table:formula="of:=[.O63]+1" office:value-type="float" office:value="1482981797" calcext:value-type="float">
            <text:p>1482981797</text:p>
          </table:table-cell>
          <table:table-cell table:formula="of:=[.O63]+[.$W$6]*3" office:value-type="float" office:value="1483240996" calcext:value-type="float">
            <text:p>1483240996</text:p>
          </table:table-cell>
          <table:table-cell office:value-type="float" office:value="4145" calcext:value-type="float">
            <text:p>4,145</text:p>
          </table:table-cell>
          <table:table-cell table:style-name="ce26" table:formula="of:=[.P64]+[.Q63]" office:value-type="float" office:value="481931" calcext:value-type="float">
            <text:p>481,931</text:p>
          </table:table-cell>
          <table:table-cell table:formula="of:=[.P64]+[.R63]" office:value-type="float" office:value="481931" calcext:value-type="float">
            <text:p>481,931</text:p>
          </table:table-cell>
          <table:table-cell table:number-columns-repeated="2" office:value-type="string" calcext:value-type="string">
            <text:p>wp2016w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0" calcext:value-type="float">
            <text:p>2020</text:p>
          </table:table-cell>
          <table:table-cell table:formula="of:=[.F63]+[.$F$4]" office:value-type="float" office:value="1577846300" calcext:value-type="float">
            <text:p>157784630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01701" calcext:value-type="float">
            <text:p>201701</text:p>
          </table:table-cell>
          <table:table-cell table:formula="of:=[.M65]-[.L65]+1" office:value-type="float" office:value="6" calcext:value-type="float">
            <text:p>6</text:p>
          </table:table-cell>
          <table:table-cell table:formula="of:=[.M64]+1" office:value-type="date" office:date-value="2017-01-01" calcext:value-type="date">
            <text:p>01/01/17</text:p>
          </table:table-cell>
          <table:table-cell table:formula="of:=[.M64]+6" office:value-type="date" office:date-value="2017-01-06" calcext:value-type="date">
            <text:p>01/06/17</text:p>
          </table:table-cell>
          <table:table-cell table:formula="of:=[.O63]+1" office:value-type="float" office:value="1482981797" calcext:value-type="float">
            <text:p>1482981797</text:p>
          </table:table-cell>
          <table:table-cell table:formula="of:=[.O64]+[.$W$6]*6" office:value-type="float" office:value="1483759396" calcext:value-type="float">
            <text:p>1483759396</text:p>
          </table:table-cell>
          <table:table-cell office:value-type="float" office:value="8432" calcext:value-type="float">
            <text:p>8,432</text:p>
          </table:table-cell>
          <table:table-cell table:formula="of:=[.P65]" office:value-type="float" office:value="8432" calcext:value-type="float">
            <text:p>8,432</text:p>
          </table:table-cell>
          <table:table-cell table:formula="of:=[.P65]+[.R64]" office:value-type="float" office:value="490363" calcext:value-type="float">
            <text:p>490,363</text:p>
          </table:table-cell>
          <table:table-cell office:value-type="string" calcext:value-type="string">
            <text:p>wp2017w01</text:p>
          </table:table-cell>
          <table:table-cell table:style-name="ce39" office:value-type="string" calcext:value-type="string">
            <text:p>wp2017w01</text:p>
          </table:table-cell>
          <table:table-cell table:style-name="ce15" office:value-type="float" office:value="61" calcext:value-type="float">
            <text:p>61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1" calcext:value-type="float">
            <text:p>2021</text:p>
          </table:table-cell>
          <table:table-cell table:formula="of:=[.F65]+[.$F$4]" office:value-type="float" office:value="1609403226" calcext:value-type="float">
            <text:p>160940322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01701" calcext:value-type="float">
            <text:p>201701</text:p>
          </table:table-cell>
          <table:table-cell table:formula="of:=[.M66]-[.L66]+1" office:value-type="float" office:value="6" calcext:value-type="float">
            <text:p>6</text:p>
          </table:table-cell>
          <table:table-cell table:formula="of:=[.M65]+1" office:value-type="date" office:date-value="2017-01-07" calcext:value-type="date">
            <text:p>01/07/17</text:p>
          </table:table-cell>
          <table:table-cell table:formula="of:=[.M65]+6" office:value-type="date" office:date-value="2017-01-12" calcext:value-type="date">
            <text:p>01/12/17</text:p>
          </table:table-cell>
          <table:table-cell table:formula="of:=[.O65]+1" office:value-type="float" office:value="1483759397" calcext:value-type="float">
            <text:p>1483759397</text:p>
          </table:table-cell>
          <table:table-cell table:formula="of:=[.O65]+[.$W$6]*6" office:value-type="float" office:value="1484277796" calcext:value-type="float">
            <text:p>1484277796</text:p>
          </table:table-cell>
          <table:table-cell office:value-type="float" office:value="9680" calcext:value-type="float">
            <text:p>9,680</text:p>
          </table:table-cell>
          <table:table-cell table:formula="of:=[.P66]+[.Q65]" office:value-type="float" office:value="18112" calcext:value-type="float">
            <text:p>18,112</text:p>
          </table:table-cell>
          <table:table-cell table:formula="of:=[.P66]+[.R65]" office:value-type="float" office:value="500043" calcext:value-type="float">
            <text:p>500,043</text:p>
          </table:table-cell>
          <table:table-cell office:value-type="string" calcext:value-type="string">
            <text:p>wp2017w02</text:p>
          </table:table-cell>
          <table:table-cell table:style-name="ce39" office:value-type="string" calcext:value-type="string">
            <text:p>wp2017w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 table:formula="of:=[.F66]+[.$F$4]" office:value-type="float" office:value="1640960152" calcext:value-type="float">
            <text:p>1640960152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01701" calcext:value-type="float">
            <text:p>201701</text:p>
          </table:table-cell>
          <table:table-cell table:formula="of:=[.M67]-[.L67]+1" office:value-type="float" office:value="7" calcext:value-type="float">
            <text:p>7</text:p>
          </table:table-cell>
          <table:table-cell table:formula="of:=[.M66]+1" office:value-type="date" office:date-value="2017-01-13" calcext:value-type="date">
            <text:p>01/13/17</text:p>
          </table:table-cell>
          <table:table-cell table:formula="of:=[.M66]+7" office:value-type="date" office:date-value="2017-01-19" calcext:value-type="date">
            <text:p>01/19/17</text:p>
          </table:table-cell>
          <table:table-cell table:formula="of:=[.O66]+1" office:value-type="float" office:value="1484277797" calcext:value-type="float">
            <text:p>1484277797</text:p>
          </table:table-cell>
          <table:table-cell table:formula="of:=[.O66]+[.$W$6]*7" office:value-type="float" office:value="1484882596" calcext:value-type="float">
            <text:p>1484882596</text:p>
          </table:table-cell>
          <table:table-cell office:value-type="float" office:value="9840" calcext:value-type="float">
            <text:p>9,840</text:p>
          </table:table-cell>
          <table:table-cell table:formula="of:=[.P67]+[.Q66]" office:value-type="float" office:value="27952" calcext:value-type="float">
            <text:p>27,952</text:p>
          </table:table-cell>
          <table:table-cell table:formula="of:=[.P67]+[.R66]" office:value-type="float" office:value="509883" calcext:value-type="float">
            <text:p>509,883</text:p>
          </table:table-cell>
          <table:table-cell office:value-type="string" calcext:value-type="string">
            <text:p>wp2017w03</text:p>
          </table:table-cell>
          <table:table-cell table:style-name="ce39" office:value-type="string" calcext:value-type="string">
            <text:p>wp2017w03</text:p>
          </table:table-cell>
          <table:table-cell table:style-name="ce15" office:value-type="float" office:value="63" calcext:value-type="float">
            <text:p>63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3" calcext:value-type="float">
            <text:p>2023</text:p>
          </table:table-cell>
          <table:table-cell table:formula="of:=[.F67]+[.$F$4]" office:value-type="float" office:value="1672517078" calcext:value-type="float">
            <text:p>1672517078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01701" calcext:value-type="float">
            <text:p>201701</text:p>
          </table:table-cell>
          <table:table-cell table:formula="of:=[.M68]-[.L68]+1" office:value-type="float" office:value="6" calcext:value-type="float">
            <text:p>6</text:p>
          </table:table-cell>
          <table:table-cell table:formula="of:=[.M67]+1" office:value-type="date" office:date-value="2017-01-20" calcext:value-type="date">
            <text:p>01/20/17</text:p>
          </table:table-cell>
          <table:table-cell table:formula="of:=[.M67]+6" office:value-type="date" office:date-value="2017-01-25" calcext:value-type="date">
            <text:p>01/25/17</text:p>
          </table:table-cell>
          <table:table-cell table:formula="of:=[.O67]+1" office:value-type="float" office:value="1484882597" calcext:value-type="float">
            <text:p>1484882597</text:p>
          </table:table-cell>
          <table:table-cell table:formula="of:=[.O67]+[.$W$6]*6" office:value-type="float" office:value="1485400996" calcext:value-type="float">
            <text:p>1485400996</text:p>
          </table:table-cell>
          <table:table-cell office:value-type="float" office:value="10952" calcext:value-type="float">
            <text:p>10,952</text:p>
          </table:table-cell>
          <table:table-cell table:formula="of:=[.P68]+[.Q67]" office:value-type="float" office:value="38904" calcext:value-type="float">
            <text:p>38,904</text:p>
          </table:table-cell>
          <table:table-cell table:formula="of:=[.P68]+[.R67]" office:value-type="float" office:value="520835" calcext:value-type="float">
            <text:p>520,835</text:p>
          </table:table-cell>
          <table:table-cell office:value-type="string" calcext:value-type="string">
            <text:p>wp2017w04</text:p>
          </table:table-cell>
          <table:table-cell table:style-name="ce39" office:value-type="string" calcext:value-type="string">
            <text:p>wp2017w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4" calcext:value-type="float">
            <text:p>2024</text:p>
          </table:table-cell>
          <table:table-cell table:formula="of:=[.F68]+[.$F$4]" office:value-type="float" office:value="1704074004" calcext:value-type="float">
            <text:p>170407400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01" calcext:value-type="float">
            <text:p>201701</text:p>
          </table:table-cell>
          <table:table-cell table:formula="of:=[.M69]-[.L69]+1" office:value-type="float" office:value="6" calcext:value-type="float">
            <text:p>6</text:p>
          </table:table-cell>
          <table:table-cell table:formula="of:=[.M68]+1" office:value-type="date" office:date-value="2017-01-26" calcext:value-type="date">
            <text:p>01/26/17</text:p>
          </table:table-cell>
          <table:table-cell table:formula="of:=[.M68]+6" office:value-type="date" office:date-value="2017-01-31" calcext:value-type="date">
            <text:p>01/31/17</text:p>
          </table:table-cell>
          <table:table-cell table:formula="of:=[.O68]+1" office:value-type="float" office:value="1485400997" calcext:value-type="float">
            <text:p>1485400997</text:p>
          </table:table-cell>
          <table:table-cell table:formula="of:=[.O68]+[.$W$6]*6" office:value-type="float" office:value="1485919396" calcext:value-type="float">
            <text:p>1485919396</text:p>
          </table:table-cell>
          <table:table-cell office:value-type="float" office:value="8981" calcext:value-type="float">
            <text:p>8,981</text:p>
          </table:table-cell>
          <table:table-cell table:formula="of:=[.P69]+[.Q68]" office:value-type="float" office:value="47885" calcext:value-type="float">
            <text:p>47,885</text:p>
          </table:table-cell>
          <table:table-cell table:formula="of:=[.P69]+[.R68]" office:value-type="float" office:value="529816" calcext:value-type="float">
            <text:p>529,816</text:p>
          </table:table-cell>
          <table:table-cell office:value-type="string" calcext:value-type="string">
            <text:p>wp2017w05</text:p>
          </table:table-cell>
          <table:table-cell table:style-name="ce39" office:value-type="string" calcext:value-type="string">
            <text:p>wp2017w05</text:p>
          </table:table-cell>
          <table:table-cell table:style-name="ce15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5" calcext:value-type="float">
            <text:p>2025</text:p>
          </table:table-cell>
          <table:table-cell table:formula="of:=[.F69]+[.$F$4]" office:value-type="float" office:value="1735630930" calcext:value-type="float">
            <text:p>173563093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01702" calcext:value-type="float">
            <text:p>201702</text:p>
          </table:table-cell>
          <table:table-cell table:style-name="ce14" table:formula="of:=[.M70]-[.L70]+1" office:value-type="float" office:value="7" calcext:value-type="float">
            <text:p>7</text:p>
          </table:table-cell>
          <table:table-cell table:style-name="ce20" table:formula="of:=[.M69]+1" office:value-type="date" office:date-value="2017-02-01" calcext:value-type="date">
            <text:p>02/01/17</text:p>
          </table:table-cell>
          <table:table-cell table:formula="of:=[.M69]+7" office:value-type="date" office:date-value="2017-02-07" calcext:value-type="date">
            <text:p>02/07/17</text:p>
          </table:table-cell>
          <table:table-cell table:formula="of:=[.O69]+1" office:value-type="float" office:value="1485919397" calcext:value-type="float">
            <text:p>1485919397</text:p>
          </table:table-cell>
          <table:table-cell table:formula="of:=[.O69]+[.$W$6]*7" office:value-type="float" office:value="1486524196" calcext:value-type="float">
            <text:p>1486524196</text:p>
          </table:table-cell>
          <table:table-cell office:value-type="float" office:value="9219" calcext:value-type="float">
            <text:p>9,219</text:p>
          </table:table-cell>
          <table:table-cell table:formula="of:=[.P70]+[.Q69]" office:value-type="float" office:value="57104" calcext:value-type="float">
            <text:p>57,104</text:p>
          </table:table-cell>
          <table:table-cell table:formula="of:=[.P70]+[.R69]" office:value-type="float" office:value="539035" calcext:value-type="float">
            <text:p>539,035</text:p>
          </table:table-cell>
          <table:table-cell office:value-type="string" calcext:value-type="string">
            <text:p>wp2017w06</text:p>
          </table:table-cell>
          <table:table-cell table:style-name="ce39" office:value-type="string" calcext:value-type="string">
            <text:p>wp2017w0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6" calcext:value-type="float">
            <text:p>2026</text:p>
          </table:table-cell>
          <table:table-cell table:formula="of:=[.F70]+[.$F$4]" office:value-type="float" office:value="1767187856" calcext:value-type="float">
            <text:p>176718785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01702" calcext:value-type="float">
            <text:p>201702</text:p>
          </table:table-cell>
          <table:table-cell table:style-name="ce14" table:formula="of:=[.M71]-[.L71]+1" office:value-type="float" office:value="6" calcext:value-type="float">
            <text:p>6</text:p>
          </table:table-cell>
          <table:table-cell table:style-name="ce20" table:formula="of:=[.M70]+1" office:value-type="date" office:date-value="2017-02-08" calcext:value-type="date">
            <text:p>02/08/17</text:p>
          </table:table-cell>
          <table:table-cell table:formula="of:=[.M70]+6" office:value-type="date" office:date-value="2017-02-13" calcext:value-type="date">
            <text:p>02/13/17</text:p>
          </table:table-cell>
          <table:table-cell table:formula="of:=[.O70]+1" office:value-type="float" office:value="1486524197" calcext:value-type="float">
            <text:p>1486524197</text:p>
          </table:table-cell>
          <table:table-cell table:formula="of:=[.O70]+[.$W$6]*6" office:value-type="float" office:value="1487042596" calcext:value-type="float">
            <text:p>1487042596</text:p>
          </table:table-cell>
          <table:table-cell office:value-type="float" office:value="8397" calcext:value-type="float">
            <text:p>8,397</text:p>
          </table:table-cell>
          <table:table-cell table:formula="of:=[.P71]+[.Q70]" office:value-type="float" office:value="65501" calcext:value-type="float">
            <text:p>65,501</text:p>
          </table:table-cell>
          <table:table-cell table:formula="of:=[.P71]+[.R70]" office:value-type="float" office:value="547432" calcext:value-type="float">
            <text:p>547,432</text:p>
          </table:table-cell>
          <table:table-cell office:value-type="string" calcext:value-type="string">
            <text:p>wp2017w07</text:p>
          </table:table-cell>
          <table:table-cell table:style-name="ce39" office:value-type="string" calcext:value-type="string">
            <text:p>wp2017w07</text:p>
          </table:table-cell>
          <table:table-cell table:style-name="ce15" office:value-type="float" office:value="67" calcext:value-type="float">
            <text:p>67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7" calcext:value-type="float">
            <text:p>2027</text:p>
          </table:table-cell>
          <table:table-cell table:formula="of:=[.F71]+[.$F$4]" office:value-type="float" office:value="1798744782" calcext:value-type="float">
            <text:p>1798744782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01702" calcext:value-type="float">
            <text:p>201702</text:p>
          </table:table-cell>
          <table:table-cell table:style-name="ce14" table:formula="of:=[.M72]-[.L72]+1" office:value-type="float" office:value="6" calcext:value-type="float">
            <text:p>6</text:p>
          </table:table-cell>
          <table:table-cell table:style-name="ce20" table:formula="of:=[.M71]+1" office:value-type="date" office:date-value="2017-02-14" calcext:value-type="date">
            <text:p>02/14/17</text:p>
          </table:table-cell>
          <table:table-cell table:formula="of:=[.M71]+6" office:value-type="date" office:date-value="2017-02-19" calcext:value-type="date">
            <text:p>02/19/17</text:p>
          </table:table-cell>
          <table:table-cell table:formula="of:=[.O71]+1" office:value-type="float" office:value="1487042597" calcext:value-type="float">
            <text:p>1487042597</text:p>
          </table:table-cell>
          <table:table-cell table:formula="of:=[.O71]+[.$W$6]*6" office:value-type="float" office:value="1487560996" calcext:value-type="float">
            <text:p>1487560996</text:p>
          </table:table-cell>
          <table:table-cell office:value-type="float" office:value="9062" calcext:value-type="float">
            <text:p>9,062</text:p>
          </table:table-cell>
          <table:table-cell table:formula="of:=[.P72]+[.Q71]" office:value-type="float" office:value="74563" calcext:value-type="float">
            <text:p>74,563</text:p>
          </table:table-cell>
          <table:table-cell table:formula="of:=[.P72]+[.R71]" office:value-type="float" office:value="556494" calcext:value-type="float">
            <text:p>556,494</text:p>
          </table:table-cell>
          <table:table-cell office:value-type="string" calcext:value-type="string">
            <text:p>wp2017w08</text:p>
          </table:table-cell>
          <table:table-cell table:style-name="ce39" office:value-type="string" calcext:value-type="string">
            <text:p>wp2017w0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8" calcext:value-type="float">
            <text:p>2028</text:p>
          </table:table-cell>
          <table:table-cell table:formula="of:=[.F72]+[.$F$4]" office:value-type="float" office:value="1830301708" calcext:value-type="float">
            <text:p>1830301708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01702" calcext:value-type="float">
            <text:p>201702</text:p>
          </table:table-cell>
          <table:table-cell table:style-name="ce14" table:formula="of:=[.M73]-[.L73]+1" office:value-type="float" office:value="6" calcext:value-type="float">
            <text:p>6</text:p>
          </table:table-cell>
          <table:table-cell table:style-name="ce20" table:formula="of:=[.M72]+1" office:value-type="date" office:date-value="2017-02-20" calcext:value-type="date">
            <text:p>02/20/17</text:p>
          </table:table-cell>
          <table:table-cell table:formula="of:=[.M72]+6" office:value-type="date" office:date-value="2017-02-25" calcext:value-type="date">
            <text:p>02/25/17</text:p>
          </table:table-cell>
          <table:table-cell table:formula="of:=[.O72]+1" office:value-type="float" office:value="1487560997" calcext:value-type="float">
            <text:p>1487560997</text:p>
          </table:table-cell>
          <table:table-cell table:formula="of:=[.O72]+[.$W$6]*6" office:value-type="float" office:value="1488079396" calcext:value-type="float">
            <text:p>1488079396</text:p>
          </table:table-cell>
          <table:table-cell office:value-type="float" office:value="9757" calcext:value-type="float">
            <text:p>9,757</text:p>
          </table:table-cell>
          <table:table-cell table:formula="of:=[.P73]+[.Q72]" office:value-type="float" office:value="84320" calcext:value-type="float">
            <text:p>84,320</text:p>
          </table:table-cell>
          <table:table-cell table:formula="of:=[.P73]+[.R72]" office:value-type="float" office:value="566251" calcext:value-type="float">
            <text:p>566,251</text:p>
          </table:table-cell>
          <table:table-cell office:value-type="string" calcext:value-type="string">
            <text:p>wp2017w09</text:p>
          </table:table-cell>
          <table:table-cell table:style-name="ce39" office:value-type="string" calcext:value-type="string">
            <text:p>wp2017w09</text:p>
          </table:table-cell>
          <table:table-cell table:style-name="ce15" office:value-type="float" office:value="69" calcext:value-type="float">
            <text:p>69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201702" calcext:value-type="float">
            <text:p>201702</text:p>
          </table:table-cell>
          <table:table-cell table:style-name="ce14" table:formula="of:=[.M74]-[.L74]+1" office:value-type="float" office:value="3" calcext:value-type="float">
            <text:p>3</text:p>
          </table:table-cell>
          <table:table-cell table:style-name="ce20" table:formula="of:=[.M73]+1" office:value-type="date" office:date-value="2017-02-26" calcext:value-type="date">
            <text:p>02/26/17</text:p>
          </table:table-cell>
          <table:table-cell table:formula="of:=[.L74]+2" office:value-type="date" office:date-value="2017-02-28" calcext:value-type="date">
            <text:p>02/28/17</text:p>
          </table:table-cell>
          <table:table-cell table:formula="of:=[.O73]+1" office:value-type="float" office:value="1488079397" calcext:value-type="float">
            <text:p>1488079397</text:p>
          </table:table-cell>
          <table:table-cell table:formula="of:=[.O73]+[.$W$6]*2" office:value-type="float" office:value="1488252196" calcext:value-type="float">
            <text:p>1488252196</text:p>
          </table:table-cell>
          <table:table-cell office:value-type="float" office:value="2547" calcext:value-type="float">
            <text:p>2,547</text:p>
          </table:table-cell>
          <table:table-cell table:formula="of:=[.P74]+[.Q73]" office:value-type="float" office:value="86867" calcext:value-type="float">
            <text:p>86,867</text:p>
          </table:table-cell>
          <table:table-cell table:formula="of:=[.P74]+[.R73]" office:value-type="float" office:value="568798" calcext:value-type="float">
            <text:p>568,798</text:p>
          </table:table-cell>
          <table:table-cell office:value-type="string" calcext:value-type="string">
            <text:p>wp2017w10</text:p>
          </table:table-cell>
          <table:table-cell table:style-name="ce39" office:value-type="string" calcext:value-type="string">
            <text:p>wp2017w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9" calcext:value-type="float">
            <text:p>2029</text:p>
          </table:table-cell>
          <table:table-cell table:formula="of:=[.F73]+[.$F$4]" office:value-type="float" office:value="1861858634" calcext:value-type="float">
            <text:p>186185863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01703" calcext:value-type="float">
            <text:p>201703</text:p>
          </table:table-cell>
          <table:table-cell table:formula="of:=[.M75]-[.L75]+1" office:value-type="float" office:value="7" calcext:value-type="float">
            <text:p>7</text:p>
          </table:table-cell>
          <table:table-cell table:formula="of:=[.M74]+1" office:value-type="date" office:date-value="2017-03-01" calcext:value-type="date">
            <text:p>03/01/17</text:p>
          </table:table-cell>
          <table:table-cell table:formula="of:=[.M74]+7" office:value-type="date" office:date-value="2017-03-07" calcext:value-type="date">
            <text:p>03/07/17</text:p>
          </table:table-cell>
          <table:table-cell table:formula="of:=[.O74]+1" office:value-type="float" office:value="1488252197" calcext:value-type="float">
            <text:p>1488252197</text:p>
          </table:table-cell>
          <table:table-cell table:formula="of:=[.O74]+[.$W$6]*7" office:value-type="float" office:value="1488856996" calcext:value-type="float">
            <text:p>1488856996</text:p>
          </table:table-cell>
          <table:table-cell office:value-type="float" office:value="9462" calcext:value-type="float">
            <text:p>9,462</text:p>
          </table:table-cell>
          <table:table-cell table:formula="of:=[.P75]+[.Q74]" office:value-type="float" office:value="96329" calcext:value-type="float">
            <text:p>96,329</text:p>
          </table:table-cell>
          <table:table-cell table:formula="of:=[.P75]+[.R74]" office:value-type="float" office:value="578260" calcext:value-type="float">
            <text:p>578,260</text:p>
          </table:table-cell>
          <table:table-cell office:value-type="string" calcext:value-type="string">
            <text:p>wp2017w11</text:p>
          </table:table-cell>
          <table:table-cell table:style-name="ce39" office:value-type="string" calcext:value-type="string">
            <text:p>wp2017w11</text:p>
          </table:table-cell>
          <table:table-cell table:style-name="ce15" office:value-type="float" office:value="71" calcext:value-type="float">
            <text:p>71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30" calcext:value-type="float">
            <text:p>2030</text:p>
          </table:table-cell>
          <table:table-cell table:formula="of:=[.F75]+[.$F$4]" office:value-type="float" office:value="1893415560" calcext:value-type="float">
            <text:p>189341556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01703" calcext:value-type="float">
            <text:p>201703</text:p>
          </table:table-cell>
          <table:table-cell table:formula="of:=[.M76]-[.L76]+1" office:value-type="float" office:value="6" calcext:value-type="float">
            <text:p>6</text:p>
          </table:table-cell>
          <table:table-cell table:formula="of:=[.M75]+1" office:value-type="date" office:date-value="2017-03-08" calcext:value-type="date">
            <text:p>03/08/17</text:p>
          </table:table-cell>
          <table:table-cell table:formula="of:=[.M75]+6" office:value-type="date" office:date-value="2017-03-13" calcext:value-type="date">
            <text:p>03/13/17</text:p>
          </table:table-cell>
          <table:table-cell table:formula="of:=[.O75]+1" office:value-type="float" office:value="1488856997" calcext:value-type="float">
            <text:p>1488856997</text:p>
          </table:table-cell>
          <table:table-cell table:formula="of:=[.O75]+[.$W$6]*6" office:value-type="float" office:value="1489375396" calcext:value-type="float">
            <text:p>1489375396</text:p>
          </table:table-cell>
          <table:table-cell office:value-type="float" office:value="8394" calcext:value-type="float">
            <text:p>8,394</text:p>
          </table:table-cell>
          <table:table-cell table:formula="of:=[.P76]+[.Q75]" office:value-type="float" office:value="104723" calcext:value-type="float">
            <text:p>104,723</text:p>
          </table:table-cell>
          <table:table-cell table:formula="of:=[.P76]+[.R75]" office:value-type="float" office:value="586654" calcext:value-type="float">
            <text:p>586,654</text:p>
          </table:table-cell>
          <table:table-cell office:value-type="string" calcext:value-type="string">
            <text:p>wp2017w12</text:p>
          </table:table-cell>
          <table:table-cell table:style-name="ce39" office:value-type="string" calcext:value-type="string">
            <text:p>wp2017w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31" calcext:value-type="float">
            <text:p>2031</text:p>
          </table:table-cell>
          <table:table-cell table:formula="of:=[.F76]+[.$F$4]" office:value-type="float" office:value="1924972486" calcext:value-type="float">
            <text:p>192497248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201703" calcext:value-type="float">
            <text:p>201703</text:p>
          </table:table-cell>
          <table:table-cell table:formula="of:=[.M77]-[.L77]+1" office:value-type="float" office:value="6" calcext:value-type="float">
            <text:p>6</text:p>
          </table:table-cell>
          <table:table-cell table:formula="of:=[.M76]+1" office:value-type="date" office:date-value="2017-03-14" calcext:value-type="date">
            <text:p>03/14/17</text:p>
          </table:table-cell>
          <table:table-cell table:formula="of:=[.M76]+6" office:value-type="date" office:date-value="2017-03-19" calcext:value-type="date">
            <text:p>03/19/17</text:p>
          </table:table-cell>
          <table:table-cell table:formula="of:=[.O76]+1" office:value-type="float" office:value="1489375397" calcext:value-type="float">
            <text:p>1489375397</text:p>
          </table:table-cell>
          <table:table-cell table:formula="of:=[.O76]+[.$W$6]*6" office:value-type="float" office:value="1489893796" calcext:value-type="float">
            <text:p>1489893796</text:p>
          </table:table-cell>
          <table:table-cell office:value-type="float" office:value="9068" calcext:value-type="float">
            <text:p>9,068</text:p>
          </table:table-cell>
          <table:table-cell table:formula="of:=[.P77]+[.Q76]" office:value-type="float" office:value="113791" calcext:value-type="float">
            <text:p>113,791</text:p>
          </table:table-cell>
          <table:table-cell table:formula="of:=[.P77]+[.R76]" office:value-type="float" office:value="595722" calcext:value-type="float">
            <text:p>595,722</text:p>
          </table:table-cell>
          <table:table-cell office:value-type="string" calcext:value-type="string">
            <text:p>wp2017w13</text:p>
          </table:table-cell>
          <table:table-cell table:style-name="ce39" office:value-type="string" calcext:value-type="string">
            <text:p>wp2017w13</text:p>
          </table:table-cell>
          <table:table-cell table:style-name="ce15" office:value-type="float" office:value="73" calcext:value-type="float">
            <text:p>73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32" calcext:value-type="float">
            <text:p>2032</text:p>
          </table:table-cell>
          <table:table-cell table:formula="of:=[.F77]+[.$F$4]" office:value-type="float" office:value="1956529412" calcext:value-type="float">
            <text:p>1956529412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float" office:value="201703" calcext:value-type="float">
            <text:p>201703</text:p>
          </table:table-cell>
          <table:table-cell table:formula="of:=[.M78]-[.L78]+1" office:value-type="float" office:value="6" calcext:value-type="float">
            <text:p>6</text:p>
          </table:table-cell>
          <table:table-cell table:formula="of:=[.M77]+1" office:value-type="date" office:date-value="2017-03-20" calcext:value-type="date">
            <text:p>03/20/17</text:p>
          </table:table-cell>
          <table:table-cell table:formula="of:=[.M77]+6" office:value-type="date" office:date-value="2017-03-25" calcext:value-type="date">
            <text:p>03/25/17</text:p>
          </table:table-cell>
          <table:table-cell table:formula="of:=[.O77]+1" office:value-type="float" office:value="1489893797" calcext:value-type="float">
            <text:p>1489893797</text:p>
          </table:table-cell>
          <table:table-cell table:formula="of:=[.O77]+[.$W$6]*6" office:value-type="float" office:value="1490412196" calcext:value-type="float">
            <text:p>1490412196</text:p>
          </table:table-cell>
          <table:table-cell office:value-type="float" office:value="9348" calcext:value-type="float">
            <text:p>9,348</text:p>
          </table:table-cell>
          <table:table-cell table:formula="of:=[.P78]+[.Q77]" office:value-type="float" office:value="123139" calcext:value-type="float">
            <text:p>123,139</text:p>
          </table:table-cell>
          <table:table-cell table:formula="of:=[.P78]+[.R77]" office:value-type="float" office:value="605070" calcext:value-type="float">
            <text:p>605,070</text:p>
          </table:table-cell>
          <table:table-cell office:value-type="string" calcext:value-type="string">
            <text:p>wp2017w14</text:p>
          </table:table-cell>
          <table:table-cell table:style-name="ce39" office:value-type="string" calcext:value-type="string">
            <text:p>wp2017w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201703" calcext:value-type="float">
            <text:p>201703</text:p>
          </table:table-cell>
          <table:table-cell table:formula="of:=[.M79]-[.L79]+1" office:value-type="float" office:value="6" calcext:value-type="float">
            <text:p>6</text:p>
          </table:table-cell>
          <table:table-cell table:formula="of:=[.M78]+1" office:value-type="date" office:date-value="2017-03-26" calcext:value-type="date">
            <text:p>03/26/17</text:p>
          </table:table-cell>
          <table:table-cell table:formula="of:=[.M78]+6" office:value-type="date" office:date-value="2017-03-31" calcext:value-type="date">
            <text:p>03/31/17</text:p>
          </table:table-cell>
          <table:table-cell table:formula="of:=[.O78]+1" office:value-type="float" office:value="1490412197" calcext:value-type="float">
            <text:p>1490412197</text:p>
          </table:table-cell>
          <table:table-cell table:formula="of:=[.O78]+[.$W$6]*6" office:value-type="float" office:value="1490930596" calcext:value-type="float">
            <text:p>1490930596</text:p>
          </table:table-cell>
          <table:table-cell office:value-type="float" office:value="8802" calcext:value-type="float">
            <text:p>8,802</text:p>
          </table:table-cell>
          <table:table-cell table:formula="of:=[.P79]+[.Q78]" office:value-type="float" office:value="131941" calcext:value-type="float">
            <text:p>131,941</text:p>
          </table:table-cell>
          <table:table-cell table:formula="of:=[.P79]+[.R78]" office:value-type="float" office:value="613872" calcext:value-type="float">
            <text:p>613,872</text:p>
          </table:table-cell>
          <table:table-cell office:value-type="string" calcext:value-type="string">
            <text:p>wp2017w15</text:p>
          </table:table-cell>
          <table:table-cell table:style-name="ce39" office:value-type="string" calcext:value-type="string">
            <text:p>wp2017w15</text:p>
          </table:table-cell>
          <table:table-cell table:style-name="ce15" office:value-type="float" office:value="75" calcext:value-type="float">
            <text:p>75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201704" calcext:value-type="float">
            <text:p>201704</text:p>
          </table:table-cell>
          <table:table-cell table:style-name="ce14" table:formula="of:=[.M80]-[.L80]+1" office:value-type="float" office:value="7" calcext:value-type="float">
            <text:p>7</text:p>
          </table:table-cell>
          <table:table-cell table:style-name="ce20" table:formula="of:=[.M79]+1" office:value-type="date" office:date-value="2017-04-01" calcext:value-type="date">
            <text:p>04/01/17</text:p>
          </table:table-cell>
          <table:table-cell table:formula="of:=[.M79]+7" office:value-type="date" office:date-value="2017-04-07" calcext:value-type="date">
            <text:p>04/07/17</text:p>
          </table:table-cell>
          <table:table-cell table:formula="of:=[.O79]+1" office:value-type="float" office:value="1490930597" calcext:value-type="float">
            <text:p>1490930597</text:p>
          </table:table-cell>
          <table:table-cell table:formula="of:=[.O79]+[.$W$6]*7" office:value-type="float" office:value="1491535396" calcext:value-type="float">
            <text:p>1491535396</text:p>
          </table:table-cell>
          <table:table-cell office:value-type="float" office:value="7579" calcext:value-type="float">
            <text:p>7,579</text:p>
          </table:table-cell>
          <table:table-cell table:formula="of:=[.P80]+[.Q79]" office:value-type="float" office:value="139520" calcext:value-type="float">
            <text:p>139,520</text:p>
          </table:table-cell>
          <table:table-cell table:formula="of:=[.P80]+[.R79]" office:value-type="float" office:value="621451" calcext:value-type="float">
            <text:p>621,451</text:p>
          </table:table-cell>
          <table:table-cell office:value-type="string" calcext:value-type="string">
            <text:p>wp2017w16</text:p>
          </table:table-cell>
          <table:table-cell table:style-name="ce39" office:value-type="string" calcext:value-type="string">
            <text:p>wp2017w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style-name="ce14" office:value-type="float" office:value="201704" calcext:value-type="float">
            <text:p>201704</text:p>
          </table:table-cell>
          <table:table-cell table:style-name="ce14" table:formula="of:=[.M81]-[.L81]+1" office:value-type="float" office:value="7" calcext:value-type="float">
            <text:p>7</text:p>
          </table:table-cell>
          <table:table-cell table:style-name="ce20" table:formula="of:=[.M80]+1" office:value-type="date" office:date-value="2017-04-08" calcext:value-type="date">
            <text:p>04/08/17</text:p>
          </table:table-cell>
          <table:table-cell table:formula="of:=[.M80]+7" office:value-type="date" office:date-value="2017-04-14" calcext:value-type="date">
            <text:p>04/14/17</text:p>
          </table:table-cell>
          <table:table-cell table:formula="of:=[.O80]+1" office:value-type="float" office:value="1491535397" calcext:value-type="float">
            <text:p>1491535397</text:p>
          </table:table-cell>
          <table:table-cell table:formula="of:=[.O80]+[.$W$6]*7" office:value-type="float" office:value="1492140196" calcext:value-type="float">
            <text:p>1492140196</text:p>
          </table:table-cell>
          <table:table-cell office:value-type="float" office:value="10038" calcext:value-type="float">
            <text:p>10,038</text:p>
          </table:table-cell>
          <table:table-cell table:formula="of:=[.P81]+[.Q80]" office:value-type="float" office:value="149558" calcext:value-type="float">
            <text:p>149,558</text:p>
          </table:table-cell>
          <table:table-cell table:formula="of:=[.P81]+[.R80]" office:value-type="float" office:value="631489" calcext:value-type="float">
            <text:p>631,489</text:p>
          </table:table-cell>
          <table:table-cell office:value-type="string" calcext:value-type="string">
            <text:p>wp2017w17</text:p>
          </table:table-cell>
          <table:table-cell table:style-name="ce39" office:value-type="string" calcext:value-type="string">
            <text:p>wp2017w17</text:p>
          </table:table-cell>
          <table:table-cell table:style-name="ce15" office:value-type="float" office:value="77" calcext:value-type="float">
            <text:p>77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201704" calcext:value-type="float">
            <text:p>201704</text:p>
          </table:table-cell>
          <table:table-cell table:style-name="ce14" table:formula="of:=[.M82]-[.L82]+1" office:value-type="float" office:value="6" calcext:value-type="float">
            <text:p>6</text:p>
          </table:table-cell>
          <table:table-cell table:style-name="ce20" table:formula="of:=[.M81]+1" office:value-type="date" office:date-value="2017-04-15" calcext:value-type="date">
            <text:p>04/15/17</text:p>
          </table:table-cell>
          <table:table-cell table:formula="of:=[.M81]+6" office:value-type="date" office:date-value="2017-04-20" calcext:value-type="date">
            <text:p>04/20/17</text:p>
          </table:table-cell>
          <table:table-cell table:formula="of:=[.O81]+1" office:value-type="float" office:value="1492140197" calcext:value-type="float">
            <text:p>1492140197</text:p>
          </table:table-cell>
          <table:table-cell table:formula="of:=[.O81]+[.$W$6]*6" office:value-type="float" office:value="1492658596" calcext:value-type="float">
            <text:p>1492658596</text:p>
          </table:table-cell>
          <table:table-cell office:value-type="float" office:value="9157" calcext:value-type="float">
            <text:p>9,157</text:p>
          </table:table-cell>
          <table:table-cell table:formula="of:=[.P82]+[.Q81]" office:value-type="float" office:value="158715" calcext:value-type="float">
            <text:p>158,715</text:p>
          </table:table-cell>
          <table:table-cell table:formula="of:=[.P82]+[.R81]" office:value-type="float" office:value="640646" calcext:value-type="float">
            <text:p>640,646</text:p>
          </table:table-cell>
          <table:table-cell office:value-type="string" calcext:value-type="string">
            <text:p>wp2017w18</text:p>
          </table:table-cell>
          <table:table-cell table:style-name="ce39" office:value-type="string" calcext:value-type="string">
            <text:p>wp2017w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style-name="ce14" office:value-type="float" office:value="201704" calcext:value-type="float">
            <text:p>201704</text:p>
          </table:table-cell>
          <table:table-cell table:style-name="ce14" table:formula="of:=[.M83]-[.L83]+1" office:value-type="float" office:value="6" calcext:value-type="float">
            <text:p>6</text:p>
          </table:table-cell>
          <table:table-cell table:style-name="ce20" table:formula="of:=[.M82]+1" office:value-type="date" office:date-value="2017-04-21" calcext:value-type="date">
            <text:p>04/21/17</text:p>
          </table:table-cell>
          <table:table-cell table:formula="of:=[.M82]+6" office:value-type="date" office:date-value="2017-04-26" calcext:value-type="date">
            <text:p>04/26/17</text:p>
          </table:table-cell>
          <table:table-cell table:formula="of:=[.O82]+1" office:value-type="float" office:value="1492658597" calcext:value-type="float">
            <text:p>1492658597</text:p>
          </table:table-cell>
          <table:table-cell table:formula="of:=[.O82]+[.$W$6]*6" office:value-type="float" office:value="1493176996" calcext:value-type="float">
            <text:p>1493176996</text:p>
          </table:table-cell>
          <table:table-cell office:value-type="float" office:value="9797" calcext:value-type="float">
            <text:p>9,797</text:p>
          </table:table-cell>
          <table:table-cell table:formula="of:=[.P83]+[.Q82]" office:value-type="float" office:value="168512" calcext:value-type="float">
            <text:p>168,512</text:p>
          </table:table-cell>
          <table:table-cell table:formula="of:=[.P83]+[.R82]" office:value-type="float" office:value="650443" calcext:value-type="float">
            <text:p>650,443</text:p>
          </table:table-cell>
          <table:table-cell office:value-type="string" calcext:value-type="string">
            <text:p>wp2017w19</text:p>
          </table:table-cell>
          <table:table-cell table:style-name="ce39" office:value-type="string" calcext:value-type="string">
            <text:p>wp2017w19</text:p>
          </table:table-cell>
          <table:table-cell table:style-name="ce15" office:value-type="float" office:value="79" calcext:value-type="float">
            <text:p>79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201704" calcext:value-type="float">
            <text:p>201704</text:p>
          </table:table-cell>
          <table:table-cell table:style-name="ce14" table:formula="of:=[.M84]-[.L84]+1" office:value-type="float" office:value="4" calcext:value-type="float">
            <text:p>4</text:p>
          </table:table-cell>
          <table:table-cell table:style-name="ce20" table:formula="of:=[.M83]+1" office:value-type="date" office:date-value="2017-04-27" calcext:value-type="date">
            <text:p>04/27/17</text:p>
          </table:table-cell>
          <table:table-cell table:formula="of:=[.M83]+4" office:value-type="date" office:date-value="2017-04-30" calcext:value-type="date">
            <text:p>04/30/17</text:p>
          </table:table-cell>
          <table:table-cell table:formula="of:=[.O83]+1" office:value-type="float" office:value="1493176997" calcext:value-type="float">
            <text:p>1493176997</text:p>
          </table:table-cell>
          <table:table-cell table:formula="of:=[.O83]+[.$W$6]*4" office:value-type="float" office:value="1493522596" calcext:value-type="float">
            <text:p>1493522596</text:p>
          </table:table-cell>
          <table:table-cell office:value-type="float" office:value="5427" calcext:value-type="float">
            <text:p>5,427</text:p>
          </table:table-cell>
          <table:table-cell table:formula="of:=[.P84]+[.Q83]" office:value-type="float" office:value="173939" calcext:value-type="float">
            <text:p>173,939</text:p>
          </table:table-cell>
          <table:table-cell table:formula="of:=[.P84]+[.R83]" office:value-type="float" office:value="655870" calcext:value-type="float">
            <text:p>655,870</text:p>
          </table:table-cell>
          <table:table-cell office:value-type="string" calcext:value-type="string">
            <text:p>wp2017w20</text:p>
          </table:table-cell>
          <table:table-cell table:style-name="ce39" office:value-type="string" calcext:value-type="string">
            <text:p>wp2017w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float" office:value="201705" calcext:value-type="float">
            <text:p>201705</text:p>
          </table:table-cell>
          <table:table-cell table:formula="of:=[.M85]-[.L85]+1" office:value-type="float" office:value="7" calcext:value-type="float">
            <text:p>7</text:p>
          </table:table-cell>
          <table:table-cell table:formula="of:=[.M84]+1" office:value-type="date" office:date-value="2017-05-01" calcext:value-type="date">
            <text:p>05/01/17</text:p>
          </table:table-cell>
          <table:table-cell table:formula="of:=[.M84]+7" office:value-type="date" office:date-value="2017-05-07" calcext:value-type="date">
            <text:p>05/07/17</text:p>
          </table:table-cell>
          <table:table-cell table:formula="of:=[.O84]+1" office:value-type="float" office:value="1493522597" calcext:value-type="float">
            <text:p>1493522597</text:p>
          </table:table-cell>
          <table:table-cell table:formula="of:=[.O84]+[.$W$6]*7" office:value-type="float" office:value="1494127396" calcext:value-type="float">
            <text:p>1494127396</text:p>
          </table:table-cell>
          <table:table-cell office:value-type="float" office:value="8894" calcext:value-type="float">
            <text:p>8,894</text:p>
          </table:table-cell>
          <table:table-cell table:formula="of:=[.P85]+[.Q84]" office:value-type="float" office:value="182833" calcext:value-type="float">
            <text:p>182,833</text:p>
          </table:table-cell>
          <table:table-cell table:formula="of:=[.P85]+[.R84]" office:value-type="float" office:value="664764" calcext:value-type="float">
            <text:p>664,764</text:p>
          </table:table-cell>
          <table:table-cell office:value-type="string" calcext:value-type="string">
            <text:p>wp2017w21</text:p>
          </table:table-cell>
          <table:table-cell table:style-name="ce39" office:value-type="string" calcext:value-type="string">
            <text:p>wp2017w21</text:p>
          </table:table-cell>
          <table:table-cell table:style-name="ce15" office:value-type="float" office:value="81" calcext:value-type="float">
            <text:p>81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float" office:value="201705" calcext:value-type="float">
            <text:p>201705</text:p>
          </table:table-cell>
          <table:table-cell table:formula="of:=[.M86]-[.L86]+1" office:value-type="float" office:value="6" calcext:value-type="float">
            <text:p>6</text:p>
          </table:table-cell>
          <table:table-cell table:formula="of:=[.M85]+1" office:value-type="date" office:date-value="2017-05-08" calcext:value-type="date">
            <text:p>05/08/17</text:p>
          </table:table-cell>
          <table:table-cell table:formula="of:=[.M85]+6" office:value-type="date" office:date-value="2017-05-13" calcext:value-type="date">
            <text:p>05/13/17</text:p>
          </table:table-cell>
          <table:table-cell table:formula="of:=[.O85]+1" office:value-type="float" office:value="1494127397" calcext:value-type="float">
            <text:p>1494127397</text:p>
          </table:table-cell>
          <table:table-cell table:formula="of:=[.O85]+[.$W$6]*6" office:value-type="float" office:value="1494645796" calcext:value-type="float">
            <text:p>1494645796</text:p>
          </table:table-cell>
          <table:table-cell office:value-type="float" office:value="9938" calcext:value-type="float">
            <text:p>9,938</text:p>
          </table:table-cell>
          <table:table-cell table:formula="of:=[.P86]+[.Q85]" office:value-type="float" office:value="192771" calcext:value-type="float">
            <text:p>192,771</text:p>
          </table:table-cell>
          <table:table-cell table:formula="of:=[.P86]+[.R85]" office:value-type="float" office:value="674702" calcext:value-type="float">
            <text:p>674,702</text:p>
          </table:table-cell>
          <table:table-cell office:value-type="string" calcext:value-type="string">
            <text:p>wp2017w22</text:p>
          </table:table-cell>
          <table:table-cell table:style-name="ce39" office:value-type="string" calcext:value-type="string">
            <text:p>wp2017w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float" office:value="201705" calcext:value-type="float">
            <text:p>201705</text:p>
          </table:table-cell>
          <table:table-cell table:formula="of:=[.M87]-[.L87]+1" office:value-type="float" office:value="5" calcext:value-type="float">
            <text:p>5</text:p>
          </table:table-cell>
          <table:table-cell table:formula="of:=[.M86]+1" office:value-type="date" office:date-value="2017-05-14" calcext:value-type="date">
            <text:p>05/14/17</text:p>
          </table:table-cell>
          <table:table-cell table:formula="of:=[.M86]+5" office:value-type="date" office:date-value="2017-05-18" calcext:value-type="date">
            <text:p>05/18/17</text:p>
          </table:table-cell>
          <table:table-cell table:formula="of:=[.O86]+1" office:value-type="float" office:value="1494645797" calcext:value-type="float">
            <text:p>1494645797</text:p>
          </table:table-cell>
          <table:table-cell table:formula="of:=[.O86]+[.$W$6]*5" office:value-type="float" office:value="1495077796" calcext:value-type="float">
            <text:p>1495077796</text:p>
          </table:table-cell>
          <table:table-cell office:value-type="float" office:value="8555" calcext:value-type="float">
            <text:p>8,555</text:p>
          </table:table-cell>
          <table:table-cell table:formula="of:=[.P87]+[.Q86]" office:value-type="float" office:value="201326" calcext:value-type="float">
            <text:p>201,326</text:p>
          </table:table-cell>
          <table:table-cell table:formula="of:=[.P87]+[.R86]" office:value-type="float" office:value="683257" calcext:value-type="float">
            <text:p>683,257</text:p>
          </table:table-cell>
          <table:table-cell office:value-type="string" calcext:value-type="string">
            <text:p>wp2017w23</text:p>
          </table:table-cell>
          <table:table-cell table:style-name="ce39" office:value-type="string" calcext:value-type="string">
            <text:p>wp2017w23</text:p>
          </table:table-cell>
          <table:table-cell table:style-name="ce15" office:value-type="float" office:value="83" calcext:value-type="float">
            <text:p>83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float" office:value="201705" calcext:value-type="float">
            <text:p>201705</text:p>
          </table:table-cell>
          <table:table-cell table:formula="of:=[.M88]-[.L88]+1" office:value-type="float" office:value="5" calcext:value-type="float">
            <text:p>5</text:p>
          </table:table-cell>
          <table:table-cell table:formula="of:=[.M87]+1" office:value-type="date" office:date-value="2017-05-19" calcext:value-type="date">
            <text:p>05/19/17</text:p>
          </table:table-cell>
          <table:table-cell table:formula="of:=[.M87]+5" office:value-type="date" office:date-value="2017-05-23" calcext:value-type="date">
            <text:p>05/23/17</text:p>
          </table:table-cell>
          <table:table-cell table:formula="of:=[.O87]+1" office:value-type="float" office:value="1495077797" calcext:value-type="float">
            <text:p>1495077797</text:p>
          </table:table-cell>
          <table:table-cell table:formula="of:=[.O87]+[.$W$6]*5" office:value-type="float" office:value="1495509796" calcext:value-type="float">
            <text:p>1495509796</text:p>
          </table:table-cell>
          <table:table-cell office:value-type="float" office:value="8503" calcext:value-type="float">
            <text:p>8,503</text:p>
          </table:table-cell>
          <table:table-cell table:formula="of:=[.P88]+[.Q87]" office:value-type="float" office:value="209829" calcext:value-type="float">
            <text:p>209,829</text:p>
          </table:table-cell>
          <table:table-cell table:formula="of:=[.P88]+[.R87]" office:value-type="float" office:value="691760" calcext:value-type="float">
            <text:p>691,760</text:p>
          </table:table-cell>
          <table:table-cell office:value-type="string" calcext:value-type="string">
            <text:p>wp2017w24</text:p>
          </table:table-cell>
          <table:table-cell table:style-name="ce52" office:value-type="string" calcext:value-type="string">
            <text:p>wp2017w24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float" office:value="201705" calcext:value-type="float">
            <text:p>201705</text:p>
          </table:table-cell>
          <table:table-cell table:formula="of:=[.M89]-[.L89]+1" office:value-type="float" office:value="5" calcext:value-type="float">
            <text:p>5</text:p>
          </table:table-cell>
          <table:table-cell table:formula="of:=[.M88]+1" office:value-type="date" office:date-value="2017-05-24" calcext:value-type="date">
            <text:p>05/24/17</text:p>
          </table:table-cell>
          <table:table-cell table:formula="of:=[.M88]+5" office:value-type="date" office:date-value="2017-05-28" calcext:value-type="date">
            <text:p>05/28/17</text:p>
          </table:table-cell>
          <table:table-cell table:formula="of:=[.O88]+1" office:value-type="float" office:value="1495509797" calcext:value-type="float">
            <text:p>1495509797</text:p>
          </table:table-cell>
          <table:table-cell table:formula="of:=[.O88]+[.$W$6]*5" office:value-type="float" office:value="1495941796" calcext:value-type="float">
            <text:p>1495941796</text:p>
          </table:table-cell>
          <table:table-cell office:value-type="float" office:value="8009" calcext:value-type="float">
            <text:p>8,009</text:p>
          </table:table-cell>
          <table:table-cell table:formula="of:=[.P89]+[.Q88]" office:value-type="float" office:value="217838" calcext:value-type="float">
            <text:p>217,838</text:p>
          </table:table-cell>
          <table:table-cell table:formula="of:=[.P89]+[.R88]" office:value-type="float" office:value="699769" calcext:value-type="float">
            <text:p>699,769</text:p>
          </table:table-cell>
          <table:table-cell office:value-type="string" calcext:value-type="string">
            <text:p>wp2017w25</text:p>
          </table:table-cell>
          <table:table-cell table:style-name="ce52" office:value-type="string" calcext:value-type="string">
            <text:p>wp2017w25</text:p>
          </table:table-cell>
          <table:table-cell table:style-name="ce15" office:value-type="float" office:value="85" calcext:value-type="float">
            <text:p>85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float" office:value="201705" calcext:value-type="float">
            <text:p>201705</text:p>
          </table:table-cell>
          <table:table-cell table:formula="of:=[.M90]-[.L90]+1" office:value-type="float" office:value="3" calcext:value-type="float">
            <text:p>3</text:p>
          </table:table-cell>
          <table:table-cell table:formula="of:=[.M89]+1" office:value-type="date" office:date-value="2017-05-29" calcext:value-type="date">
            <text:p>05/29/17</text:p>
          </table:table-cell>
          <table:table-cell table:formula="of:=[.M89]+3" office:value-type="date" office:date-value="2017-05-31" calcext:value-type="date">
            <text:p>05/31/17</text:p>
          </table:table-cell>
          <table:table-cell table:formula="of:=[.O89]+1" office:value-type="float" office:value="1495941797" calcext:value-type="float">
            <text:p>1495941797</text:p>
          </table:table-cell>
          <table:table-cell table:formula="of:=[.O89]+[.$W$6]*3" office:value-type="float" office:value="1496200996" calcext:value-type="float">
            <text:p>1496200996</text:p>
          </table:table-cell>
          <table:table-cell office:value-type="float" office:value="4260" calcext:value-type="float">
            <text:p>4,260</text:p>
          </table:table-cell>
          <table:table-cell table:formula="of:=[.P90]+[.Q89]" office:value-type="float" office:value="222098" calcext:value-type="float">
            <text:p>222,098</text:p>
          </table:table-cell>
          <table:table-cell table:formula="of:=[.P90]+[.R89]" office:value-type="float" office:value="704029" calcext:value-type="float">
            <text:p>704,029</text:p>
          </table:table-cell>
          <table:table-cell office:value-type="string" calcext:value-type="string">
            <text:p>wp2017w26</text:p>
          </table:table-cell>
          <table:table-cell table:style-name="ce52" office:value-type="string" calcext:value-type="string">
            <text:p>wp2017w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style-name="ce14" office:value-type="float" office:value="201706" calcext:value-type="float">
            <text:p>201706</text:p>
          </table:table-cell>
          <table:table-cell table:style-name="ce14" table:formula="of:=[.M91]-[.L91]+1" office:value-type="float" office:value="7" calcext:value-type="float">
            <text:p>7</text:p>
          </table:table-cell>
          <table:table-cell table:style-name="ce20" table:formula="of:=[.M90]+1" office:value-type="date" office:date-value="2017-06-01" calcext:value-type="date">
            <text:p>06/01/17</text:p>
          </table:table-cell>
          <table:table-cell table:formula="of:=[.M90]+7" office:value-type="date" office:date-value="2017-06-07" calcext:value-type="date">
            <text:p>06/07/17</text:p>
          </table:table-cell>
          <table:table-cell table:formula="of:=[.O90]+1" office:value-type="float" office:value="1496200997" calcext:value-type="float">
            <text:p>1496200997</text:p>
          </table:table-cell>
          <table:table-cell table:formula="of:=[.O90]+[.$W$6]*7" office:value-type="float" office:value="1496805796" calcext:value-type="float">
            <text:p>1496805796</text:p>
          </table:table-cell>
          <table:table-cell office:value-type="float" office:value="9272" calcext:value-type="float">
            <text:p>9,272</text:p>
          </table:table-cell>
          <table:table-cell table:formula="of:=[.P91]+[.Q90]" office:value-type="float" office:value="231370" calcext:value-type="float">
            <text:p>231,370</text:p>
          </table:table-cell>
          <table:table-cell table:formula="of:=[.P91]+[.R90]" office:value-type="float" office:value="713301" calcext:value-type="float">
            <text:p>713,301</text:p>
          </table:table-cell>
          <table:table-cell office:value-type="string" calcext:value-type="string">
            <text:p>wp2017w27</text:p>
          </table:table-cell>
          <table:table-cell table:style-name="ce52" office:value-type="string" calcext:value-type="string">
            <text:p>wp2017w27</text:p>
          </table:table-cell>
          <table:table-cell table:style-name="ce15" office:value-type="float" office:value="87" calcext:value-type="float">
            <text:p>87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style-name="ce14" office:value-type="float" office:value="201706" calcext:value-type="float">
            <text:p>201706</text:p>
          </table:table-cell>
          <table:table-cell table:style-name="ce14" table:formula="of:=[.M92]-[.L92]+1" office:value-type="float" office:value="6" calcext:value-type="float">
            <text:p>6</text:p>
          </table:table-cell>
          <table:table-cell table:style-name="ce20" table:formula="of:=[.M91]+1" office:value-type="date" office:date-value="2017-06-08" calcext:value-type="date">
            <text:p>06/08/17</text:p>
          </table:table-cell>
          <table:table-cell table:formula="of:=[.M91]+6" office:value-type="date" office:date-value="2017-06-13" calcext:value-type="date">
            <text:p>06/13/17</text:p>
          </table:table-cell>
          <table:table-cell table:formula="of:=[.O91]+1" office:value-type="float" office:value="1496805797" calcext:value-type="float">
            <text:p>1496805797</text:p>
          </table:table-cell>
          <table:table-cell table:formula="of:=[.O91]+[.$W$6]*6" office:value-type="float" office:value="1497324196" calcext:value-type="float">
            <text:p>1497324196</text:p>
          </table:table-cell>
          <table:table-cell office:value-type="float" office:value="9611" calcext:value-type="float">
            <text:p>9,611</text:p>
          </table:table-cell>
          <table:table-cell table:formula="of:=[.P92]+[.Q91]" office:value-type="float" office:value="240981" calcext:value-type="float">
            <text:p>240,981</text:p>
          </table:table-cell>
          <table:table-cell table:formula="of:=[.P92]+[.R91]" office:value-type="float" office:value="722912" calcext:value-type="float">
            <text:p>722,912</text:p>
          </table:table-cell>
          <table:table-cell office:value-type="string" calcext:value-type="string">
            <text:p>wp2017w28</text:p>
          </table:table-cell>
          <table:table-cell table:style-name="ce52" office:value-type="string" calcext:value-type="string">
            <text:p>wp2017w2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style-name="ce14" office:value-type="float" office:value="201706" calcext:value-type="float">
            <text:p>201706</text:p>
          </table:table-cell>
          <table:table-cell table:style-name="ce14" table:formula="of:=[.M93]-[.L93]+1" office:value-type="float" office:value="6" calcext:value-type="float">
            <text:p>6</text:p>
          </table:table-cell>
          <table:table-cell table:style-name="ce20" table:formula="of:=[.M92]+1" office:value-type="date" office:date-value="2017-06-14" calcext:value-type="date">
            <text:p>06/14/17</text:p>
          </table:table-cell>
          <table:table-cell table:formula="of:=[.M92]+6" office:value-type="date" office:date-value="2017-06-19" calcext:value-type="date">
            <text:p>06/19/17</text:p>
          </table:table-cell>
          <table:table-cell table:formula="of:=[.O92]+1" office:value-type="float" office:value="1497324197" calcext:value-type="float">
            <text:p>1497324197</text:p>
          </table:table-cell>
          <table:table-cell table:formula="of:=[.O92]+[.$W$6]*6" office:value-type="float" office:value="1497842596" calcext:value-type="float">
            <text:p>1497842596</text:p>
          </table:table-cell>
          <table:table-cell office:value-type="float" office:value="9878" calcext:value-type="float">
            <text:p>9,878</text:p>
          </table:table-cell>
          <table:table-cell table:formula="of:=[.P93]+[.Q92]" office:value-type="float" office:value="250859" calcext:value-type="float">
            <text:p>250,859</text:p>
          </table:table-cell>
          <table:table-cell table:formula="of:=[.P93]+[.R92]" office:value-type="float" office:value="732790" calcext:value-type="float">
            <text:p>732,790</text:p>
          </table:table-cell>
          <table:table-cell office:value-type="string" calcext:value-type="string">
            <text:p>wp2017w29</text:p>
          </table:table-cell>
          <table:table-cell table:style-name="ce52" office:value-type="string" calcext:value-type="string">
            <text:p>wp2017w29</text:p>
          </table:table-cell>
          <table:table-cell table:style-name="ce15" office:value-type="float" office:value="89" calcext:value-type="float">
            <text:p>89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201706" calcext:value-type="float">
            <text:p>201706</text:p>
          </table:table-cell>
          <table:table-cell table:style-name="ce14" table:formula="of:=[.M94]-[.L94]+1" office:value-type="float" office:value="5" calcext:value-type="float">
            <text:p>5</text:p>
          </table:table-cell>
          <table:table-cell table:style-name="ce20" table:formula="of:=[.M93]+1" office:value-type="date" office:date-value="2017-06-20" calcext:value-type="date">
            <text:p>06/20/17</text:p>
          </table:table-cell>
          <table:table-cell table:formula="of:=[.M93]+5" office:value-type="date" office:date-value="2017-06-24" calcext:value-type="date">
            <text:p>06/24/17</text:p>
          </table:table-cell>
          <table:table-cell table:formula="of:=[.O93]+1" office:value-type="float" office:value="1497842597" calcext:value-type="float">
            <text:p>1497842597</text:p>
          </table:table-cell>
          <table:table-cell table:formula="of:=[.O93]+[.$W$6]*5" office:value-type="float" office:value="1498274596" calcext:value-type="float">
            <text:p>1498274596</text:p>
          </table:table-cell>
          <table:table-cell office:value-type="float" office:value="8998" calcext:value-type="float">
            <text:p>8,998</text:p>
          </table:table-cell>
          <table:table-cell table:formula="of:=[.P94]+[.Q93]" office:value-type="float" office:value="259857" calcext:value-type="float">
            <text:p>259,857</text:p>
          </table:table-cell>
          <table:table-cell table:formula="of:=[.P94]+[.R93]" office:value-type="float" office:value="741788" calcext:value-type="float">
            <text:p>741,788</text:p>
          </table:table-cell>
          <table:table-cell office:value-type="string" calcext:value-type="string">
            <text:p>wp2017w30</text:p>
          </table:table-cell>
          <table:table-cell table:style-name="ce52" office:value-type="string" calcext:value-type="string">
            <text:p>wp2017w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style-name="ce14" office:value-type="float" office:value="201706" calcext:value-type="float">
            <text:p>201706</text:p>
          </table:table-cell>
          <table:table-cell table:style-name="ce14" table:formula="of:=[.M95]-[.L95]+1" office:value-type="float" office:value="6" calcext:value-type="float">
            <text:p>6</text:p>
          </table:table-cell>
          <table:table-cell table:style-name="ce20" table:formula="of:=[.M94]+1" office:value-type="date" office:date-value="2017-06-25" calcext:value-type="date">
            <text:p>06/25/17</text:p>
          </table:table-cell>
          <table:table-cell table:style-name="ce22" table:formula="of:=[.M94]+6" office:value-type="date" office:date-value="2017-06-30" calcext:value-type="date">
            <text:p>06/30/17</text:p>
          </table:table-cell>
          <table:table-cell table:formula="of:=[.O94]+1" office:value-type="float" office:value="1498274597" calcext:value-type="float">
            <text:p>1498274597</text:p>
          </table:table-cell>
          <table:table-cell table:formula="of:=[.O94]+[.$W$6]*6" office:value-type="float" office:value="1498792996" calcext:value-type="float">
            <text:p>1498792996</text:p>
          </table:table-cell>
          <table:table-cell office:value-type="float" office:value="9424" calcext:value-type="float">
            <text:p>9,424</text:p>
          </table:table-cell>
          <table:table-cell table:formula="of:=[.P95]+[.Q94]" office:value-type="float" office:value="269281" calcext:value-type="float">
            <text:p>269,281</text:p>
          </table:table-cell>
          <table:table-cell table:formula="of:=[.P95]+[.R94]" office:value-type="float" office:value="751212" calcext:value-type="float">
            <text:p>751,212</text:p>
          </table:table-cell>
          <table:table-cell office:value-type="string" calcext:value-type="string">
            <text:p>wp2017w31</text:p>
          </table:table-cell>
          <table:table-cell table:style-name="ce52" office:value-type="string" calcext:value-type="string">
            <text:p>wp2017w31</text:p>
          </table:table-cell>
          <table:table-cell table:style-name="ce15" office:value-type="float" office:value="91" calcext:value-type="float">
            <text:p>91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float" office:value="201707" calcext:value-type="float">
            <text:p>201707</text:p>
          </table:table-cell>
          <table:table-cell table:formula="of:=[.M96]-[.L96]+1" office:value-type="float" office:value="7" calcext:value-type="float">
            <text:p>7</text:p>
          </table:table-cell>
          <table:table-cell table:formula="of:=[.M95]+1" office:value-type="date" office:date-value="2017-07-01" calcext:value-type="date">
            <text:p>07/01/17</text:p>
          </table:table-cell>
          <table:table-cell table:formula="of:=[.M95]+7" office:value-type="date" office:date-value="2017-07-07" calcext:value-type="date">
            <text:p>07/07/17</text:p>
          </table:table-cell>
          <table:table-cell table:formula="of:=[.O95]+1" office:value-type="float" office:value="1498792997" calcext:value-type="float">
            <text:p>1498792997</text:p>
          </table:table-cell>
          <table:table-cell table:formula="of:=[.O95]+[.$W$6]*7" office:value-type="float" office:value="1499397796" calcext:value-type="float">
            <text:p>1499397796</text:p>
          </table:table-cell>
          <table:table-cell office:value-type="float" office:value="8760" calcext:value-type="float">
            <text:p>8,760</text:p>
          </table:table-cell>
          <table:table-cell table:formula="of:=[.P96]+[.Q95]" office:value-type="float" office:value="278041" calcext:value-type="float">
            <text:p>278,041</text:p>
          </table:table-cell>
          <table:table-cell table:formula="of:=[.P96]+[.R95]" office:value-type="float" office:value="759972" calcext:value-type="float">
            <text:p>759,972</text:p>
          </table:table-cell>
          <table:table-cell office:value-type="string" calcext:value-type="string">
            <text:p>wp2017w32</text:p>
          </table:table-cell>
          <table:table-cell table:style-name="ce52" office:value-type="string" calcext:value-type="string">
            <text:p>wp2017w3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float" office:value="201707" calcext:value-type="float">
            <text:p>201707</text:p>
          </table:table-cell>
          <table:table-cell table:formula="of:=[.M97]-[.L97]+1" office:value-type="float" office:value="6" calcext:value-type="float">
            <text:p>6</text:p>
          </table:table-cell>
          <table:table-cell table:formula="of:=[.M96]+1" office:value-type="date" office:date-value="2017-07-08" calcext:value-type="date">
            <text:p>07/08/17</text:p>
          </table:table-cell>
          <table:table-cell table:formula="of:=[.M96]+6" office:value-type="date" office:date-value="2017-07-13" calcext:value-type="date">
            <text:p>07/13/17</text:p>
          </table:table-cell>
          <table:table-cell table:formula="of:=[.O96]+1" office:value-type="float" office:value="1499397797" calcext:value-type="float">
            <text:p>1499397797</text:p>
          </table:table-cell>
          <table:table-cell table:formula="of:=[.O96]+[.$W$6]*6" office:value-type="float" office:value="1499916196" calcext:value-type="float">
            <text:p>1499916196</text:p>
          </table:table-cell>
          <table:table-cell office:value-type="float" office:value="8566" calcext:value-type="float">
            <text:p>8,566</text:p>
          </table:table-cell>
          <table:table-cell table:formula="of:=[.P97]+[.Q96]" office:value-type="float" office:value="286607" calcext:value-type="float">
            <text:p>286,607</text:p>
          </table:table-cell>
          <table:table-cell table:formula="of:=[.P97]+[.R96]" office:value-type="float" office:value="768538" calcext:value-type="float">
            <text:p>768,538</text:p>
          </table:table-cell>
          <table:table-cell office:value-type="string" calcext:value-type="string">
            <text:p>wp2017w33</text:p>
          </table:table-cell>
          <table:table-cell table:style-name="ce52" office:value-type="string" calcext:value-type="string">
            <text:p>wp2017w33</text:p>
          </table:table-cell>
          <table:table-cell table:style-name="ce15" office:value-type="float" office:value="93" calcext:value-type="float">
            <text:p>93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float" office:value="201707" calcext:value-type="float">
            <text:p>201707</text:p>
          </table:table-cell>
          <table:table-cell table:formula="of:=[.M98]-[.L98]+1" office:value-type="float" office:value="6" calcext:value-type="float">
            <text:p>6</text:p>
          </table:table-cell>
          <table:table-cell table:formula="of:=[.M97]+1" office:value-type="date" office:date-value="2017-07-14" calcext:value-type="date">
            <text:p>07/14/17</text:p>
          </table:table-cell>
          <table:table-cell table:formula="of:=[.M97]+6" office:value-type="date" office:date-value="2017-07-19" calcext:value-type="date">
            <text:p>07/19/17</text:p>
          </table:table-cell>
          <table:table-cell table:formula="of:=[.O97]+1" office:value-type="float" office:value="1499916197" calcext:value-type="float">
            <text:p>1499916197</text:p>
          </table:table-cell>
          <table:table-cell table:formula="of:=[.O97]+[.$W$6]*6" office:value-type="float" office:value="1500434596" calcext:value-type="float">
            <text:p>1500434596</text:p>
          </table:table-cell>
          <table:table-cell office:value-type="float" office:value="9060" calcext:value-type="float">
            <text:p>9,060</text:p>
          </table:table-cell>
          <table:table-cell table:formula="of:=[.P98]+[.Q97]" office:value-type="float" office:value="295667" calcext:value-type="float">
            <text:p>295,667</text:p>
          </table:table-cell>
          <table:table-cell table:formula="of:=[.P98]+[.R97]" office:value-type="float" office:value="777598" calcext:value-type="float">
            <text:p>777,598</text:p>
          </table:table-cell>
          <table:table-cell office:value-type="string" calcext:value-type="string">
            <text:p>wp2017w34</text:p>
          </table:table-cell>
          <table:table-cell table:style-name="ce52" office:value-type="string" calcext:value-type="string">
            <text:p>wp2017w3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float" office:value="201707" calcext:value-type="float">
            <text:p>201707</text:p>
          </table:table-cell>
          <table:table-cell table:formula="of:=[.M99]-[.L99]+1" office:value-type="float" office:value="6" calcext:value-type="float">
            <text:p>6</text:p>
          </table:table-cell>
          <table:table-cell table:formula="of:=[.M98]+1" office:value-type="date" office:date-value="2017-07-20" calcext:value-type="date">
            <text:p>07/20/17</text:p>
          </table:table-cell>
          <table:table-cell table:formula="of:=[.M98]+6" office:value-type="date" office:date-value="2017-07-25" calcext:value-type="date">
            <text:p>07/25/17</text:p>
          </table:table-cell>
          <table:table-cell table:formula="of:=[.O98]+1" office:value-type="float" office:value="1500434597" calcext:value-type="float">
            <text:p>1500434597</text:p>
          </table:table-cell>
          <table:table-cell table:formula="of:=[.O98]+[.$W$6]*6" office:value-type="float" office:value="1500952996" calcext:value-type="float">
            <text:p>1500952996</text:p>
          </table:table-cell>
          <table:table-cell office:value-type="float" office:value="9410" calcext:value-type="float">
            <text:p>9,410</text:p>
          </table:table-cell>
          <table:table-cell table:formula="of:=[.P99]+[.Q98]" office:value-type="float" office:value="305077" calcext:value-type="float">
            <text:p>305,077</text:p>
          </table:table-cell>
          <table:table-cell table:formula="of:=[.P99]+[.R98]" office:value-type="float" office:value="787008" calcext:value-type="float">
            <text:p>787,008</text:p>
          </table:table-cell>
          <table:table-cell office:value-type="string" calcext:value-type="string">
            <text:p>wp2017w35</text:p>
          </table:table-cell>
          <table:table-cell table:style-name="ce52" office:value-type="string" calcext:value-type="string">
            <text:p>wp2017w35</text:p>
          </table:table-cell>
          <table:table-cell table:style-name="ce15" office:value-type="float" office:value="95" calcext:value-type="float">
            <text:p>95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float" office:value="201707" calcext:value-type="float">
            <text:p>201707</text:p>
          </table:table-cell>
          <table:table-cell table:formula="of:=[.M100]-[.L100]+1" office:value-type="float" office:value="6" calcext:value-type="float">
            <text:p>6</text:p>
          </table:table-cell>
          <table:table-cell table:formula="of:=[.M99]+1" office:value-type="date" office:date-value="2017-07-26" calcext:value-type="date">
            <text:p>07/26/17</text:p>
          </table:table-cell>
          <table:table-cell table:formula="of:=[.M99]+6" office:value-type="date" office:date-value="2017-07-31" calcext:value-type="date">
            <text:p>07/31/17</text:p>
          </table:table-cell>
          <table:table-cell table:formula="of:=[.O99]+1" office:value-type="float" office:value="1500952997" calcext:value-type="float">
            <text:p>1500952997</text:p>
          </table:table-cell>
          <table:table-cell table:formula="of:=[.O99]+[.$W$6]*6" office:value-type="float" office:value="1501471396" calcext:value-type="float">
            <text:p>1501471396</text:p>
          </table:table-cell>
          <table:table-cell office:value-type="float" office:value="8911" calcext:value-type="float">
            <text:p>8,911</text:p>
          </table:table-cell>
          <table:table-cell table:formula="of:=[.P100]+[.Q99]" office:value-type="float" office:value="313988" calcext:value-type="float">
            <text:p>313,988</text:p>
          </table:table-cell>
          <table:table-cell table:formula="of:=[.P100]+[.R99]" office:value-type="float" office:value="795919" calcext:value-type="float">
            <text:p>795,919</text:p>
          </table:table-cell>
          <table:table-cell office:value-type="string" calcext:value-type="string">
            <text:p>wp2017w36</text:p>
          </table:table-cell>
          <table:table-cell table:style-name="ce52" office:value-type="string" calcext:value-type="string">
            <text:p>wp2017w3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float" office:value="201708" calcext:value-type="float">
            <text:p>201708</text:p>
          </table:table-cell>
          <table:table-cell table:formula="of:=[.M101]-[.L101]+1" office:value-type="float" office:value="8" calcext:value-type="float">
            <text:p>8</text:p>
          </table:table-cell>
          <table:table-cell table:formula="of:=[.M100]+1" office:value-type="date" office:date-value="2017-08-01" calcext:value-type="date">
            <text:p>08/01/17</text:p>
          </table:table-cell>
          <table:table-cell table:formula="of:=[.M100]+8" office:value-type="date" office:date-value="2017-08-08" calcext:value-type="date">
            <text:p>08/08/17</text:p>
          </table:table-cell>
          <table:table-cell table:formula="of:=[.O100]+1" office:value-type="float" office:value="1501471397" calcext:value-type="float">
            <text:p>1501471397</text:p>
          </table:table-cell>
          <table:table-cell table:formula="of:=[.O100]+[.$W$6]*8" office:value-type="float" office:value="1502162596" calcext:value-type="float">
            <text:p>1502162596</text:p>
          </table:table-cell>
          <table:table-cell office:value-type="float" office:value="9215" calcext:value-type="float">
            <text:p>9,215</text:p>
          </table:table-cell>
          <table:table-cell table:formula="of:=[.P101]+[.Q100]" office:value-type="float" office:value="323203" calcext:value-type="float">
            <text:p>323,203</text:p>
          </table:table-cell>
          <table:table-cell table:formula="of:=[.P101]+[.R100]" office:value-type="float" office:value="805134" calcext:value-type="float">
            <text:p>805,134</text:p>
          </table:table-cell>
          <table:table-cell office:value-type="string" calcext:value-type="string">
            <text:p>wp2017w37</text:p>
          </table:table-cell>
          <table:table-cell table:style-name="ce52" office:value-type="string" calcext:value-type="string">
            <text:p>wp2017w37</text:p>
          </table:table-cell>
          <table:table-cell table:style-name="ce15" office:value-type="float" office:value="97" calcext:value-type="float">
            <text:p>97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float" office:value="201708" calcext:value-type="float">
            <text:p>201708</text:p>
          </table:table-cell>
          <table:table-cell table:formula="of:=[.M102]-[.L102]+1" office:value-type="float" office:value="8" calcext:value-type="float">
            <text:p>8</text:p>
          </table:table-cell>
          <table:table-cell table:formula="of:=[.L101]+7" office:value-type="date" office:date-value="2017-08-08" calcext:value-type="date">
            <text:p>08/08/17</text:p>
          </table:table-cell>
          <table:table-cell table:formula="of:=[.M101]+7" office:value-type="date" office:date-value="2017-08-15" calcext:value-type="date">
            <text:p>08/15/17</text:p>
          </table:table-cell>
          <table:table-cell table:formula="of:=[.O101]+1" office:value-type="float" office:value="1502162597" calcext:value-type="float">
            <text:p>1502162597</text:p>
          </table:table-cell>
          <table:table-cell table:formula="of:=[.O101]+[.$W$6]*7" office:value-type="float" office:value="1502767396" calcext:value-type="float">
            <text:p>1502767396</text:p>
          </table:table-cell>
          <table:table-cell office:value-type="float" office:value="9112" calcext:value-type="float">
            <text:p>9,112</text:p>
          </table:table-cell>
          <table:table-cell table:formula="of:=[.P102]+[.Q101]" office:value-type="float" office:value="332315" calcext:value-type="float">
            <text:p>332,315</text:p>
          </table:table-cell>
          <table:table-cell table:formula="of:=[.P102]+[.R101]" office:value-type="float" office:value="814246" calcext:value-type="float">
            <text:p>814,246</text:p>
          </table:table-cell>
          <table:table-cell office:value-type="string" calcext:value-type="string">
            <text:p>wp2017w38</text:p>
          </table:table-cell>
          <table:table-cell table:style-name="ce52" office:value-type="string" calcext:value-type="string">
            <text:p>wp2017w3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float" office:value="201708" calcext:value-type="float">
            <text:p>201708</text:p>
          </table:table-cell>
          <table:table-cell table:formula="of:=[.M103]-[.L103]+1" office:value-type="float" office:value="7" calcext:value-type="float">
            <text:p>7</text:p>
          </table:table-cell>
          <table:table-cell table:formula="of:=[.M102]+1" office:value-type="date" office:date-value="2017-08-16" calcext:value-type="date">
            <text:p>08/16/17</text:p>
          </table:table-cell>
          <table:table-cell table:formula="of:=[.M102]+7" office:value-type="date" office:date-value="2017-08-22" calcext:value-type="date">
            <text:p>08/22/17</text:p>
          </table:table-cell>
          <table:table-cell table:formula="of:=[.O102]+1" office:value-type="float" office:value="1502767397" calcext:value-type="float">
            <text:p>1502767397</text:p>
          </table:table-cell>
          <table:table-cell table:formula="of:=[.O102]+[.$W$6]*7" office:value-type="float" office:value="1503372196" calcext:value-type="float">
            <text:p>1503372196</text:p>
          </table:table-cell>
          <table:table-cell office:value-type="float" office:value="8730" calcext:value-type="float">
            <text:p>8,730</text:p>
          </table:table-cell>
          <table:table-cell table:formula="of:=[.P103]+[.Q102]" office:value-type="float" office:value="341045" calcext:value-type="float">
            <text:p>341,045</text:p>
          </table:table-cell>
          <table:table-cell table:formula="of:=[.P103]+[.R102]" office:value-type="float" office:value="822976" calcext:value-type="float">
            <text:p>822,976</text:p>
          </table:table-cell>
          <table:table-cell office:value-type="string" calcext:value-type="string">
            <text:p>wp2017w39</text:p>
          </table:table-cell>
          <table:table-cell table:style-name="ce52" office:value-type="string" calcext:value-type="string">
            <text:p>wp2017w39</text:p>
          </table:table-cell>
          <table:table-cell table:style-name="ce15" office:value-type="float" office:value="99" calcext:value-type="float">
            <text:p>99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float" office:value="201708" calcext:value-type="float">
            <text:p>201708</text:p>
          </table:table-cell>
          <table:table-cell table:formula="of:=[.M104]-[.L104]+1" office:value-type="float" office:value="7" calcext:value-type="float">
            <text:p>7</text:p>
          </table:table-cell>
          <table:table-cell table:formula="of:=[.M103]+1" office:value-type="date" office:date-value="2017-08-23" calcext:value-type="date">
            <text:p>08/23/17</text:p>
          </table:table-cell>
          <table:table-cell table:formula="of:=[.M103]+7" office:value-type="date" office:date-value="2017-08-29" calcext:value-type="date">
            <text:p>08/29/17</text:p>
          </table:table-cell>
          <table:table-cell table:formula="of:=[.O103]+1" office:value-type="float" office:value="1503372197" calcext:value-type="float">
            <text:p>1503372197</text:p>
          </table:table-cell>
          <table:table-cell table:formula="of:=[.O103]+[.$W$6]*7" office:value-type="float" office:value="1503976996" calcext:value-type="float">
            <text:p>1503976996</text:p>
          </table:table-cell>
          <table:table-cell office:value-type="float" office:value="10497" calcext:value-type="float">
            <text:p>10,497</text:p>
          </table:table-cell>
          <table:table-cell table:formula="of:=[.P104]+[.Q103]" office:value-type="float" office:value="351542" calcext:value-type="float">
            <text:p>351,542</text:p>
          </table:table-cell>
          <table:table-cell table:formula="of:=[.P104]+[.R103]" office:value-type="float" office:value="833473" calcext:value-type="float">
            <text:p>833,473</text:p>
          </table:table-cell>
          <table:table-cell office:value-type="string" calcext:value-type="string">
            <text:p>wp2017w40</text:p>
          </table:table-cell>
          <table:table-cell table:style-name="ce52" office:value-type="string" calcext:value-type="string">
            <text:p>wp2017w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float" office:value="201608" calcext:value-type="float">
            <text:p>201608</text:p>
          </table:table-cell>
          <table:table-cell table:formula="of:=[.M105]-[.L105]+1" office:value-type="float" office:value="2" calcext:value-type="float">
            <text:p>2</text:p>
          </table:table-cell>
          <table:table-cell table:formula="of:=[.M104]+1" office:value-type="date" office:date-value="2017-08-30" calcext:value-type="date">
            <text:p>08/30/17</text:p>
          </table:table-cell>
          <table:table-cell table:style-name="ce22" table:formula="of:=[.M104]+2" office:value-type="date" office:date-value="2017-08-31" calcext:value-type="date">
            <text:p>08/31/17</text:p>
          </table:table-cell>
          <table:table-cell table:formula="of:=[.O104]+1" office:value-type="float" office:value="1503976997" calcext:value-type="float">
            <text:p>1503976997</text:p>
          </table:table-cell>
          <table:table-cell table:formula="of:=[.O104]+[.$W$6]*7" office:value-type="float" office:value="1504581796" calcext:value-type="float">
            <text:p>1504581796</text:p>
          </table:table-cell>
          <table:table-cell office:value-type="float" office:value="4110" calcext:value-type="float">
            <text:p>4,110</text:p>
          </table:table-cell>
          <table:table-cell table:formula="of:=[.P105]+[.Q104]" office:value-type="float" office:value="355652" calcext:value-type="float">
            <text:p>355,652</text:p>
          </table:table-cell>
          <table:table-cell table:formula="of:=[.P105]+[.R104]" office:value-type="float" office:value="837583" calcext:value-type="float">
            <text:p>837,583</text:p>
          </table:table-cell>
          <table:table-cell office:value-type="string" calcext:value-type="string">
            <text:p>wp2017w41</text:p>
          </table:table-cell>
          <table:table-cell table:style-name="ce52" office:value-type="string" calcext:value-type="string">
            <text:p>wp2017w41</text:p>
          </table:table-cell>
          <table:table-cell table:style-name="ce15" office:value-type="float" office:value="101" calcext:value-type="float">
            <text:p>101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float" office:value="201709" calcext:value-type="float">
            <text:p>201709</text:p>
          </table:table-cell>
          <table:table-cell table:formula="of:=[.M106]-[.L106]+1" office:value-type="float" office:value="7" calcext:value-type="float">
            <text:p>7</text:p>
          </table:table-cell>
          <table:table-cell table:formula="of:=[.M105]+1" office:value-type="date" office:date-value="2017-09-01" calcext:value-type="date">
            <text:p>09/01/17</text:p>
          </table:table-cell>
          <table:table-cell table:style-name="ce22" table:formula="of:=[.M105]+7" office:value-type="date" office:date-value="2017-09-07" calcext:value-type="date">
            <text:p>09/07/17</text:p>
          </table:table-cell>
          <table:table-cell table:formula="of:=[.O105]+1" office:value-type="float" office:value="1504581797" calcext:value-type="float">
            <text:p>1504581797</text:p>
          </table:table-cell>
          <table:table-cell table:formula="of:=[.O105]+[.$W$6]*7" office:value-type="float" office:value="1505186596" calcext:value-type="float">
            <text:p>1505186596</text:p>
          </table:table-cell>
          <table:table-cell office:value-type="float" office:value="9386" calcext:value-type="float">
            <text:p>9,386</text:p>
          </table:table-cell>
          <table:table-cell table:formula="of:=[.P106]+[.Q105]" office:value-type="float" office:value="365038" calcext:value-type="float">
            <text:p>365,038</text:p>
          </table:table-cell>
          <table:table-cell table:formula="of:=[.P106]+[.R105]" office:value-type="float" office:value="846969" calcext:value-type="float">
            <text:p>846,969</text:p>
          </table:table-cell>
          <table:table-cell office:value-type="string" calcext:value-type="string">
            <text:p>wp2017w42</text:p>
          </table:table-cell>
          <table:table-cell table:style-name="ce52" office:value-type="string" calcext:value-type="string">
            <text:p>wp2017w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float" office:value="201709" calcext:value-type="float">
            <text:p>201709</text:p>
          </table:table-cell>
          <table:table-cell table:formula="of:=[.M107]-[.L107]+1" office:value-type="float" office:value="5" calcext:value-type="float">
            <text:p>5</text:p>
          </table:table-cell>
          <table:table-cell table:formula="of:=[.M106]+1" office:value-type="date" office:date-value="2017-09-08" calcext:value-type="date">
            <text:p>09/08/17</text:p>
          </table:table-cell>
          <table:table-cell table:formula="of:=[.M106]+5" office:value-type="date" office:date-value="2017-09-12" calcext:value-type="date">
            <text:p>09/12/17</text:p>
          </table:table-cell>
          <table:table-cell table:formula="of:=[.O106]+1" office:value-type="float" office:value="1505186597" calcext:value-type="float">
            <text:p>1505186597</text:p>
          </table:table-cell>
          <table:table-cell table:formula="of:=[.O106]+[.$W$6]*5" office:value-type="float" office:value="1505618596" calcext:value-type="float">
            <text:p>1505618596</text:p>
          </table:table-cell>
          <table:table-cell office:value-type="float" office:value="8176" calcext:value-type="float">
            <text:p>8,176</text:p>
          </table:table-cell>
          <table:table-cell table:formula="of:=[.P107]+[.Q106]" office:value-type="float" office:value="373214" calcext:value-type="float">
            <text:p>373,214</text:p>
          </table:table-cell>
          <table:table-cell table:formula="of:=[.P107]+[.R106]" office:value-type="float" office:value="855145" calcext:value-type="float">
            <text:p>855,145</text:p>
          </table:table-cell>
          <table:table-cell office:value-type="string" calcext:value-type="string">
            <text:p>wp2017w43</text:p>
          </table:table-cell>
          <table:table-cell table:style-name="ce52" office:value-type="string" calcext:value-type="string">
            <text:p>wp2017w43</text:p>
          </table:table-cell>
          <table:table-cell table:style-name="ce15" office:value-type="float" office:value="103" calcext:value-type="float">
            <text:p>103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float" office:value="201709" calcext:value-type="float">
            <text:p>201709</text:p>
          </table:table-cell>
          <table:table-cell table:formula="of:=[.M108]-[.L108]+1" office:value-type="float" office:value="6" calcext:value-type="float">
            <text:p>6</text:p>
          </table:table-cell>
          <table:table-cell table:formula="of:=[.M107]+1" office:value-type="date" office:date-value="2017-09-13" calcext:value-type="date">
            <text:p>09/13/17</text:p>
          </table:table-cell>
          <table:table-cell table:formula="of:=[.M107]+6" office:value-type="date" office:date-value="2017-09-18" calcext:value-type="date">
            <text:p>09/18/17</text:p>
          </table:table-cell>
          <table:table-cell table:formula="of:=[.O107]+1" office:value-type="float" office:value="1505618597" calcext:value-type="float">
            <text:p>1505618597</text:p>
          </table:table-cell>
          <table:table-cell table:formula="of:=[.O107]+[.$W$6]*6" office:value-type="float" office:value="1506136996" calcext:value-type="float">
            <text:p>1506136996</text:p>
          </table:table-cell>
          <table:table-cell office:value-type="float" office:value="8880" calcext:value-type="float">
            <text:p>8,880</text:p>
          </table:table-cell>
          <table:table-cell table:formula="of:=[.P108]+[.Q107]" office:value-type="float" office:value="382094" calcext:value-type="float">
            <text:p>382,094</text:p>
          </table:table-cell>
          <table:table-cell table:formula="of:=[.P108]+[.R107]" office:value-type="float" office:value="864025" calcext:value-type="float">
            <text:p>864,025</text:p>
          </table:table-cell>
          <table:table-cell office:value-type="string" calcext:value-type="string">
            <text:p>wp2017w44</text:p>
          </table:table-cell>
          <table:table-cell table:style-name="ce52" office:value-type="string" calcext:value-type="string">
            <text:p>wp2017w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float" office:value="201709" calcext:value-type="float">
            <text:p>201709</text:p>
          </table:table-cell>
          <table:table-cell table:formula="of:=[.M109]-[.L109]+1" office:value-type="float" office:value="7" calcext:value-type="float">
            <text:p>7</text:p>
          </table:table-cell>
          <table:table-cell table:formula="of:=[.M108]+1" office:value-type="date" office:date-value="2017-09-19" calcext:value-type="date">
            <text:p>09/19/17</text:p>
          </table:table-cell>
          <table:table-cell table:formula="of:=[.M108]+7" office:value-type="date" office:date-value="2017-09-25" calcext:value-type="date">
            <text:p>09/25/17</text:p>
          </table:table-cell>
          <table:table-cell table:formula="of:=[.O108]+1" office:value-type="float" office:value="1506136997" calcext:value-type="float">
            <text:p>1506136997</text:p>
          </table:table-cell>
          <table:table-cell table:formula="of:=[.O108]+[.$W$6]*7" office:value-type="float" office:value="1506741796" calcext:value-type="float">
            <text:p>1506741796</text:p>
          </table:table-cell>
          <table:table-cell office:value-type="float" office:value="9601" calcext:value-type="float">
            <text:p>9,601</text:p>
          </table:table-cell>
          <table:table-cell table:formula="of:=[.P109]+[.Q108]" office:value-type="float" office:value="391695" calcext:value-type="float">
            <text:p>391,695</text:p>
          </table:table-cell>
          <table:table-cell table:formula="of:=[.P109]+[.R108]" office:value-type="float" office:value="873626" calcext:value-type="float">
            <text:p>873,626</text:p>
          </table:table-cell>
          <table:table-cell office:value-type="string" calcext:value-type="string">
            <text:p>wp2017w45</text:p>
          </table:table-cell>
          <table:table-cell table:style-name="ce52" office:value-type="string" calcext:value-type="string">
            <text:p>wp2017w45</text:p>
          </table:table-cell>
          <table:table-cell table:style-name="ce15" office:value-type="float" office:value="105" calcext:value-type="float">
            <text:p>105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float" office:value="201709" calcext:value-type="float">
            <text:p>201709</text:p>
          </table:table-cell>
          <table:table-cell table:formula="of:=[.M110]-[.L110]+1" office:value-type="float" office:value="5" calcext:value-type="float">
            <text:p>5</text:p>
          </table:table-cell>
          <table:table-cell table:formula="of:=[.M109]+1" office:value-type="date" office:date-value="2017-09-26" calcext:value-type="date">
            <text:p>09/26/17</text:p>
          </table:table-cell>
          <table:table-cell table:style-name="ce22" table:formula="of:=[.M109]+5" office:value-type="date" office:date-value="2017-09-30" calcext:value-type="date">
            <text:p>09/30/17</text:p>
          </table:table-cell>
          <table:table-cell table:formula="of:=[.O109]+1" office:value-type="float" office:value="1506741797" calcext:value-type="float">
            <text:p>1506741797</text:p>
          </table:table-cell>
          <table:table-cell table:formula="of:=[.O109]+[.$W$6]*5" office:value-type="float" office:value="1507173796" calcext:value-type="float">
            <text:p>1507173796</text:p>
          </table:table-cell>
          <table:table-cell office:value-type="float" office:value="1028" calcext:value-type="float">
            <text:p>1,028</text:p>
          </table:table-cell>
          <table:table-cell table:formula="of:=[.P110]+[.Q109]" office:value-type="float" office:value="392723" calcext:value-type="float">
            <text:p>392,723</text:p>
          </table:table-cell>
          <table:table-cell table:formula="of:=[.P110]+[.R109]" office:value-type="float" office:value="874654" calcext:value-type="float">
            <text:p>874,654</text:p>
          </table:table-cell>
          <table:table-cell office:value-type="string" calcext:value-type="string">
            <text:p>wp2017w46</text:p>
          </table:table-cell>
          <table:table-cell table:style-name="ce52" office:value-type="string" calcext:value-type="string">
            <text:p>wp2017w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float" office:value="201710" calcext:value-type="float">
            <text:p>201710</text:p>
          </table:table-cell>
          <table:table-cell table:formula="of:=[.M111]-[.L111]+1" office:value-type="float" office:value="7" calcext:value-type="float">
            <text:p>7</text:p>
          </table:table-cell>
          <table:table-cell table:formula="of:=[.M110]+1" office:value-type="date" office:date-value="2017-10-01" calcext:value-type="date">
            <text:p>10/01/17</text:p>
          </table:table-cell>
          <table:table-cell table:formula="of:=[.M110]+7" office:value-type="date" office:date-value="2017-10-07" calcext:value-type="date">
            <text:p>10/07/17</text:p>
          </table:table-cell>
          <table:table-cell table:formula="of:=[.O110]+1" office:value-type="float" office:value="1507173797" calcext:value-type="float">
            <text:p>1507173797</text:p>
          </table:table-cell>
          <table:table-cell table:formula="of:=[.O110]+[.$W$6]*7" office:value-type="float" office:value="1507778596" calcext:value-type="float">
            <text:p>1507778596</text:p>
          </table:table-cell>
          <table:table-cell office:value-type="float" office:value="8237" calcext:value-type="float">
            <text:p>8,237</text:p>
          </table:table-cell>
          <table:table-cell table:formula="of:=[.P111]+[.Q110]" office:value-type="float" office:value="400960" calcext:value-type="float">
            <text:p>400,960</text:p>
          </table:table-cell>
          <table:table-cell table:formula="of:=[.P111]+[.R110]" office:value-type="float" office:value="882891" calcext:value-type="float">
            <text:p>882,891</text:p>
          </table:table-cell>
          <table:table-cell office:value-type="string" calcext:value-type="string">
            <text:p>wp2017w47</text:p>
          </table:table-cell>
          <table:table-cell table:style-name="ce52" office:value-type="string" calcext:value-type="string">
            <text:p>wp2017w47</text:p>
          </table:table-cell>
          <table:table-cell table:style-name="ce15" office:value-type="float" office:value="107" calcext:value-type="float">
            <text:p>107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float" office:value="201710" calcext:value-type="float">
            <text:p>201710</text:p>
          </table:table-cell>
          <table:table-cell table:formula="of:=[.M112]-[.L112]+1" office:value-type="float" office:value="7" calcext:value-type="float">
            <text:p>7</text:p>
          </table:table-cell>
          <table:table-cell table:formula="of:=[.M111]+1" office:value-type="date" office:date-value="2017-10-08" calcext:value-type="date">
            <text:p>10/08/17</text:p>
          </table:table-cell>
          <table:table-cell table:formula="of:=[.M111]+7" office:value-type="date" office:date-value="2017-10-14" calcext:value-type="date">
            <text:p>10/14/17</text:p>
          </table:table-cell>
          <table:table-cell table:formula="of:=[.O111]+1" office:value-type="float" office:value="1507778597" calcext:value-type="float">
            <text:p>1507778597</text:p>
          </table:table-cell>
          <table:table-cell table:formula="of:=[.O111]+[.$W$6]*7" office:value-type="float" office:value="1508383396" calcext:value-type="float">
            <text:p>1508383396</text:p>
          </table:table-cell>
          <table:table-cell office:value-type="float" office:value="9113" calcext:value-type="float">
            <text:p>9,113</text:p>
          </table:table-cell>
          <table:table-cell table:formula="of:=[.P112]+[.Q111]" office:value-type="float" office:value="410073" calcext:value-type="float">
            <text:p>410,073</text:p>
          </table:table-cell>
          <table:table-cell table:formula="of:=[.P112]+[.R111]" office:value-type="float" office:value="892004" calcext:value-type="float">
            <text:p>892,004</text:p>
          </table:table-cell>
          <table:table-cell office:value-type="string" calcext:value-type="string">
            <text:p>wp2017w48</text:p>
          </table:table-cell>
          <table:table-cell table:style-name="ce52" office:value-type="string" calcext:value-type="string">
            <text:p>wp2017w4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float" office:value="201710" calcext:value-type="float">
            <text:p>201710</text:p>
          </table:table-cell>
          <table:table-cell table:formula="of:=[.M113]-[.L113]+1" office:value-type="float" office:value="7" calcext:value-type="float">
            <text:p>7</text:p>
          </table:table-cell>
          <table:table-cell table:formula="of:=[.M112]+1" office:value-type="date" office:date-value="2017-10-15" calcext:value-type="date">
            <text:p>10/15/17</text:p>
          </table:table-cell>
          <table:table-cell table:formula="of:=[.M112]+7" office:value-type="date" office:date-value="2017-10-21" calcext:value-type="date">
            <text:p>10/21/17</text:p>
          </table:table-cell>
          <table:table-cell table:formula="of:=[.O112]+1" office:value-type="float" office:value="1508383397" calcext:value-type="float">
            <text:p>1508383397</text:p>
          </table:table-cell>
          <table:table-cell table:formula="of:=[.O112]+[.$W$6]*7" office:value-type="float" office:value="1508988196" calcext:value-type="float">
            <text:p>1508988196</text:p>
          </table:table-cell>
          <table:table-cell office:value-type="float" office:value="8848" calcext:value-type="float">
            <text:p>8,848</text:p>
          </table:table-cell>
          <table:table-cell table:formula="of:=[.P113]+[.Q112]" office:value-type="float" office:value="418921" calcext:value-type="float">
            <text:p>418,921</text:p>
          </table:table-cell>
          <table:table-cell table:formula="of:=[.P113]+[.R112]" office:value-type="float" office:value="900852" calcext:value-type="float">
            <text:p>900,852</text:p>
          </table:table-cell>
          <table:table-cell office:value-type="string" calcext:value-type="string">
            <text:p>wp2017w49</text:p>
          </table:table-cell>
          <table:table-cell table:style-name="ce52" office:value-type="string" calcext:value-type="string">
            <text:p>wp2017w49</text:p>
          </table:table-cell>
          <table:table-cell table:style-name="ce15" office:value-type="float" office:value="109" calcext:value-type="float">
            <text:p>109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float" office:value="201710" calcext:value-type="float">
            <text:p>201710</text:p>
          </table:table-cell>
          <table:table-cell table:formula="of:=[.M114]-[.L114]+1" office:value-type="float" office:value="7" calcext:value-type="float">
            <text:p>7</text:p>
          </table:table-cell>
          <table:table-cell table:formula="of:=[.M113]+1" office:value-type="date" office:date-value="2017-10-22" calcext:value-type="date">
            <text:p>10/22/17</text:p>
          </table:table-cell>
          <table:table-cell table:formula="of:=[.M113]+7" office:value-type="date" office:date-value="2017-10-28" calcext:value-type="date">
            <text:p>10/28/17</text:p>
          </table:table-cell>
          <table:table-cell table:formula="of:=[.O113]+1" office:value-type="float" office:value="1508988197" calcext:value-type="float">
            <text:p>1508988197</text:p>
          </table:table-cell>
          <table:table-cell table:formula="of:=[.O113]+[.$W$6]*7" office:value-type="float" office:value="1509592996" calcext:value-type="float">
            <text:p>1509592996</text:p>
          </table:table-cell>
          <table:table-cell office:value-type="float" office:value="6468" calcext:value-type="float">
            <text:p>6,468</text:p>
          </table:table-cell>
          <table:table-cell table:formula="of:=[.P114]+[.Q113]" office:value-type="float" office:value="425389" calcext:value-type="float">
            <text:p>425,389</text:p>
          </table:table-cell>
          <table:table-cell table:formula="of:=[.P114]+[.R113]" office:value-type="float" office:value="907320" calcext:value-type="float">
            <text:p>907,320</text:p>
          </table:table-cell>
          <table:table-cell office:value-type="string" calcext:value-type="string">
            <text:p>wp2017w50</text:p>
          </table:table-cell>
          <table:table-cell table:style-name="ce52" office:value-type="string" calcext:value-type="string">
            <text:p>wp2017w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/>
          <table:table-cell office:value-type="float" office:value="201710" calcext:value-type="float">
            <text:p>201710</text:p>
          </table:table-cell>
          <table:table-cell table:formula="of:=[.M115]-[.L115]+1" office:value-type="float" office:value="3" calcext:value-type="float">
            <text:p>3</text:p>
          </table:table-cell>
          <table:table-cell table:formula="of:=[.M114]+1" office:value-type="date" office:date-value="2017-10-29" calcext:value-type="date">
            <text:p>10/29/17</text:p>
          </table:table-cell>
          <table:table-cell table:style-name="ce35" table:formula="of:=[.M114]+3" office:value-type="date" office:date-value="2017-10-31" calcext:value-type="date">
            <text:p>10/31/17</text:p>
          </table:table-cell>
          <table:table-cell table:formula="of:=[.O114]+1" office:value-type="float" office:value="1509592997" calcext:value-type="float">
            <text:p>1509592997</text:p>
          </table:table-cell>
          <table:table-cell table:formula="of:=[.O114]+[.$W$6]*3" office:value-type="float" office:value="1509852196" calcext:value-type="float">
            <text:p>1509852196</text:p>
          </table:table-cell>
          <table:table-cell office:value-type="float" office:value="0" calcext:value-type="float">
            <text:p>0</text:p>
          </table:table-cell>
          <table:table-cell table:formula="of:=[.P115]+[.Q114]" office:value-type="float" office:value="425389" calcext:value-type="float">
            <text:p>425,389</text:p>
          </table:table-cell>
          <table:table-cell table:formula="of:=[.P115]+[.R114]" office:value-type="float" office:value="907320" calcext:value-type="float">
            <text:p>907,320</text:p>
          </table:table-cell>
          <table:table-cell/>
          <table:table-cell table:style-name="ce43"/>
          <table:table-cell/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float" office:value="201711" calcext:value-type="float">
            <text:p>201711</text:p>
          </table:table-cell>
          <table:table-cell table:formula="of:=[.M116]-[.L116]+1" office:value-type="float" office:value="6" calcext:value-type="float">
            <text:p>6</text:p>
          </table:table-cell>
          <table:table-cell table:formula="of:=[.M115]+1" office:value-type="date" office:date-value="2017-11-01" calcext:value-type="date">
            <text:p>11/01/17</text:p>
          </table:table-cell>
          <table:table-cell table:style-name="ce40" table:formula="of:=[.M115]+6" office:value-type="date" office:date-value="2017-11-06" calcext:value-type="date">
            <text:p>11/06/17</text:p>
          </table:table-cell>
          <table:table-cell table:formula="of:=[.O115]+1" office:value-type="float" office:value="1509852197" calcext:value-type="float">
            <text:p>1509852197</text:p>
          </table:table-cell>
          <table:table-cell table:formula="of:=[.O115]+[.$W$6]*6" office:value-type="float" office:value="1510370596" calcext:value-type="float">
            <text:p>1510370596</text:p>
          </table:table-cell>
          <table:table-cell office:value-type="float" office:value="9079" calcext:value-type="float">
            <text:p>9,079</text:p>
          </table:table-cell>
          <table:table-cell table:formula="of:=[.P116]+[.Q115]" office:value-type="float" office:value="434468" calcext:value-type="float">
            <text:p>434,468</text:p>
          </table:table-cell>
          <table:table-cell table:formula="of:=[.P116]+[.R115]" office:value-type="float" office:value="916399" calcext:value-type="float">
            <text:p>916,399</text:p>
          </table:table-cell>
          <table:table-cell office:value-type="string" calcext:value-type="string">
            <text:p>wp2017w51</text:p>
          </table:table-cell>
          <table:table-cell table:style-name="ce52" office:value-type="string" calcext:value-type="string">
            <text:p>wp2017w51</text:p>
          </table:table-cell>
          <table:table-cell table:formula="of:=[.U114]+1" office:value-type="float" office:value="111" calcext:value-type="float">
            <text:p>111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float" office:value="201711" calcext:value-type="float">
            <text:p>201711</text:p>
          </table:table-cell>
          <table:table-cell table:formula="of:=[.M117]-[.L117]+1" office:value-type="float" office:value="7" calcext:value-type="float">
            <text:p>7</text:p>
          </table:table-cell>
          <table:table-cell table:formula="of:=[.M116]+1" office:value-type="date" office:date-value="2017-11-07" calcext:value-type="date">
            <text:p>11/07/17</text:p>
          </table:table-cell>
          <table:table-cell table:formula="of:=[.M116]+7" office:value-type="date" office:date-value="2017-11-13" calcext:value-type="date">
            <text:p>11/13/17</text:p>
          </table:table-cell>
          <table:table-cell table:formula="of:=[.O116]+1" office:value-type="float" office:value="1510370597" calcext:value-type="float">
            <text:p>1510370597</text:p>
          </table:table-cell>
          <table:table-cell table:formula="of:=[.O116]+[.$W$6]*7" office:value-type="float" office:value="1510975396" calcext:value-type="float">
            <text:p>1510975396</text:p>
          </table:table-cell>
          <table:table-cell office:value-type="float" office:value="8587" calcext:value-type="float">
            <text:p>8,587</text:p>
          </table:table-cell>
          <table:table-cell table:formula="of:=[.P117]+[.Q116]" office:value-type="float" office:value="443055" calcext:value-type="float">
            <text:p>443,055</text:p>
          </table:table-cell>
          <table:table-cell table:formula="of:=[.P117]+[.R116]" office:value-type="float" office:value="924986" calcext:value-type="float">
            <text:p>924,986</text:p>
          </table:table-cell>
          <table:table-cell office:value-type="string" calcext:value-type="string">
            <text:p>wp2017w52</text:p>
          </table:table-cell>
          <table:table-cell table:style-name="ce52" office:value-type="string" calcext:value-type="string">
            <text:p>wp2017w5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53" calcext:value-type="float">
            <text:p>53</text:p>
          </table:table-cell>
          <table:table-cell office:value-type="float" office:value="201711" calcext:value-type="float">
            <text:p>201711</text:p>
          </table:table-cell>
          <table:table-cell table:formula="of:=[.M118]-[.L118]+1" office:value-type="float" office:value="7" calcext:value-type="float">
            <text:p>7</text:p>
          </table:table-cell>
          <table:table-cell table:formula="of:=[.M117]+1" office:value-type="date" office:date-value="2017-11-14" calcext:value-type="date">
            <text:p>11/14/17</text:p>
          </table:table-cell>
          <table:table-cell table:formula="of:=[.M117]+7" office:value-type="date" office:date-value="2017-11-20" calcext:value-type="date">
            <text:p>11/20/17</text:p>
          </table:table-cell>
          <table:table-cell table:formula="of:=[.O117]+1" office:value-type="float" office:value="1510975397" calcext:value-type="float">
            <text:p>1510975397</text:p>
          </table:table-cell>
          <table:table-cell table:formula="of:=[.O117]+[.$W$6]*7" office:value-type="float" office:value="1511580196" calcext:value-type="float">
            <text:p>1511580196</text:p>
          </table:table-cell>
          <table:table-cell office:value-type="float" office:value="8303" calcext:value-type="float">
            <text:p>8,303</text:p>
          </table:table-cell>
          <table:table-cell table:formula="of:=[.P118]+[.Q117]" office:value-type="float" office:value="451358" calcext:value-type="float">
            <text:p>451,358</text:p>
          </table:table-cell>
          <table:table-cell table:formula="of:=[.P118]+[.R117]" office:value-type="float" office:value="933289" calcext:value-type="float">
            <text:p>933,289</text:p>
          </table:table-cell>
          <table:table-cell office:value-type="string" calcext:value-type="string">
            <text:p>wp2017w53</text:p>
          </table:table-cell>
          <table:table-cell table:style-name="ce52" office:value-type="string" calcext:value-type="string">
            <text:p>wp2017w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  <table:table-cell office:value-type="float" office:value="201711" calcext:value-type="float">
            <text:p>201711</text:p>
          </table:table-cell>
          <table:table-cell table:formula="of:=[.M119]-[.L119]+1" office:value-type="float" office:value="7" calcext:value-type="float">
            <text:p>7</text:p>
          </table:table-cell>
          <table:table-cell table:formula="of:=[.M118]+1" office:value-type="date" office:date-value="2017-11-21" calcext:value-type="date">
            <text:p>11/21/17</text:p>
          </table:table-cell>
          <table:table-cell table:formula="of:=[.M118]+7" office:value-type="date" office:date-value="2017-11-27" calcext:value-type="date">
            <text:p>11/27/17</text:p>
          </table:table-cell>
          <table:table-cell table:formula="of:=[.O118]+1" office:value-type="float" office:value="1511580197" calcext:value-type="float">
            <text:p>1511580197</text:p>
          </table:table-cell>
          <table:table-cell table:formula="of:=[.O118]+[.$W$6]*7" office:value-type="float" office:value="1512184996" calcext:value-type="float">
            <text:p>1512184996</text:p>
          </table:table-cell>
          <table:table-cell office:value-type="float" office:value="7575" calcext:value-type="float">
            <text:p>7,575</text:p>
          </table:table-cell>
          <table:table-cell table:formula="of:=[.P119]+[.Q118]" office:value-type="float" office:value="458933" calcext:value-type="float">
            <text:p>458,933</text:p>
          </table:table-cell>
          <table:table-cell table:formula="of:=[.P119]+[.R118]" office:value-type="float" office:value="940864" calcext:value-type="float">
            <text:p>940,864</text:p>
          </table:table-cell>
          <table:table-cell office:value-type="string" calcext:value-type="string">
            <text:p>wp2017w54</text:p>
          </table:table-cell>
          <table:table-cell table:style-name="ce52" office:value-type="string" calcext:value-type="string">
            <text:p>wp2017w5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/>
          <table:table-cell office:value-type="float" office:value="201711" calcext:value-type="float">
            <text:p>201711</text:p>
          </table:table-cell>
          <table:table-cell table:formula="of:=[.M120]-[.L120]+1" office:value-type="float" office:value="3" calcext:value-type="float">
            <text:p>3</text:p>
          </table:table-cell>
          <table:table-cell table:formula="of:=[.M119]+1" office:value-type="date" office:date-value="2017-11-28" calcext:value-type="date">
            <text:p>11/28/17</text:p>
          </table:table-cell>
          <table:table-cell table:formula="of:=[.M119]+3" office:value-type="date" office:date-value="2017-11-30" calcext:value-type="date">
            <text:p>11/30/17</text:p>
          </table:table-cell>
          <table:table-cell table:formula="of:=[.O119]+1" office:value-type="float" office:value="1512184997" calcext:value-type="float">
            <text:p>1512184997</text:p>
          </table:table-cell>
          <table:table-cell table:formula="of:=[.O119]+[.$W$6]*3" office:value-type="float" office:value="1512444196" calcext:value-type="float">
            <text:p>1512444196</text:p>
          </table:table-cell>
          <table:table-cell office:value-type="float" office:value="0" calcext:value-type="float">
            <text:p>0</text:p>
          </table:table-cell>
          <table:table-cell table:formula="of:=[.P120]+[.Q119]" office:value-type="float" office:value="458933" calcext:value-type="float">
            <text:p>458,933</text:p>
          </table:table-cell>
          <table:table-cell table:formula="of:=[.P120]+[.R119]" office:value-type="float" office:value="940864" calcext:value-type="float">
            <text:p>940,864</text:p>
          </table:table-cell>
          <table:table-cell table:style-name="ce4" table:number-columns-repeated="2"/>
          <table:table-cell/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  <table:table-cell office:value-type="float" office:value="201712" calcext:value-type="float">
            <text:p>201712</text:p>
          </table:table-cell>
          <table:table-cell table:formula="of:=[.M121]-[.L121]+1" office:value-type="float" office:value="7" calcext:value-type="float">
            <text:p>7</text:p>
          </table:table-cell>
          <table:table-cell table:formula="of:=[.M120]+1" office:value-type="date" office:date-value="2017-12-01" calcext:value-type="date">
            <text:p>12/01/17</text:p>
          </table:table-cell>
          <table:table-cell table:formula="of:=[.M120]+7" office:value-type="date" office:date-value="2017-12-07" calcext:value-type="date">
            <text:p>12/07/17</text:p>
          </table:table-cell>
          <table:table-cell table:formula="of:=[.O120]+1" office:value-type="float" office:value="1512444197" calcext:value-type="float">
            <text:p>1512444197</text:p>
          </table:table-cell>
          <table:table-cell table:formula="of:=[.O120]+[.$W$6]*7" office:value-type="float" office:value="1513048996" calcext:value-type="float">
            <text:p>1513048996</text:p>
          </table:table-cell>
          <table:table-cell office:value-type="float" office:value="8223" calcext:value-type="float">
            <text:p>8,223</text:p>
          </table:table-cell>
          <table:table-cell table:formula="of:=[.P121]+[.Q120]" office:value-type="float" office:value="467156" calcext:value-type="float">
            <text:p>467,156</text:p>
          </table:table-cell>
          <table:table-cell table:formula="of:=[.P121]+[.R120]" office:value-type="float" office:value="949087" calcext:value-type="float">
            <text:p>949,087</text:p>
          </table:table-cell>
          <table:table-cell office:value-type="string" calcext:value-type="string">
            <text:p>wp2017w55</text:p>
          </table:table-cell>
          <table:table-cell table:style-name="ce52" office:value-type="string" calcext:value-type="string">
            <text:p>wp2017w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7" calcext:value-type="float">
            <text:p>2017</text:p>
          </table:table-cell>
          <table:table-cell office:value-type="float" office:value="56" calcext:value-type="float">
            <text:p>56</text:p>
          </table:table-cell>
          <table:table-cell office:value-type="float" office:value="201712" calcext:value-type="float">
            <text:p>201712</text:p>
          </table:table-cell>
          <table:table-cell table:formula="of:=[.M122]-[.L122]+1" office:value-type="float" office:value="7" calcext:value-type="float">
            <text:p>7</text:p>
          </table:table-cell>
          <table:table-cell table:formula="of:=[.M121]+1" office:value-type="date" office:date-value="2017-12-08" calcext:value-type="date">
            <text:p>12/08/17</text:p>
          </table:table-cell>
          <table:table-cell table:formula="of:=[.M121]+7" office:value-type="date" office:date-value="2017-12-14" calcext:value-type="date">
            <text:p>12/14/17</text:p>
          </table:table-cell>
          <table:table-cell table:formula="of:=[.O121]+1" office:value-type="float" office:value="1513048997" calcext:value-type="float">
            <text:p>1513048997</text:p>
          </table:table-cell>
          <table:table-cell table:formula="of:=[.O121]+[.$W$6]*7" office:value-type="float" office:value="1513653796" calcext:value-type="float">
            <text:p>1513653796</text:p>
          </table:table-cell>
          <table:table-cell office:value-type="float" office:value="9394" calcext:value-type="float">
            <text:p>9,394</text:p>
          </table:table-cell>
          <table:table-cell table:formula="of:=[.P122]+[.Q121]" office:value-type="float" office:value="476550" calcext:value-type="float">
            <text:p>476,550</text:p>
          </table:table-cell>
          <table:table-cell table:formula="of:=[.P122]+[.R121]" office:value-type="float" office:value="958481" calcext:value-type="float">
            <text:p>958,481</text:p>
          </table:table-cell>
          <table:table-cell office:value-type="string" calcext:value-type="string">
            <text:p>wp2017w56</text:p>
          </table:table-cell>
          <table:table-cell table:style-name="ce52" office:value-type="string" calcext:value-type="string">
            <text:p>wp2017w5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57" calcext:value-type="float">
            <text:p>57</text:p>
          </table:table-cell>
          <table:table-cell office:value-type="float" office:value="201712" calcext:value-type="float">
            <text:p>201712</text:p>
          </table:table-cell>
          <table:table-cell table:formula="of:=[.M123]-[.L123]+1" office:value-type="float" office:value="7" calcext:value-type="float">
            <text:p>7</text:p>
          </table:table-cell>
          <table:table-cell table:formula="of:=[.M122]+1" office:value-type="date" office:date-value="2017-12-15" calcext:value-type="date">
            <text:p>12/15/17</text:p>
          </table:table-cell>
          <table:table-cell table:formula="of:=[.M122]+7" office:value-type="date" office:date-value="2017-12-21" calcext:value-type="date">
            <text:p>12/21/17</text:p>
          </table:table-cell>
          <table:table-cell table:formula="of:=[.O122]+1" office:value-type="float" office:value="1513653797" calcext:value-type="float">
            <text:p>1513653797</text:p>
          </table:table-cell>
          <table:table-cell table:formula="of:=[.O122]+[.$W$6]*7" office:value-type="float" office:value="1514258596" calcext:value-type="float">
            <text:p>1514258596</text:p>
          </table:table-cell>
          <table:table-cell office:value-type="float" office:value="7714" calcext:value-type="float">
            <text:p>7,714</text:p>
          </table:table-cell>
          <table:table-cell table:formula="of:=[.P123]+[.Q122]" office:value-type="float" office:value="484264" calcext:value-type="float">
            <text:p>484,264</text:p>
          </table:table-cell>
          <table:table-cell table:formula="of:=[.P123]+[.R122]" office:value-type="float" office:value="966195" calcext:value-type="float">
            <text:p>966,195</text:p>
          </table:table-cell>
          <table:table-cell office:value-type="string" calcext:value-type="string">
            <text:p>wp2017w57</text:p>
          </table:table-cell>
          <table:table-cell table:style-name="ce52" office:value-type="string" calcext:value-type="string">
            <text:p>wp2017w5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58" calcext:value-type="float">
            <text:p>58</text:p>
          </table:table-cell>
          <table:table-cell office:value-type="float" office:value="201712" calcext:value-type="float">
            <text:p>201712</text:p>
          </table:table-cell>
          <table:table-cell table:formula="of:=[.M124]-[.L124]+1" office:value-type="float" office:value="7" calcext:value-type="float">
            <text:p>7</text:p>
          </table:table-cell>
          <table:table-cell table:formula="of:=[.M123]+1" office:value-type="date" office:date-value="2017-12-22" calcext:value-type="date">
            <text:p>12/22/17</text:p>
          </table:table-cell>
          <table:table-cell table:formula="of:=[.M123]+7" office:value-type="date" office:date-value="2017-12-28" calcext:value-type="date">
            <text:p>12/28/17</text:p>
          </table:table-cell>
          <table:table-cell table:formula="of:=[.O123]+1" office:value-type="float" office:value="1514258597" calcext:value-type="float">
            <text:p>1514258597</text:p>
          </table:table-cell>
          <table:table-cell table:formula="of:=[.O123]+[.$W$6]*7" office:value-type="float" office:value="1514863396" calcext:value-type="float">
            <text:p>1514863396</text:p>
          </table:table-cell>
          <table:table-cell office:value-type="float" office:value="6596" calcext:value-type="float">
            <text:p>6,596</text:p>
          </table:table-cell>
          <table:table-cell table:formula="of:=[.P124]+[.Q123]" office:value-type="float" office:value="490860" calcext:value-type="float">
            <text:p>490,860</text:p>
          </table:table-cell>
          <table:table-cell table:formula="of:=[.P124]+[.R123]" office:value-type="float" office:value="972791" calcext:value-type="float">
            <text:p>972,791</text:p>
          </table:table-cell>
          <table:table-cell office:value-type="string" calcext:value-type="string">
            <text:p>wp2017w58</text:p>
          </table:table-cell>
          <table:table-cell table:style-name="ce52" office:value-type="string" calcext:value-type="string">
            <text:p>wp2017w5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/>
          <table:table-cell office:value-type="float" office:value="201712" calcext:value-type="float">
            <text:p>201712</text:p>
          </table:table-cell>
          <table:table-cell table:formula="of:=[.M125]-[.L125]+1" office:value-type="float" office:value="3" calcext:value-type="float">
            <text:p>3</text:p>
          </table:table-cell>
          <table:table-cell table:formula="of:=[.M124]+1" office:value-type="date" office:date-value="2017-12-29" calcext:value-type="date">
            <text:p>12/29/17</text:p>
          </table:table-cell>
          <table:table-cell table:style-name="ce22" table:formula="of:=[.M124]+3" office:value-type="date" office:date-value="2017-12-31" calcext:value-type="date">
            <text:p>12/31/17</text:p>
          </table:table-cell>
          <table:table-cell table:formula="of:=[.O124]+1" office:value-type="float" office:value="1514863397" calcext:value-type="float">
            <text:p>1514863397</text:p>
          </table:table-cell>
          <table:table-cell table:formula="of:=[.O124]+[.$W$6]*3" office:value-type="float" office:value="1515122596" calcext:value-type="float">
            <text:p>1515122596</text:p>
          </table:table-cell>
          <table:table-cell office:value-type="float" office:value="0" calcext:value-type="float">
            <text:p>0</text:p>
          </table:table-cell>
          <table:table-cell table:formula="of:=[.P125]+[.Q124]" office:value-type="float" office:value="490860" calcext:value-type="float">
            <text:p>490,860</text:p>
          </table:table-cell>
          <table:table-cell table:formula="of:=[.P125]+[.R124]" office:value-type="float" office:value="972791" calcext:value-type="float">
            <text:p>972,791</text:p>
          </table:table-cell>
          <table:table-cell table:style-name="ce4" table:number-columns-repeated="2"/>
          <table:table-cell/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01801" calcext:value-type="float">
            <text:p>201801</text:p>
          </table:table-cell>
          <table:table-cell table:formula="of:=[.M126]-[.L126]+1" office:value-type="float" office:value="7" calcext:value-type="float">
            <text:p>7</text:p>
          </table:table-cell>
          <table:table-cell table:formula="of:=[.M125]+1" office:value-type="date" office:date-value="2018-01-01" calcext:value-type="date">
            <text:p>01/01/18</text:p>
          </table:table-cell>
          <table:table-cell table:formula="of:=[.M125]+7" office:value-type="date" office:date-value="2018-01-07" calcext:value-type="date">
            <text:p>01/07/18</text:p>
          </table:table-cell>
          <table:table-cell table:formula="of:=[.O125]+1" office:value-type="float" office:value="1515122597" calcext:value-type="float">
            <text:p>1515122597</text:p>
          </table:table-cell>
          <table:table-cell table:formula="of:=[.O125]+[.$W$6]*7" office:value-type="float" office:value="1515727396" calcext:value-type="float">
            <text:p>1515727396</text:p>
          </table:table-cell>
          <table:table-cell office:value-type="float" office:value="8569" calcext:value-type="float">
            <text:p>8,569</text:p>
          </table:table-cell>
          <table:table-cell table:formula="of:=[.P126]" office:value-type="float" office:value="8569" calcext:value-type="float">
            <text:p>8,569</text:p>
          </table:table-cell>
          <table:table-cell table:formula="of:=[.P126]+[.R125]" office:value-type="float" office:value="981360" calcext:value-type="float">
            <text:p>981,360</text:p>
          </table:table-cell>
          <table:table-cell table:style-name="ce4" office:value-type="string" calcext:value-type="string">
            <text:p>wp2018w01</text:p>
          </table:table-cell>
          <table:table-cell table:style-name="ce11" office:value-type="string" calcext:value-type="string">
            <text:p>wp2018w0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01801" calcext:value-type="float">
            <text:p>201801</text:p>
          </table:table-cell>
          <table:table-cell table:formula="of:=[.M127]-[.L127]+1" office:value-type="float" office:value="6" calcext:value-type="float">
            <text:p>6</text:p>
          </table:table-cell>
          <table:table-cell table:formula="of:=[.M126]+1" office:value-type="date" office:date-value="2018-01-08" calcext:value-type="date">
            <text:p>01/08/18</text:p>
          </table:table-cell>
          <table:table-cell table:formula="of:=[.M126]+6" office:value-type="date" office:date-value="2018-01-13" calcext:value-type="date">
            <text:p>01/13/18</text:p>
          </table:table-cell>
          <table:table-cell table:formula="of:=[.O126]+1" office:value-type="float" office:value="1515727397" calcext:value-type="float">
            <text:p>1515727397</text:p>
          </table:table-cell>
          <table:table-cell table:formula="of:=[.O126]+[.$W$6]*6" office:value-type="float" office:value="1516245796" calcext:value-type="float">
            <text:p>1516245796</text:p>
          </table:table-cell>
          <table:table-cell office:value-type="float" office:value="7939" calcext:value-type="float">
            <text:p>7,939</text:p>
          </table:table-cell>
          <table:table-cell table:formula="of:=[.P127]+[.Q126]" office:value-type="float" office:value="16508" calcext:value-type="float">
            <text:p>16,508</text:p>
          </table:table-cell>
          <table:table-cell table:formula="of:=[.P127]+[.R126]" office:value-type="float" office:value="989299" calcext:value-type="float">
            <text:p>989,299</text:p>
          </table:table-cell>
          <table:table-cell table:style-name="ce4" office:value-type="string" calcext:value-type="string">
            <text:p>wp2018w02</text:p>
          </table:table-cell>
          <table:table-cell table:style-name="ce11" office:value-type="string" calcext:value-type="string">
            <text:p>wp2018w0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01801" calcext:value-type="float">
            <text:p>201801</text:p>
          </table:table-cell>
          <table:table-cell table:formula="of:=[.M128]-[.L128]+1" office:value-type="float" office:value="5" calcext:value-type="float">
            <text:p>5</text:p>
          </table:table-cell>
          <table:table-cell table:formula="of:=[.M127]+1" office:value-type="date" office:date-value="2018-01-14" calcext:value-type="date">
            <text:p>01/14/18</text:p>
          </table:table-cell>
          <table:table-cell table:formula="of:=[.M127]+5" office:value-type="date" office:date-value="2018-01-18" calcext:value-type="date">
            <text:p>01/18/18</text:p>
          </table:table-cell>
          <table:table-cell table:formula="of:=[.O127]+1" office:value-type="float" office:value="1516245797" calcext:value-type="float">
            <text:p>1516245797</text:p>
          </table:table-cell>
          <table:table-cell table:formula="of:=[.O127]+[.$W$6]*5" office:value-type="float" office:value="1516677796" calcext:value-type="float">
            <text:p>1516677796</text:p>
          </table:table-cell>
          <table:table-cell office:value-type="float" office:value="7462" calcext:value-type="float">
            <text:p>7,462</text:p>
          </table:table-cell>
          <table:table-cell table:formula="of:=[.P128]+[.Q127]" office:value-type="float" office:value="23970" calcext:value-type="float">
            <text:p>23,970</text:p>
          </table:table-cell>
          <table:table-cell table:formula="of:=[.P128]+[.R127]" office:value-type="float" office:value="996761" calcext:value-type="float">
            <text:p>996,761</text:p>
          </table:table-cell>
          <table:table-cell table:style-name="ce4" office:value-type="string" calcext:value-type="string">
            <text:p>wp2018w03</text:p>
          </table:table-cell>
          <table:table-cell table:style-name="ce11" office:value-type="string" calcext:value-type="string">
            <text:p>wp2018w0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01801" calcext:value-type="float">
            <text:p>201801</text:p>
          </table:table-cell>
          <table:table-cell table:formula="of:=[.M129]-[.L129]+1" office:value-type="float" office:value="7" calcext:value-type="float">
            <text:p>7</text:p>
          </table:table-cell>
          <table:table-cell table:formula="of:=[.M128]+1" office:value-type="date" office:date-value="2018-01-19" calcext:value-type="date">
            <text:p>01/19/18</text:p>
          </table:table-cell>
          <table:table-cell table:formula="of:=[.M128]+7" office:value-type="date" office:date-value="2018-01-25" calcext:value-type="date">
            <text:p>01/25/18</text:p>
          </table:table-cell>
          <table:table-cell table:formula="of:=[.O128]+1" office:value-type="float" office:value="1516677797" calcext:value-type="float">
            <text:p>1516677797</text:p>
          </table:table-cell>
          <table:table-cell table:style-name="ce10" table:formula="of:=[.O128]+[.$W$6]*7" office:value-type="float" office:value="1517282596" calcext:value-type="float">
            <text:p>1517282596</text:p>
          </table:table-cell>
          <table:table-cell office:value-type="float" office:value="8945" calcext:value-type="float">
            <text:p>8,945</text:p>
          </table:table-cell>
          <table:table-cell table:formula="of:=[.P129]+[.Q128]" office:value-type="float" office:value="32915" calcext:value-type="float">
            <text:p>32,915</text:p>
          </table:table-cell>
          <table:table-cell table:formula="of:=[.P129]+[.R128]" office:value-type="float" office:value="1005706" calcext:value-type="float">
            <text:p>1,005,706</text:p>
          </table:table-cell>
          <table:table-cell table:style-name="ce4" office:value-type="string" calcext:value-type="string">
            <text:p>wp2018w04</text:p>
          </table:table-cell>
          <table:table-cell table:style-name="ce11" office:value-type="string" calcext:value-type="string">
            <text:p>wp2018w0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01801" calcext:value-type="float">
            <text:p>201801</text:p>
          </table:table-cell>
          <table:table-cell table:formula="of:=[.M130]-[.L130]+1" office:value-type="float" office:value="6" calcext:value-type="float">
            <text:p>6</text:p>
          </table:table-cell>
          <table:table-cell table:formula="of:=[.M129]+1" office:value-type="date" office:date-value="2018-01-26" calcext:value-type="date">
            <text:p>01/26/18</text:p>
          </table:table-cell>
          <table:table-cell table:style-name="ce35" table:formula="of:=[.M129]+6" office:value-type="date" office:date-value="2018-01-31" calcext:value-type="date">
            <text:p>01/31/18</text:p>
          </table:table-cell>
          <table:table-cell table:formula="of:=[.O129]+1" office:value-type="float" office:value="1517282597" calcext:value-type="float">
            <text:p>1517282597</text:p>
          </table:table-cell>
          <table:table-cell table:formula="of:=[.O129]+[.$W$6]*6" office:value-type="float" office:value="1517800996" calcext:value-type="float">
            <text:p>1517800996</text:p>
          </table:table-cell>
          <table:table-cell office:value-type="float" office:value="2158" calcext:value-type="float">
            <text:p>2,158</text:p>
          </table:table-cell>
          <table:table-cell table:formula="of:=[.P130]+[.Q129]" office:value-type="float" office:value="35073" calcext:value-type="float">
            <text:p>35,073</text:p>
          </table:table-cell>
          <table:table-cell table:formula="of:=[.P130]+[.R129]" office:value-type="float" office:value="1007864" calcext:value-type="float">
            <text:p>1,007,864</text:p>
          </table:table-cell>
          <table:table-cell table:style-name="ce4" office:value-type="string" calcext:value-type="string">
            <text:p>wp2018w05</text:p>
          </table:table-cell>
          <table:table-cell table:style-name="ce11" office:value-type="string" calcext:value-type="string">
            <text:p>wp2018w0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01802" calcext:value-type="float">
            <text:p>201802</text:p>
          </table:table-cell>
          <table:table-cell table:formula="of:=[.M131]-[.L131]+1" office:value-type="float" office:value="7" calcext:value-type="float">
            <text:p>7</text:p>
          </table:table-cell>
          <table:table-cell table:formula="of:=[.M130]+1" office:value-type="date" office:date-value="2018-02-01" calcext:value-type="date">
            <text:p>02/01/18</text:p>
          </table:table-cell>
          <table:table-cell table:formula="of:=[.M130]+7" office:value-type="date" office:date-value="2018-02-07" calcext:value-type="date">
            <text:p>02/07/18</text:p>
          </table:table-cell>
          <table:table-cell table:formula="of:=[.O130]+1" office:value-type="float" office:value="1517800997" calcext:value-type="float">
            <text:p>1517800997</text:p>
          </table:table-cell>
          <table:table-cell table:formula="of:=[.O130]+[.$W$6]*7" office:value-type="float" office:value="1518405796" calcext:value-type="float">
            <text:p>1518405796</text:p>
          </table:table-cell>
          <table:table-cell office:value-type="float" office:value="9685" calcext:value-type="float">
            <text:p>9,685</text:p>
          </table:table-cell>
          <table:table-cell table:formula="of:=[.P131]+[.Q130]" office:value-type="float" office:value="44758" calcext:value-type="float">
            <text:p>44,758</text:p>
          </table:table-cell>
          <table:table-cell table:formula="of:=[.P131]+[.R130]" office:value-type="float" office:value="1017549" calcext:value-type="float">
            <text:p>1,017,549</text:p>
          </table:table-cell>
          <table:table-cell table:style-name="ce4" office:value-type="string" calcext:value-type="string">
            <text:p>wp2018w06</text:p>
          </table:table-cell>
          <table:table-cell table:style-name="ce11" office:value-type="string" calcext:value-type="string">
            <text:p>wp2018w0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01802" calcext:value-type="float">
            <text:p>201802</text:p>
          </table:table-cell>
          <table:table-cell table:formula="of:=[.M132]-[.L132]+1" office:value-type="float" office:value="7" calcext:value-type="float">
            <text:p>7</text:p>
          </table:table-cell>
          <table:table-cell table:formula="of:=[.M131]+1" office:value-type="date" office:date-value="2018-02-08" calcext:value-type="date">
            <text:p>02/08/18</text:p>
          </table:table-cell>
          <table:table-cell table:formula="of:=[.M131]+7" office:value-type="date" office:date-value="2018-02-14" calcext:value-type="date">
            <text:p>02/14/18</text:p>
          </table:table-cell>
          <table:table-cell table:formula="of:=[.O131]+1" office:value-type="float" office:value="1518405797" calcext:value-type="float">
            <text:p>1518405797</text:p>
          </table:table-cell>
          <table:table-cell table:formula="of:=[.O131]+[.$W$6]*7" office:value-type="float" office:value="1519010596" calcext:value-type="float">
            <text:p>1519010596</text:p>
          </table:table-cell>
          <table:table-cell office:value-type="float" office:value="10110" calcext:value-type="float">
            <text:p>10,110</text:p>
          </table:table-cell>
          <table:table-cell table:formula="of:=[.P132]+[.Q131]" office:value-type="float" office:value="54868" calcext:value-type="float">
            <text:p>54,868</text:p>
          </table:table-cell>
          <table:table-cell table:formula="of:=[.P132]+[.R131]" office:value-type="float" office:value="1027659" calcext:value-type="float">
            <text:p>1,027,659</text:p>
          </table:table-cell>
          <table:table-cell table:style-name="ce4" office:value-type="string" calcext:value-type="string">
            <text:p>wp2018w07</text:p>
          </table:table-cell>
          <table:table-cell table:style-name="ce11" office:value-type="string" calcext:value-type="string">
            <text:p>wp2018w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01802" calcext:value-type="float">
            <text:p>201802</text:p>
          </table:table-cell>
          <table:table-cell table:formula="of:=[.M133]-[.L133]+1" office:value-type="float" office:value="7" calcext:value-type="float">
            <text:p>7</text:p>
          </table:table-cell>
          <table:table-cell table:formula="of:=[.M132]+1" office:value-type="date" office:date-value="2018-02-15" calcext:value-type="date">
            <text:p>02/15/18</text:p>
          </table:table-cell>
          <table:table-cell table:formula="of:=[.M132]+7" office:value-type="date" office:date-value="2018-02-21" calcext:value-type="date">
            <text:p>02/21/18</text:p>
          </table:table-cell>
          <table:table-cell table:formula="of:=[.O132]+1" office:value-type="float" office:value="1519010597" calcext:value-type="float">
            <text:p>1519010597</text:p>
          </table:table-cell>
          <table:table-cell table:formula="of:=[.O132]+[.$W$6]*7" office:value-type="float" office:value="1519615396" calcext:value-type="float">
            <text:p>1519615396</text:p>
          </table:table-cell>
          <table:table-cell office:value-type="float" office:value="9382" calcext:value-type="float">
            <text:p>9,382</text:p>
          </table:table-cell>
          <table:table-cell table:formula="of:=[.P133]+[.Q132]" office:value-type="float" office:value="64250" calcext:value-type="float">
            <text:p>64,250</text:p>
          </table:table-cell>
          <table:table-cell table:formula="of:=[.P133]+[.R132]" office:value-type="float" office:value="1037041" calcext:value-type="float">
            <text:p>1,037,041</text:p>
          </table:table-cell>
          <table:table-cell table:style-name="ce4" office:value-type="string" calcext:value-type="string">
            <text:p>wp2018w08</text:p>
          </table:table-cell>
          <table:table-cell table:style-name="ce11" office:value-type="string" calcext:value-type="string">
            <text:p>wp2018w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01802" calcext:value-type="float">
            <text:p>201802</text:p>
          </table:table-cell>
          <table:table-cell table:formula="of:=[.M134]-[.L134]+1" office:value-type="float" office:value="7" calcext:value-type="float">
            <text:p>7</text:p>
          </table:table-cell>
          <table:table-cell table:formula="of:=[.M133]+1" office:value-type="date" office:date-value="2018-02-22" calcext:value-type="date">
            <text:p>02/22/18</text:p>
          </table:table-cell>
          <table:table-cell table:formula="of:=[.M133]+7" office:value-type="date" office:date-value="2018-02-28" calcext:value-type="date">
            <text:p>02/28/18</text:p>
          </table:table-cell>
          <table:table-cell table:formula="of:=[.O133]+1" office:value-type="float" office:value="1519615397" calcext:value-type="float">
            <text:p>1519615397</text:p>
          </table:table-cell>
          <table:table-cell table:formula="of:=[.O133]+[.$W$6]*7" office:value-type="float" office:value="1520220196" calcext:value-type="float">
            <text:p>1520220196</text:p>
          </table:table-cell>
          <table:table-cell office:value-type="float" office:value="9382" calcext:value-type="float">
            <text:p>9,382</text:p>
          </table:table-cell>
          <table:table-cell table:formula="of:=[.P134]+[.Q133]" office:value-type="float" office:value="73632" calcext:value-type="float">
            <text:p>73,632</text:p>
          </table:table-cell>
          <table:table-cell table:formula="of:=[.P134]+[.R133]" office:value-type="float" office:value="1046423" calcext:value-type="float">
            <text:p>1,046,423</text:p>
          </table:table-cell>
          <table:table-cell table:style-name="ce4" office:value-type="string" calcext:value-type="string">
            <text:p>wp2018w09</text:p>
          </table:table-cell>
          <table:table-cell table:style-name="ce11" office:value-type="string" calcext:value-type="string">
            <text:p>wp2018w0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01803" calcext:value-type="float">
            <text:p>201803</text:p>
          </table:table-cell>
          <table:table-cell table:formula="of:=[.M135]-[.L135]+1" office:value-type="float" office:value="7" calcext:value-type="float">
            <text:p>7</text:p>
          </table:table-cell>
          <table:table-cell table:formula="of:=[.M134]+1" office:value-type="date" office:date-value="2018-03-01" calcext:value-type="date">
            <text:p>03/01/18</text:p>
          </table:table-cell>
          <table:table-cell table:formula="of:=[.M134]+7" office:value-type="date" office:date-value="2018-03-07" calcext:value-type="date">
            <text:p>03/07/18</text:p>
          </table:table-cell>
          <table:table-cell table:formula="of:=[.O134]+1" office:value-type="float" office:value="1520220197" calcext:value-type="float">
            <text:p>1520220197</text:p>
          </table:table-cell>
          <table:table-cell table:formula="of:=[.O134]+[.$W$6]*7" office:value-type="float" office:value="1520824996" calcext:value-type="float">
            <text:p>1520824996</text:p>
          </table:table-cell>
          <table:table-cell office:value-type="float" office:value="8975" calcext:value-type="float">
            <text:p>8,975</text:p>
          </table:table-cell>
          <table:table-cell table:formula="of:=[.P135]+[.Q134]" office:value-type="float" office:value="82607" calcext:value-type="float">
            <text:p>82,607</text:p>
          </table:table-cell>
          <table:table-cell table:formula="of:=[.P135]+[.R134]" office:value-type="float" office:value="1055398" calcext:value-type="float">
            <text:p>1,055,398</text:p>
          </table:table-cell>
          <table:table-cell table:style-name="ce4" office:value-type="string" calcext:value-type="string">
            <text:p>wp2018w10</text:p>
          </table:table-cell>
          <table:table-cell table:style-name="ce11" office:value-type="string" calcext:value-type="string">
            <text:p>wp2018w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201803" calcext:value-type="float">
            <text:p>201803</text:p>
          </table:table-cell>
          <table:table-cell table:formula="of:=[.M136]-[.L136]+1" office:value-type="float" office:value="7" calcext:value-type="float">
            <text:p>7</text:p>
          </table:table-cell>
          <table:table-cell table:formula="of:=[.M135]+1" office:value-type="date" office:date-value="2018-03-08" calcext:value-type="date">
            <text:p>03/08/18</text:p>
          </table:table-cell>
          <table:table-cell table:formula="of:=[.M135]+7" office:value-type="date" office:date-value="2018-03-14" calcext:value-type="date">
            <text:p>03/14/18</text:p>
          </table:table-cell>
          <table:table-cell table:formula="of:=[.O135]+1" office:value-type="float" office:value="1520824997" calcext:value-type="float">
            <text:p>1520824997</text:p>
          </table:table-cell>
          <table:table-cell table:formula="of:=[.O135]+[.$W$6]*7" office:value-type="float" office:value="1521429796" calcext:value-type="float">
            <text:p>1521429796</text:p>
          </table:table-cell>
          <table:table-cell office:value-type="float" office:value="8901" calcext:value-type="float">
            <text:p>8,901</text:p>
          </table:table-cell>
          <table:table-cell table:formula="of:=[.P136]+[.Q135]" office:value-type="float" office:value="91508" calcext:value-type="float">
            <text:p>91,508</text:p>
          </table:table-cell>
          <table:table-cell table:formula="of:=[.P136]+[.R135]" office:value-type="float" office:value="1064299" calcext:value-type="float">
            <text:p>1,064,299</text:p>
          </table:table-cell>
          <table:table-cell table:style-name="ce4" office:value-type="string" calcext:value-type="string">
            <text:p>wp2018w11</text:p>
          </table:table-cell>
          <table:table-cell table:style-name="ce11" office:value-type="string" calcext:value-type="string">
            <text:p>wp2018w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201803" calcext:value-type="float">
            <text:p>201803</text:p>
          </table:table-cell>
          <table:table-cell table:formula="of:=[.M137]-[.L137]+1" office:value-type="float" office:value="7" calcext:value-type="float">
            <text:p>7</text:p>
          </table:table-cell>
          <table:table-cell table:formula="of:=[.M136]+1" office:value-type="date" office:date-value="2018-03-15" calcext:value-type="date">
            <text:p>03/15/18</text:p>
          </table:table-cell>
          <table:table-cell table:formula="of:=[.M136]+7" office:value-type="date" office:date-value="2018-03-21" calcext:value-type="date">
            <text:p>03/21/18</text:p>
          </table:table-cell>
          <table:table-cell table:formula="of:=[.O136]+1" office:value-type="float" office:value="1521429797" calcext:value-type="float">
            <text:p>1521429797</text:p>
          </table:table-cell>
          <table:table-cell table:formula="of:=[.O136]+[.$W$6]*7" office:value-type="float" office:value="1522034596" calcext:value-type="float">
            <text:p>1522034596</text:p>
          </table:table-cell>
          <table:table-cell office:value-type="float" office:value="8712" calcext:value-type="float">
            <text:p>8,712</text:p>
          </table:table-cell>
          <table:table-cell table:formula="of:=[.P137]+[.Q136]" office:value-type="float" office:value="100220" calcext:value-type="float">
            <text:p>100,220</text:p>
          </table:table-cell>
          <table:table-cell table:formula="of:=[.P137]+[.R136]" office:value-type="float" office:value="1073011" calcext:value-type="float">
            <text:p>1,073,011</text:p>
          </table:table-cell>
          <table:table-cell table:style-name="ce4" office:value-type="string" calcext:value-type="string">
            <text:p>wp2018w12</text:p>
          </table:table-cell>
          <table:table-cell table:style-name="ce11" office:value-type="string" calcext:value-type="string">
            <text:p>wp2018w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201803" calcext:value-type="float">
            <text:p>201803</text:p>
          </table:table-cell>
          <table:table-cell table:formula="of:=[.M138]-[.L138]+1" office:value-type="float" office:value="7" calcext:value-type="float">
            <text:p>7</text:p>
          </table:table-cell>
          <table:table-cell table:formula="of:=[.M137]+1" office:value-type="date" office:date-value="2018-03-22" calcext:value-type="date">
            <text:p>03/22/18</text:p>
          </table:table-cell>
          <table:table-cell table:formula="of:=[.M137]+7" office:value-type="date" office:date-value="2018-03-28" calcext:value-type="date">
            <text:p>03/28/18</text:p>
          </table:table-cell>
          <table:table-cell table:formula="of:=[.O137]+1" office:value-type="float" office:value="1522034597" calcext:value-type="float">
            <text:p>1522034597</text:p>
          </table:table-cell>
          <table:table-cell table:formula="of:=[.O137]+[.$W$6]*7" office:value-type="float" office:value="1522639396" calcext:value-type="float">
            <text:p>1522639396</text:p>
          </table:table-cell>
          <table:table-cell office:value-type="float" office:value="7661" calcext:value-type="float">
            <text:p>7,661</text:p>
          </table:table-cell>
          <table:table-cell table:formula="of:=[.P138]+[.Q137]" office:value-type="float" office:value="107881" calcext:value-type="float">
            <text:p>107,881</text:p>
          </table:table-cell>
          <table:table-cell table:formula="of:=[.P138]+[.R137]" office:value-type="float" office:value="1080672" calcext:value-type="float">
            <text:p>1,080,672</text:p>
          </table:table-cell>
          <table:table-cell table:style-name="ce4" office:value-type="string" calcext:value-type="string">
            <text:p>wp2018w13</text:p>
          </table:table-cell>
          <table:table-cell table:style-name="ce11" office:value-type="string" calcext:value-type="string">
            <text:p>wp2018w1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/>
          <table:table-cell office:value-type="float" office:value="201803" calcext:value-type="float">
            <text:p>201803</text:p>
          </table:table-cell>
          <table:table-cell table:formula="of:=[.M139]-[.L139]+1" office:value-type="float" office:value="3" calcext:value-type="float">
            <text:p>3</text:p>
          </table:table-cell>
          <table:table-cell table:formula="of:=[.M138]+1" office:value-type="date" office:date-value="2018-03-29" calcext:value-type="date">
            <text:p>03/29/18</text:p>
          </table:table-cell>
          <table:table-cell table:formula="of:=[.M138]+3" office:value-type="date" office:date-value="2018-03-31" calcext:value-type="date">
            <text:p>03/31/18</text:p>
          </table:table-cell>
          <table:table-cell table:formula="of:=[.O138]+1" office:value-type="float" office:value="1522639397" calcext:value-type="float">
            <text:p>1522639397</text:p>
          </table:table-cell>
          <table:table-cell table:formula="of:=[.O138]+[.$W$6]*3" office:value-type="float" office:value="1522898596" calcext:value-type="float">
            <text:p>1522898596</text:p>
          </table:table-cell>
          <table:table-cell office:value-type="float" office:value="0" calcext:value-type="float">
            <text:p>0</text:p>
          </table:table-cell>
          <table:table-cell table:formula="of:=[.P139]+[.Q138]" office:value-type="float" office:value="107881" calcext:value-type="float">
            <text:p>107,881</text:p>
          </table:table-cell>
          <table:table-cell table:formula="of:=[.P139]+[.R138]" office:value-type="float" office:value="1080672" calcext:value-type="float">
            <text:p>1,080,672</text:p>
          </table:table-cell>
          <table:table-cell table:style-name="ce4" table:number-columns-repeated="2"/>
          <table:table-cell/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float" office:value="201804" calcext:value-type="float">
            <text:p>201804</text:p>
          </table:table-cell>
          <table:table-cell table:formula="of:=[.M140]-[.L140]+1" office:value-type="float" office:value="7" calcext:value-type="float">
            <text:p>7</text:p>
          </table:table-cell>
          <table:table-cell table:formula="of:=[.M139]+1" office:value-type="date" office:date-value="2018-04-01" calcext:value-type="date">
            <text:p>04/01/18</text:p>
          </table:table-cell>
          <table:table-cell table:formula="of:=[.M139]+7" office:value-type="date" office:date-value="2018-04-07" calcext:value-type="date">
            <text:p>04/07/18</text:p>
          </table:table-cell>
          <table:table-cell table:formula="of:=[.O139]+1" office:value-type="float" office:value="1522898597" calcext:value-type="float">
            <text:p>1522898597</text:p>
          </table:table-cell>
          <table:table-cell table:formula="of:=[.O139]+[.$W$6]*7" office:value-type="float" office:value="1523503396" calcext:value-type="float">
            <text:p>1523503396</text:p>
          </table:table-cell>
          <table:table-cell office:value-type="float" office:value="9594" calcext:value-type="float">
            <text:p>9,594</text:p>
          </table:table-cell>
          <table:table-cell table:formula="of:=[.P140]+[.Q139]" office:value-type="float" office:value="117475" calcext:value-type="float">
            <text:p>117,475</text:p>
          </table:table-cell>
          <table:table-cell table:formula="of:=[.P140]+[.R139]" office:value-type="float" office:value="1090266" calcext:value-type="float">
            <text:p>1,090,266</text:p>
          </table:table-cell>
          <table:table-cell table:style-name="ce4" office:value-type="string" calcext:value-type="string">
            <text:p>wp2018w14</text:p>
          </table:table-cell>
          <table:table-cell table:style-name="ce11" office:value-type="string" calcext:value-type="string">
            <text:p>wp2018w14</text:p>
          </table:table-cell>
          <table:table-cell table:formula="of:=132" office:value-type="float" office:value="132" calcext:value-type="float">
            <text:p>132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float" office:value="201804" calcext:value-type="float">
            <text:p>201804</text:p>
          </table:table-cell>
          <table:table-cell table:formula="of:=[.M141]-[.L141]+1" office:value-type="float" office:value="6" calcext:value-type="float">
            <text:p>6</text:p>
          </table:table-cell>
          <table:table-cell table:formula="of:=[.M140]+1" office:value-type="date" office:date-value="2018-04-08" calcext:value-type="date">
            <text:p>04/08/18</text:p>
          </table:table-cell>
          <table:table-cell table:formula="of:=[.M140]+6" office:value-type="date" office:date-value="2018-04-13" calcext:value-type="date">
            <text:p>04/13/18</text:p>
          </table:table-cell>
          <table:table-cell table:formula="of:=[.O140]+1" office:value-type="float" office:value="1523503397" calcext:value-type="float">
            <text:p>1523503397</text:p>
          </table:table-cell>
          <table:table-cell table:formula="of:=[.O140]+[.$W$6]*6" office:value-type="float" office:value="1524021796" calcext:value-type="float">
            <text:p>1524021796</text:p>
          </table:table-cell>
          <table:table-cell office:value-type="float" office:value="7984" calcext:value-type="float">
            <text:p>7,984</text:p>
          </table:table-cell>
          <table:table-cell table:formula="of:=[.P141]+[.Q140]" office:value-type="float" office:value="125459" calcext:value-type="float">
            <text:p>125,459</text:p>
          </table:table-cell>
          <table:table-cell table:formula="of:=[.P141]+[.R140]" office:value-type="float" office:value="1098250" calcext:value-type="float">
            <text:p>1,098,250</text:p>
          </table:table-cell>
          <table:table-cell table:style-name="ce4" office:value-type="string" calcext:value-type="string">
            <text:p>wp2018w15</text:p>
          </table:table-cell>
          <table:table-cell table:style-name="ce11" office:value-type="string" calcext:value-type="string">
            <text:p>wp2018w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float" office:value="201804" calcext:value-type="float">
            <text:p>201804</text:p>
          </table:table-cell>
          <table:table-cell table:formula="of:=[.M142]-[.L142]+1" office:value-type="float" office:value="7" calcext:value-type="float">
            <text:p>7</text:p>
          </table:table-cell>
          <table:table-cell table:formula="of:=[.M141]+1" office:value-type="date" office:date-value="2018-04-14" calcext:value-type="date">
            <text:p>04/14/18</text:p>
          </table:table-cell>
          <table:table-cell table:formula="of:=[.M141]+7" office:value-type="date" office:date-value="2018-04-20" calcext:value-type="date">
            <text:p>04/20/18</text:p>
          </table:table-cell>
          <table:table-cell table:formula="of:=[.O141]+1" office:value-type="float" office:value="1524021797" calcext:value-type="float">
            <text:p>1524021797</text:p>
          </table:table-cell>
          <table:table-cell table:formula="of:=[.O141]+[.$W$6]*7" office:value-type="float" office:value="1524626596" calcext:value-type="float">
            <text:p>1524626596</text:p>
          </table:table-cell>
          <table:table-cell office:value-type="float" office:value="9723" calcext:value-type="float">
            <text:p>9,723</text:p>
          </table:table-cell>
          <table:table-cell table:formula="of:=[.P142]+[.Q141]" office:value-type="float" office:value="135182" calcext:value-type="float">
            <text:p>135,182</text:p>
          </table:table-cell>
          <table:table-cell table:formula="of:=[.P142]+[.R141]" office:value-type="float" office:value="1107973" calcext:value-type="float">
            <text:p>1,107,973</text:p>
          </table:table-cell>
          <table:table-cell table:style-name="ce4" office:value-type="string" calcext:value-type="string">
            <text:p>wp2018w16</text:p>
          </table:table-cell>
          <table:table-cell table:style-name="ce11" office:value-type="string" calcext:value-type="string">
            <text:p>wp2018w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float" office:value="201804" calcext:value-type="float">
            <text:p>201804</text:p>
          </table:table-cell>
          <table:table-cell table:formula="of:=[.M143]-[.L143]+1" office:value-type="float" office:value="7" calcext:value-type="float">
            <text:p>7</text:p>
          </table:table-cell>
          <table:table-cell table:formula="of:=[.M142]+1" office:value-type="date" office:date-value="2018-04-21" calcext:value-type="date">
            <text:p>04/21/18</text:p>
          </table:table-cell>
          <table:table-cell table:formula="of:=[.M142]+7" office:value-type="date" office:date-value="2018-04-27" calcext:value-type="date">
            <text:p>04/27/18</text:p>
          </table:table-cell>
          <table:table-cell table:formula="of:=[.O142]+1" office:value-type="float" office:value="1524626597" calcext:value-type="float">
            <text:p>1524626597</text:p>
          </table:table-cell>
          <table:table-cell table:formula="of:=[.O142]+[.$W$6]*7" office:value-type="float" office:value="1525231396" calcext:value-type="float">
            <text:p>1525231396</text:p>
          </table:table-cell>
          <table:table-cell office:value-type="float" office:value="9153" calcext:value-type="float">
            <text:p>9,153</text:p>
          </table:table-cell>
          <table:table-cell table:formula="of:=[.P143]+[.Q142]" office:value-type="float" office:value="144335" calcext:value-type="float">
            <text:p>144,335</text:p>
          </table:table-cell>
          <table:table-cell table:formula="of:=[.P143]+[.R142]" office:value-type="float" office:value="1117126" calcext:value-type="float">
            <text:p>1,117,126</text:p>
          </table:table-cell>
          <table:table-cell table:style-name="ce4" office:value-type="string" calcext:value-type="string">
            <text:p>wp2018w17</text:p>
          </table:table-cell>
          <table:table-cell table:style-name="ce11" office:value-type="string" calcext:value-type="string">
            <text:p>wp2018w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/>
          <table:table-cell office:value-type="float" office:value="201804" calcext:value-type="float">
            <text:p>201804</text:p>
          </table:table-cell>
          <table:table-cell table:formula="of:=[.M144]-[.L144]+1" office:value-type="float" office:value="3" calcext:value-type="float">
            <text:p>3</text:p>
          </table:table-cell>
          <table:table-cell table:formula="of:=[.M143]+1" office:value-type="date" office:date-value="2018-04-28" calcext:value-type="date">
            <text:p>04/28/18</text:p>
          </table:table-cell>
          <table:table-cell table:formula="of:=[.M143]+3" office:value-type="date" office:date-value="2018-04-30" calcext:value-type="date">
            <text:p>04/30/18</text:p>
          </table:table-cell>
          <table:table-cell table:formula="of:=[.O143]+1" office:value-type="float" office:value="1525231397" calcext:value-type="float">
            <text:p>1525231397</text:p>
          </table:table-cell>
          <table:table-cell table:formula="of:=[.O143]+[.$W$6]*3" office:value-type="float" office:value="1525490596" calcext:value-type="float">
            <text:p>1525490596</text:p>
          </table:table-cell>
          <table:table-cell office:value-type="float" office:value="0" calcext:value-type="float">
            <text:p>0</text:p>
          </table:table-cell>
          <table:table-cell table:formula="of:=[.P144]+[.Q143]" office:value-type="float" office:value="144335" calcext:value-type="float">
            <text:p>144,335</text:p>
          </table:table-cell>
          <table:table-cell table:formula="of:=[.P144]+[.R143]" office:value-type="float" office:value="1117126" calcext:value-type="float">
            <text:p>1,117,126</text:p>
          </table:table-cell>
          <table:table-cell table:style-name="ce4" table:number-columns-repeated="2"/>
          <table:table-cell/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float" office:value="201805" calcext:value-type="float">
            <text:p>201805</text:p>
          </table:table-cell>
          <table:table-cell table:formula="of:=[.M145]-[.L145]+1" office:value-type="float" office:value="6" calcext:value-type="float">
            <text:p>6</text:p>
          </table:table-cell>
          <table:table-cell table:formula="of:=[.M144]+1" office:value-type="date" office:date-value="2018-05-01" calcext:value-type="date">
            <text:p>05/01/18</text:p>
          </table:table-cell>
          <table:table-cell table:formula="of:=[.M144]+6" office:value-type="date" office:date-value="2018-05-06" calcext:value-type="date">
            <text:p>05/06/18</text:p>
          </table:table-cell>
          <table:table-cell table:formula="of:=[.O144]+1" office:value-type="float" office:value="1525490597" calcext:value-type="float">
            <text:p>1525490597</text:p>
          </table:table-cell>
          <table:table-cell table:formula="of:=[.O144]+[.$W$6]*6" office:value-type="float" office:value="1526008996" calcext:value-type="float">
            <text:p>1526008996</text:p>
          </table:table-cell>
          <table:table-cell office:value-type="float" office:value="8436" calcext:value-type="float">
            <text:p>8,436</text:p>
          </table:table-cell>
          <table:table-cell table:formula="of:=[.P145]+[.Q144]" office:value-type="float" office:value="152771" calcext:value-type="float">
            <text:p>152,771</text:p>
          </table:table-cell>
          <table:table-cell table:formula="of:=[.P145]+[.R144]" office:value-type="float" office:value="1125562" calcext:value-type="float">
            <text:p>1,125,562</text:p>
          </table:table-cell>
          <table:table-cell table:style-name="ce4" office:value-type="string" calcext:value-type="string">
            <text:p>wp2018w18</text:p>
          </table:table-cell>
          <table:table-cell table:style-name="ce11" office:value-type="string" calcext:value-type="string">
            <text:p>wp2018w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float" office:value="201805" calcext:value-type="float">
            <text:p>201805</text:p>
          </table:table-cell>
          <table:table-cell table:formula="of:=[.M146]-[.L146]+1" office:value-type="float" office:value="6" calcext:value-type="float">
            <text:p>6</text:p>
          </table:table-cell>
          <table:table-cell table:formula="of:=[.M145]+1" office:value-type="date" office:date-value="2018-05-07" calcext:value-type="date">
            <text:p>05/07/18</text:p>
          </table:table-cell>
          <table:table-cell table:formula="of:=[.M145]+6" office:value-type="date" office:date-value="2018-05-12" calcext:value-type="date">
            <text:p>05/12/18</text:p>
          </table:table-cell>
          <table:table-cell table:formula="of:=[.O145]+1" office:value-type="float" office:value="1526008997" calcext:value-type="float">
            <text:p>1526008997</text:p>
          </table:table-cell>
          <table:table-cell table:formula="of:=[.O145]+[.$W$6]*6" office:value-type="float" office:value="1526527396" calcext:value-type="float">
            <text:p>1526527396</text:p>
          </table:table-cell>
          <table:table-cell office:value-type="float" office:value="8684" calcext:value-type="float">
            <text:p>8,684</text:p>
          </table:table-cell>
          <table:table-cell table:formula="of:=[.P146]+[.Q145]" office:value-type="float" office:value="161455" calcext:value-type="float">
            <text:p>161,455</text:p>
          </table:table-cell>
          <table:table-cell table:formula="of:=[.P146]+[.R145]" office:value-type="float" office:value="1134246" calcext:value-type="float">
            <text:p>1,134,246</text:p>
          </table:table-cell>
          <table:table-cell table:style-name="ce4" office:value-type="string" calcext:value-type="string">
            <text:p>wp2018w19</text:p>
          </table:table-cell>
          <table:table-cell table:style-name="ce11" office:value-type="string" calcext:value-type="string">
            <text:p>wp2018w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201805" calcext:value-type="float">
            <text:p>201805</text:p>
          </table:table-cell>
          <table:table-cell table:formula="of:=[.M147]-[.L147]+1" office:value-type="float" office:value="7" calcext:value-type="float">
            <text:p>7</text:p>
          </table:table-cell>
          <table:table-cell table:formula="of:=[.M146]+1" office:value-type="date" office:date-value="2018-05-13" calcext:value-type="date">
            <text:p>05/13/18</text:p>
          </table:table-cell>
          <table:table-cell table:formula="of:=[.M146]+7" office:value-type="date" office:date-value="2018-05-19" calcext:value-type="date">
            <text:p>05/19/18</text:p>
          </table:table-cell>
          <table:table-cell table:formula="of:=[.O146]+1" office:value-type="float" office:value="1526527397" calcext:value-type="float">
            <text:p>1526527397</text:p>
          </table:table-cell>
          <table:table-cell table:formula="of:=[.O146]+[.$W$6]*7" office:value-type="float" office:value="1527132196" calcext:value-type="float">
            <text:p>1527132196</text:p>
          </table:table-cell>
          <table:table-cell office:value-type="float" office:value="10000" calcext:value-type="float">
            <text:p>10,000</text:p>
          </table:table-cell>
          <table:table-cell table:formula="of:=[.P147]+[.Q146]" office:value-type="float" office:value="171455" calcext:value-type="float">
            <text:p>171,455</text:p>
          </table:table-cell>
          <table:table-cell table:formula="of:=[.P147]+[.R146]" office:value-type="float" office:value="1144246" calcext:value-type="float">
            <text:p>1,144,246</text:p>
          </table:table-cell>
          <table:table-cell table:style-name="ce4" office:value-type="string" calcext:value-type="string">
            <text:p>wp2018w20</text:p>
          </table:table-cell>
          <table:table-cell table:style-name="ce11" office:value-type="string" calcext:value-type="string">
            <text:p>wp2018w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float" office:value="201805" calcext:value-type="float">
            <text:p>201805</text:p>
          </table:table-cell>
          <table:table-cell table:formula="of:=[.M148]-[.L148]+1" office:value-type="float" office:value="7" calcext:value-type="float">
            <text:p>7</text:p>
          </table:table-cell>
          <table:table-cell table:formula="of:=[.M147]+1" office:value-type="date" office:date-value="2018-05-20" calcext:value-type="date">
            <text:p>05/20/18</text:p>
          </table:table-cell>
          <table:table-cell table:formula="of:=[.M147]+7" office:value-type="date" office:date-value="2018-05-26" calcext:value-type="date">
            <text:p>05/26/18</text:p>
          </table:table-cell>
          <table:table-cell table:formula="of:=[.O147]+1" office:value-type="float" office:value="1527132197" calcext:value-type="float">
            <text:p>1527132197</text:p>
          </table:table-cell>
          <table:table-cell table:formula="of:=[.O147]+[.$W$6]*7" office:value-type="float" office:value="1527736996" calcext:value-type="float">
            <text:p>1527736996</text:p>
          </table:table-cell>
          <table:table-cell office:value-type="float" office:value="8717" calcext:value-type="float">
            <text:p>8,717</text:p>
          </table:table-cell>
          <table:table-cell table:formula="of:=[.P148]+[.Q147]" office:value-type="float" office:value="180172" calcext:value-type="float">
            <text:p>180,172</text:p>
          </table:table-cell>
          <table:table-cell table:formula="of:=[.P148]+[.R147]" office:value-type="float" office:value="1152963" calcext:value-type="float">
            <text:p>1,152,963</text:p>
          </table:table-cell>
          <table:table-cell table:style-name="ce4" office:value-type="string" calcext:value-type="string">
            <text:p>wp2018w21</text:p>
          </table:table-cell>
          <table:table-cell table:style-name="ce11" office:value-type="string" calcext:value-type="string">
            <text:p>wp2018w2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float" office:value="201805" calcext:value-type="float">
            <text:p>201805</text:p>
          </table:table-cell>
          <table:table-cell table:formula="of:=[.M149]-[.L149]+1" office:value-type="float" office:value="5" calcext:value-type="float">
            <text:p>5</text:p>
          </table:table-cell>
          <table:table-cell table:formula="of:=[.M148]+1" office:value-type="date" office:date-value="2018-05-27" calcext:value-type="date">
            <text:p>05/27/18</text:p>
          </table:table-cell>
          <table:table-cell table:formula="of:=[.M148]+5" office:value-type="date" office:date-value="2018-05-31" calcext:value-type="date">
            <text:p>05/31/18</text:p>
          </table:table-cell>
          <table:table-cell table:formula="of:=[.O148]+1" office:value-type="float" office:value="1527736997" calcext:value-type="float">
            <text:p>1527736997</text:p>
          </table:table-cell>
          <table:table-cell table:formula="of:=[.O148]+[.$W$6]*5" office:value-type="float" office:value="1528168996" calcext:value-type="float">
            <text:p>1528168996</text:p>
          </table:table-cell>
          <table:table-cell office:value-type="float" office:value="951" calcext:value-type="float">
            <text:p>951</text:p>
          </table:table-cell>
          <table:table-cell table:formula="of:=[.P149]+[.Q148]" office:value-type="float" office:value="181123" calcext:value-type="float">
            <text:p>181,123</text:p>
          </table:table-cell>
          <table:table-cell table:formula="of:=[.P149]+[.R148]" office:value-type="float" office:value="1153914" calcext:value-type="float">
            <text:p>1,153,914</text:p>
          </table:table-cell>
          <table:table-cell table:style-name="ce4" office:value-type="string" calcext:value-type="string">
            <text:p>wp2018w22</text:p>
          </table:table-cell>
          <table:table-cell table:style-name="ce11" office:value-type="string" calcext:value-type="string">
            <text:p>wp2018w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float" office:value="201806" calcext:value-type="float">
            <text:p>201806</text:p>
          </table:table-cell>
          <table:table-cell table:formula="of:=[.M150]-[.L150]+1" office:value-type="float" office:value="7" calcext:value-type="float">
            <text:p>7</text:p>
          </table:table-cell>
          <table:table-cell table:formula="of:=[.M149]+1" office:value-type="date" office:date-value="2018-06-01" calcext:value-type="date">
            <text:p>06/01/18</text:p>
          </table:table-cell>
          <table:table-cell table:formula="of:=[.M149]+7" office:value-type="date" office:date-value="2018-06-07" calcext:value-type="date">
            <text:p>06/07/18</text:p>
          </table:table-cell>
          <table:table-cell table:formula="of:=[.O149]+1" office:value-type="float" office:value="1528168997" calcext:value-type="float">
            <text:p>1528168997</text:p>
          </table:table-cell>
          <table:table-cell table:formula="of:=[.O149]+[.$W$6]*7" office:value-type="float" office:value="1528773796" calcext:value-type="float">
            <text:p>1528773796</text:p>
          </table:table-cell>
          <table:table-cell office:value-type="float" office:value="8237" calcext:value-type="float">
            <text:p>8,237</text:p>
          </table:table-cell>
          <table:table-cell table:formula="of:=[.P150]+[.Q149]" office:value-type="float" office:value="189360" calcext:value-type="float">
            <text:p>189,360</text:p>
          </table:table-cell>
          <table:table-cell table:formula="of:=[.P150]+[.R149]" office:value-type="float" office:value="1162151" calcext:value-type="float">
            <text:p>1,162,151</text:p>
          </table:table-cell>
          <table:table-cell table:style-name="ce4" office:value-type="string" calcext:value-type="string">
            <text:p>wp2018w23</text:p>
          </table:table-cell>
          <table:table-cell table:style-name="ce11" office:value-type="string" calcext:value-type="string">
            <text:p>wp2018w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float" office:value="201806" calcext:value-type="float">
            <text:p>201806</text:p>
          </table:table-cell>
          <table:table-cell table:formula="of:=[.M151]-[.L151]+1" office:value-type="float" office:value="7" calcext:value-type="float">
            <text:p>7</text:p>
          </table:table-cell>
          <table:table-cell table:formula="of:=[.M150]+1" office:value-type="date" office:date-value="2018-06-08" calcext:value-type="date">
            <text:p>06/08/18</text:p>
          </table:table-cell>
          <table:table-cell table:formula="of:=[.M150]+7" office:value-type="date" office:date-value="2018-06-14" calcext:value-type="date">
            <text:p>06/14/18</text:p>
          </table:table-cell>
          <table:table-cell table:formula="of:=[.O150]+1" office:value-type="float" office:value="1528773797" calcext:value-type="float">
            <text:p>1528773797</text:p>
          </table:table-cell>
          <table:table-cell table:formula="of:=[.O150]+[.$W$6]*7" office:value-type="float" office:value="1529378596" calcext:value-type="float">
            <text:p>1529378596</text:p>
          </table:table-cell>
          <table:table-cell office:value-type="float" office:value="8038" calcext:value-type="float">
            <text:p>8,038</text:p>
          </table:table-cell>
          <table:table-cell table:formula="of:=[.P151]+[.Q150]" office:value-type="float" office:value="197398" calcext:value-type="float">
            <text:p>197,398</text:p>
          </table:table-cell>
          <table:table-cell table:formula="of:=[.P151]+[.R150]" office:value-type="float" office:value="1170189" calcext:value-type="float">
            <text:p>1,170,189</text:p>
          </table:table-cell>
          <table:table-cell table:style-name="ce4" office:value-type="string" calcext:value-type="string">
            <text:p>wp2018w24</text:p>
          </table:table-cell>
          <table:table-cell table:style-name="ce11" office:value-type="string" calcext:value-type="string">
            <text:p>wp2018w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float" office:value="201806" calcext:value-type="float">
            <text:p>201806</text:p>
          </table:table-cell>
          <table:table-cell table:formula="of:=[.M152]-[.L152]+1" office:value-type="float" office:value="7" calcext:value-type="float">
            <text:p>7</text:p>
          </table:table-cell>
          <table:table-cell table:formula="of:=[.M151]+1" office:value-type="date" office:date-value="2018-06-15" calcext:value-type="date">
            <text:p>06/15/18</text:p>
          </table:table-cell>
          <table:table-cell table:formula="of:=[.M151]+7" office:value-type="date" office:date-value="2018-06-21" calcext:value-type="date">
            <text:p>06/21/18</text:p>
          </table:table-cell>
          <table:table-cell table:formula="of:=[.O151]+1" office:value-type="float" office:value="1529378597" calcext:value-type="float">
            <text:p>1529378597</text:p>
          </table:table-cell>
          <table:table-cell table:formula="of:=[.O151]+[.$W$6]*7" office:value-type="float" office:value="1529983396" calcext:value-type="float">
            <text:p>1529983396</text:p>
          </table:table-cell>
          <table:table-cell office:value-type="float" office:value="8113" calcext:value-type="float">
            <text:p>8,113</text:p>
          </table:table-cell>
          <table:table-cell table:formula="of:=[.P152]+[.Q151]" office:value-type="float" office:value="205511" calcext:value-type="float">
            <text:p>205,511</text:p>
          </table:table-cell>
          <table:table-cell table:formula="of:=[.P152]+[.R151]" office:value-type="float" office:value="1178302" calcext:value-type="float">
            <text:p>1,178,302</text:p>
          </table:table-cell>
          <table:table-cell table:style-name="ce4" office:value-type="string" calcext:value-type="string">
            <text:p>wp2018w25</text:p>
          </table:table-cell>
          <table:table-cell table:style-name="ce11" office:value-type="string" calcext:value-type="string">
            <text:p>wp2018w2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float" office:value="201806" calcext:value-type="float">
            <text:p>201806</text:p>
          </table:table-cell>
          <table:table-cell table:formula="of:=[.M153]-[.L153]+1" office:value-type="float" office:value="7" calcext:value-type="float">
            <text:p>7</text:p>
          </table:table-cell>
          <table:table-cell table:formula="of:=[.M152]+1" office:value-type="date" office:date-value="2018-06-22" calcext:value-type="date">
            <text:p>06/22/18</text:p>
          </table:table-cell>
          <table:table-cell table:formula="of:=[.M152]+7" office:value-type="date" office:date-value="2018-06-28" calcext:value-type="date">
            <text:p>06/28/18</text:p>
          </table:table-cell>
          <table:table-cell table:formula="of:=[.O152]+1" office:value-type="float" office:value="1529983397" calcext:value-type="float">
            <text:p>1529983397</text:p>
          </table:table-cell>
          <table:table-cell table:formula="of:=[.O152]+[.$W$6]*7" office:value-type="float" office:value="1530588196" calcext:value-type="float">
            <text:p>1530588196</text:p>
          </table:table-cell>
          <table:table-cell office:value-type="float" office:value="6189" calcext:value-type="float">
            <text:p>6,189</text:p>
          </table:table-cell>
          <table:table-cell table:formula="of:=[.P153]+[.Q152]" office:value-type="float" office:value="211700" calcext:value-type="float">
            <text:p>211,700</text:p>
          </table:table-cell>
          <table:table-cell table:formula="of:=[.P153]+[.R152]" office:value-type="float" office:value="1184491" calcext:value-type="float">
            <text:p>1,184,491</text:p>
          </table:table-cell>
          <table:table-cell table:style-name="ce4" office:value-type="string" calcext:value-type="string">
            <text:p>wp2018w26</text:p>
          </table:table-cell>
          <table:table-cell table:style-name="ce11" office:value-type="string" calcext:value-type="string">
            <text:p>wp2018w2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/>
          <table:table-cell office:value-type="float" office:value="201806" calcext:value-type="float">
            <text:p>201806</text:p>
          </table:table-cell>
          <table:table-cell table:formula="of:=[.M154]-[.L154]+1" office:value-type="float" office:value="2" calcext:value-type="float">
            <text:p>2</text:p>
          </table:table-cell>
          <table:table-cell table:formula="of:=[.M153]+1" office:value-type="date" office:date-value="2018-06-29" calcext:value-type="date">
            <text:p>06/29/18</text:p>
          </table:table-cell>
          <table:table-cell table:formula="of:=[.M153]+2" office:value-type="date" office:date-value="2018-06-30" calcext:value-type="date">
            <text:p>06/30/18</text:p>
          </table:table-cell>
          <table:table-cell table:formula="of:=[.O153]+1" office:value-type="float" office:value="1530588197" calcext:value-type="float">
            <text:p>1530588197</text:p>
          </table:table-cell>
          <table:table-cell table:formula="of:=[.O153]+[.$W$6]*2" office:value-type="float" office:value="1530760996" calcext:value-type="float">
            <text:p>1530760996</text:p>
          </table:table-cell>
          <table:table-cell office:value-type="float" office:value="0" calcext:value-type="float">
            <text:p>0</text:p>
          </table:table-cell>
          <table:table-cell table:formula="of:=[.P154]+[.Q153]" office:value-type="float" office:value="211700" calcext:value-type="float">
            <text:p>211,700</text:p>
          </table:table-cell>
          <table:table-cell table:formula="of:=[.P154]+[.R153]" office:value-type="float" office:value="1184491" calcext:value-type="float">
            <text:p>1,184,491</text:p>
          </table:table-cell>
          <table:table-cell table:style-name="ce4" table:number-columns-repeated="2"/>
          <table:table-cell/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style-name="ce10" office:value-type="float" office:value="201807" calcext:value-type="float">
            <text:p>201807</text:p>
          </table:table-cell>
          <table:table-cell table:style-name="ce10" table:formula="of:=[.M155]-[.L155]+1" office:value-type="float" office:value="7" calcext:value-type="float">
            <text:p>7</text:p>
          </table:table-cell>
          <table:table-cell table:style-name="ce22" table:formula="of:=[.M154]+1" office:value-type="date" office:date-value="2018-07-01" calcext:value-type="date">
            <text:p>07/01/18</text:p>
          </table:table-cell>
          <table:table-cell table:formula="of:=[.M154]+7" office:value-type="date" office:date-value="2018-07-07" calcext:value-type="date">
            <text:p>07/07/18</text:p>
          </table:table-cell>
          <table:table-cell table:formula="of:=[.O154]+1" office:value-type="float" office:value="1530760997" calcext:value-type="float">
            <text:p>1530760997</text:p>
          </table:table-cell>
          <table:table-cell table:formula="of:=[.O154]+[.$W$6]*7" office:value-type="float" office:value="1531365796" calcext:value-type="float">
            <text:p>1531365796</text:p>
          </table:table-cell>
          <table:table-cell office:value-type="float" office:value="8243" calcext:value-type="float">
            <text:p>8,243</text:p>
          </table:table-cell>
          <table:table-cell table:formula="of:=[.P155]+[.Q154]" office:value-type="float" office:value="219943" calcext:value-type="float">
            <text:p>219,943</text:p>
          </table:table-cell>
          <table:table-cell table:formula="of:=[.P155]+[.R154]" office:value-type="float" office:value="1192734" calcext:value-type="float">
            <text:p>1,192,734</text:p>
          </table:table-cell>
          <table:table-cell table:style-name="ce4" office:value-type="string" calcext:value-type="string">
            <text:p>wp2018w27</text:p>
          </table:table-cell>
          <table:table-cell table:style-name="ce11" office:value-type="string" calcext:value-type="string">
            <text:p>wp2018w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float" office:value="201807" calcext:value-type="float">
            <text:p>201807</text:p>
          </table:table-cell>
          <table:table-cell table:formula="of:=[.M156]-[.L156]+1" office:value-type="float" office:value="7" calcext:value-type="float">
            <text:p>7</text:p>
          </table:table-cell>
          <table:table-cell table:formula="of:=[.M155]+1" office:value-type="date" office:date-value="2018-07-08" calcext:value-type="date">
            <text:p>07/08/18</text:p>
          </table:table-cell>
          <table:table-cell table:formula="of:=[.M155]+7" office:value-type="date" office:date-value="2018-07-14" calcext:value-type="date">
            <text:p>07/14/18</text:p>
          </table:table-cell>
          <table:table-cell table:formula="of:=[.O155]+1" office:value-type="float" office:value="1531365797" calcext:value-type="float">
            <text:p>1531365797</text:p>
          </table:table-cell>
          <table:table-cell table:formula="of:=[.O155]+[.$W$6]*7" office:value-type="float" office:value="1531970596" calcext:value-type="float">
            <text:p>1531970596</text:p>
          </table:table-cell>
          <table:table-cell office:value-type="float" office:value="8358" calcext:value-type="float">
            <text:p>8,358</text:p>
          </table:table-cell>
          <table:table-cell table:formula="of:=[.P156]+[.Q155]" office:value-type="float" office:value="228301" calcext:value-type="float">
            <text:p>228,301</text:p>
          </table:table-cell>
          <table:table-cell table:formula="of:=[.P156]+[.R155]" office:value-type="float" office:value="1201092" calcext:value-type="float">
            <text:p>1,201,092</text:p>
          </table:table-cell>
          <table:table-cell table:style-name="ce4" office:value-type="string" calcext:value-type="string">
            <text:p>wp2018w28</text:p>
          </table:table-cell>
          <table:table-cell table:style-name="ce11" office:value-type="string" calcext:value-type="string">
            <text:p>wp2018w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float" office:value="201807" calcext:value-type="float">
            <text:p>201807</text:p>
          </table:table-cell>
          <table:table-cell table:formula="of:=[.M157]-[.L157]+1" office:value-type="float" office:value="7" calcext:value-type="float">
            <text:p>7</text:p>
          </table:table-cell>
          <table:table-cell table:formula="of:=[.M156]+1" office:value-type="date" office:date-value="2018-07-15" calcext:value-type="date">
            <text:p>07/15/18</text:p>
          </table:table-cell>
          <table:table-cell table:formula="of:=[.M156]+7" office:value-type="date" office:date-value="2018-07-21" calcext:value-type="date">
            <text:p>07/21/18</text:p>
          </table:table-cell>
          <table:table-cell table:formula="of:=[.O156]+1" office:value-type="float" office:value="1531970597" calcext:value-type="float">
            <text:p>1531970597</text:p>
          </table:table-cell>
          <table:table-cell table:formula="of:=[.O156]+[.$W$6]*7" office:value-type="float" office:value="1532575396" calcext:value-type="float">
            <text:p>1532575396</text:p>
          </table:table-cell>
          <table:table-cell office:value-type="float" office:value="8876" calcext:value-type="float">
            <text:p>8,876</text:p>
          </table:table-cell>
          <table:table-cell table:formula="of:=[.P157]+[.Q156]" office:value-type="float" office:value="237177" calcext:value-type="float">
            <text:p>237,177</text:p>
          </table:table-cell>
          <table:table-cell table:formula="of:=[.P157]+[.R156]" office:value-type="float" office:value="1209968" calcext:value-type="float">
            <text:p>1,209,968</text:p>
          </table:table-cell>
          <table:table-cell table:style-name="ce4" office:value-type="string" calcext:value-type="string">
            <text:p>wp2018w29</text:p>
          </table:table-cell>
          <table:table-cell table:style-name="ce11" office:value-type="string" calcext:value-type="string">
            <text:p>wp2018w2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float" office:value="201807" calcext:value-type="float">
            <text:p>201807</text:p>
          </table:table-cell>
          <table:table-cell table:formula="of:=[.M158]-[.L158]+1" office:value-type="float" office:value="7" calcext:value-type="float">
            <text:p>7</text:p>
          </table:table-cell>
          <table:table-cell table:formula="of:=[.M157]+1" office:value-type="date" office:date-value="2018-07-22" calcext:value-type="date">
            <text:p>07/22/18</text:p>
          </table:table-cell>
          <table:table-cell table:formula="of:=[.M157]+7" office:value-type="date" office:date-value="2018-07-28" calcext:value-type="date">
            <text:p>07/28/18</text:p>
          </table:table-cell>
          <table:table-cell table:formula="of:=[.O157]+1" office:value-type="float" office:value="1532575397" calcext:value-type="float">
            <text:p>1532575397</text:p>
          </table:table-cell>
          <table:table-cell table:formula="of:=[.O157]+[.$W$6]*7" office:value-type="float" office:value="1533180196" calcext:value-type="float">
            <text:p>1533180196</text:p>
          </table:table-cell>
          <table:table-cell office:value-type="float" office:value="7449" calcext:value-type="float">
            <text:p>7,449</text:p>
          </table:table-cell>
          <table:table-cell table:formula="of:=[.P158]+[.Q157]" office:value-type="float" office:value="244626" calcext:value-type="float">
            <text:p>244,626</text:p>
          </table:table-cell>
          <table:table-cell table:formula="of:=[.P158]+[.R157]" office:value-type="float" office:value="1217417" calcext:value-type="float">
            <text:p>1,217,417</text:p>
          </table:table-cell>
          <table:table-cell table:style-name="ce4" office:value-type="string" calcext:value-type="string">
            <text:p>wp2018w30</text:p>
          </table:table-cell>
          <table:table-cell table:style-name="ce11" office:value-type="string" calcext:value-type="string">
            <text:p>wp2018w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/>
          <table:table-cell table:style-name="ce10" office:value-type="float" office:value="201807" calcext:value-type="float">
            <text:p>201807</text:p>
          </table:table-cell>
          <table:table-cell table:style-name="ce10" table:formula="of:=[.M159]-[.L159]+1" office:value-type="float" office:value="3" calcext:value-type="float">
            <text:p>3</text:p>
          </table:table-cell>
          <table:table-cell table:style-name="ce22" table:formula="of:=[.M158]+1" office:value-type="date" office:date-value="2018-07-29" calcext:value-type="date">
            <text:p>07/29/18</text:p>
          </table:table-cell>
          <table:table-cell table:formula="of:=[.M158]+3" office:value-type="date" office:date-value="2018-07-31" calcext:value-type="date">
            <text:p>07/31/18</text:p>
          </table:table-cell>
          <table:table-cell table:formula="of:=[.O158]+1" office:value-type="float" office:value="1533180197" calcext:value-type="float">
            <text:p>1533180197</text:p>
          </table:table-cell>
          <table:table-cell table:formula="of:=[.O158]+[.$W$6]*3" office:value-type="float" office:value="1533439396" calcext:value-type="float">
            <text:p>1533439396</text:p>
          </table:table-cell>
          <table:table-cell office:value-type="float" office:value="0" calcext:value-type="float">
            <text:p>0</text:p>
          </table:table-cell>
          <table:table-cell table:formula="of:=[.P159]+[.Q158]" office:value-type="float" office:value="244626" calcext:value-type="float">
            <text:p>244,626</text:p>
          </table:table-cell>
          <table:table-cell table:formula="of:=[.P159]+[.R158]" office:value-type="float" office:value="1217417" calcext:value-type="float">
            <text:p>1,217,417</text:p>
          </table:table-cell>
          <table:table-cell table:style-name="ce4" table:number-columns-repeated="2"/>
          <table:table-cell/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01808" calcext:value-type="float">
            <text:p>201808</text:p>
          </table:table-cell>
          <table:table-cell table:formula="of:=[.M160]-[.L160]+1" office:value-type="float" office:value="7" calcext:value-type="float">
            <text:p>7</text:p>
          </table:table-cell>
          <table:table-cell table:formula="of:=[.M159]+1" office:value-type="date" office:date-value="2018-08-01" calcext:value-type="date">
            <text:p>08/01/18</text:p>
          </table:table-cell>
          <table:table-cell table:formula="of:=[.M159]+7" office:value-type="date" office:date-value="2018-08-07" calcext:value-type="date">
            <text:p>08/07/18</text:p>
          </table:table-cell>
          <table:table-cell table:formula="of:=[.O159]+1" office:value-type="float" office:value="1533439397" calcext:value-type="float">
            <text:p>1533439397</text:p>
          </table:table-cell>
          <table:table-cell table:formula="of:=[.O159]+[.$W$6]*7" office:value-type="float" office:value="1534044196" calcext:value-type="float">
            <text:p>1534044196</text:p>
          </table:table-cell>
          <table:table-cell office:value-type="float" office:value="9345" calcext:value-type="float">
            <text:p>9,345</text:p>
          </table:table-cell>
          <table:table-cell table:formula="of:=[.P160]+[.Q159]" office:value-type="float" office:value="253971" calcext:value-type="float">
            <text:p>253,971</text:p>
          </table:table-cell>
          <table:table-cell table:formula="of:=[.P160]+[.R159]" office:value-type="float" office:value="1226762" calcext:value-type="float">
            <text:p>1,226,762</text:p>
          </table:table-cell>
          <table:table-cell table:style-name="ce4" office:value-type="string" calcext:value-type="string">
            <text:p>wp2018w31</text:p>
          </table:table-cell>
          <table:table-cell table:style-name="ce11" office:value-type="string" calcext:value-type="string">
            <text:p>wp2018w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float" office:value="201808" calcext:value-type="float">
            <text:p>201808</text:p>
          </table:table-cell>
          <table:table-cell table:formula="of:=[.M161]-[.L161]+1" office:value-type="float" office:value="6" calcext:value-type="float">
            <text:p>6</text:p>
          </table:table-cell>
          <table:table-cell table:formula="of:=[.M160]+1" office:value-type="date" office:date-value="2018-08-08" calcext:value-type="date">
            <text:p>08/08/18</text:p>
          </table:table-cell>
          <table:table-cell table:formula="of:=[.M160]+6" office:value-type="date" office:date-value="2018-08-13" calcext:value-type="date">
            <text:p>08/13/18</text:p>
          </table:table-cell>
          <table:table-cell table:formula="of:=[.O160]+1" office:value-type="float" office:value="1534044197" calcext:value-type="float">
            <text:p>1534044197</text:p>
          </table:table-cell>
          <table:table-cell table:formula="of:=[.O160]+[.$W$6]*6" office:value-type="float" office:value="1534562596" calcext:value-type="float">
            <text:p>1534562596</text:p>
          </table:table-cell>
          <table:table-cell office:value-type="float" office:value="8906" calcext:value-type="float">
            <text:p>8,906</text:p>
          </table:table-cell>
          <table:table-cell table:formula="of:=[.P161]+[.Q160]" office:value-type="float" office:value="262877" calcext:value-type="float">
            <text:p>262,877</text:p>
          </table:table-cell>
          <table:table-cell table:formula="of:=[.P161]+[.R160]" office:value-type="float" office:value="1235668" calcext:value-type="float">
            <text:p>1,235,668</text:p>
          </table:table-cell>
          <table:table-cell table:style-name="ce4" office:value-type="string" calcext:value-type="string">
            <text:p>wp2018w32</text:p>
          </table:table-cell>
          <table:table-cell table:style-name="ce11" office:value-type="string" calcext:value-type="string">
            <text:p>wp2018w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float" office:value="201808" calcext:value-type="float">
            <text:p>201808</text:p>
          </table:table-cell>
          <table:table-cell table:formula="of:=[.M162]-[.L162]+1" office:value-type="float" office:value="7" calcext:value-type="float">
            <text:p>7</text:p>
          </table:table-cell>
          <table:table-cell table:formula="of:=[.M161]+1" office:value-type="date" office:date-value="2018-08-14" calcext:value-type="date">
            <text:p>08/14/18</text:p>
          </table:table-cell>
          <table:table-cell table:formula="of:=[.M161]+7" office:value-type="date" office:date-value="2018-08-20" calcext:value-type="date">
            <text:p>08/20/18</text:p>
          </table:table-cell>
          <table:table-cell table:formula="of:=[.O161]+1" office:value-type="float" office:value="1534562597" calcext:value-type="float">
            <text:p>1534562597</text:p>
          </table:table-cell>
          <table:table-cell table:formula="of:=[.O161]+[.$W$6]*7" office:value-type="float" office:value="1535167396" calcext:value-type="float">
            <text:p>1535167396</text:p>
          </table:table-cell>
          <table:table-cell office:value-type="float" office:value="8935" calcext:value-type="float">
            <text:p>8,935</text:p>
          </table:table-cell>
          <table:table-cell table:formula="of:=[.P162]+[.Q161]" office:value-type="float" office:value="271812" calcext:value-type="float">
            <text:p>271,812</text:p>
          </table:table-cell>
          <table:table-cell table:formula="of:=[.P162]+[.R161]" office:value-type="float" office:value="1244603" calcext:value-type="float">
            <text:p>1,244,603</text:p>
          </table:table-cell>
          <table:table-cell table:style-name="ce4" office:value-type="string" calcext:value-type="string">
            <text:p>wp2018w33</text:p>
          </table:table-cell>
          <table:table-cell table:style-name="ce11" office:value-type="string" calcext:value-type="string">
            <text:p>wp2018w3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float" office:value="201808" calcext:value-type="float">
            <text:p>201808</text:p>
          </table:table-cell>
          <table:table-cell table:formula="of:=[.M163]-[.L163]+1" office:value-type="float" office:value="7" calcext:value-type="float">
            <text:p>7</text:p>
          </table:table-cell>
          <table:table-cell table:formula="of:=[.M162]+1" office:value-type="date" office:date-value="2018-08-21" calcext:value-type="date">
            <text:p>08/21/18</text:p>
          </table:table-cell>
          <table:table-cell table:formula="of:=[.M162]+7" office:value-type="date" office:date-value="2018-08-27" calcext:value-type="date">
            <text:p>08/27/18</text:p>
          </table:table-cell>
          <table:table-cell table:formula="of:=[.O162]+1" office:value-type="float" office:value="1535167397" calcext:value-type="float">
            <text:p>1535167397</text:p>
          </table:table-cell>
          <table:table-cell table:formula="of:=[.O162]+[.$W$6]*7" office:value-type="float" office:value="1535772196" calcext:value-type="float">
            <text:p>1535772196</text:p>
          </table:table-cell>
          <table:table-cell office:value-type="float" office:value="8239" calcext:value-type="float">
            <text:p>8,239</text:p>
          </table:table-cell>
          <table:table-cell table:formula="of:=[.P163]+[.Q162]" office:value-type="float" office:value="280051" calcext:value-type="float">
            <text:p>280,051</text:p>
          </table:table-cell>
          <table:table-cell table:formula="of:=[.P163]+[.R162]" office:value-type="float" office:value="1252842" calcext:value-type="float">
            <text:p>1,252,842</text:p>
          </table:table-cell>
          <table:table-cell table:style-name="ce4" office:value-type="string" calcext:value-type="string">
            <text:p>wp2018w34</text:p>
          </table:table-cell>
          <table:table-cell table:style-name="ce11" office:value-type="string" calcext:value-type="string">
            <text:p>wp2018w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/>
          <table:table-cell table:style-name="ce10" office:value-type="float" office:value="201808" calcext:value-type="float">
            <text:p>201808</text:p>
          </table:table-cell>
          <table:table-cell table:style-name="ce10" table:formula="of:=[.M164]-[.L164]+1" office:value-type="float" office:value="4" calcext:value-type="float">
            <text:p>4</text:p>
          </table:table-cell>
          <table:table-cell table:style-name="ce22" table:formula="of:=[.M163]+1" office:value-type="date" office:date-value="2018-08-28" calcext:value-type="date">
            <text:p>08/28/18</text:p>
          </table:table-cell>
          <table:table-cell table:formula="of:=[.M163]+4" office:value-type="date" office:date-value="2018-08-31" calcext:value-type="date">
            <text:p>08/31/18</text:p>
          </table:table-cell>
          <table:table-cell table:formula="of:=[.O163]+1" office:value-type="float" office:value="1535772197" calcext:value-type="float">
            <text:p>1535772197</text:p>
          </table:table-cell>
          <table:table-cell table:formula="of:=[.O163]+[.$W$6]*4" office:value-type="float" office:value="1536117796" calcext:value-type="float">
            <text:p>1536117796</text:p>
          </table:table-cell>
          <table:table-cell office:value-type="float" office:value="0" calcext:value-type="float">
            <text:p>0</text:p>
          </table:table-cell>
          <table:table-cell table:formula="of:=[.P164]+[.Q163]" office:value-type="float" office:value="280051" calcext:value-type="float">
            <text:p>280,051</text:p>
          </table:table-cell>
          <table:table-cell table:formula="of:=[.P164]+[.R163]" office:value-type="float" office:value="1252842" calcext:value-type="float">
            <text:p>1,252,842</text:p>
          </table:table-cell>
          <table:table-cell table:style-name="ce4" table:number-columns-repeated="2"/>
          <table:table-cell/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float" office:value="201809" calcext:value-type="float">
            <text:p>201809</text:p>
          </table:table-cell>
          <table:table-cell table:formula="of:=[.M165]-[.L165]+1" office:value-type="float" office:value="7" calcext:value-type="float">
            <text:p>7</text:p>
          </table:table-cell>
          <table:table-cell table:formula="of:=[.M164]+1" office:value-type="date" office:date-value="2018-09-01" calcext:value-type="date">
            <text:p>09/01/18</text:p>
          </table:table-cell>
          <table:table-cell table:formula="of:=[.M164]+7" office:value-type="date" office:date-value="2018-09-07" calcext:value-type="date">
            <text:p>09/07/18</text:p>
          </table:table-cell>
          <table:table-cell table:formula="of:=[.O164]+1" office:value-type="float" office:value="1536117797" calcext:value-type="float">
            <text:p>1536117797</text:p>
          </table:table-cell>
          <table:table-cell table:formula="of:=[.O164]+[.$W$6]*7" office:value-type="float" office:value="1536722596" calcext:value-type="float">
            <text:p>1536722596</text:p>
          </table:table-cell>
          <table:table-cell office:value-type="float" office:value="8405" calcext:value-type="float">
            <text:p>8,405</text:p>
          </table:table-cell>
          <table:table-cell table:formula="of:=[.P165]+[.Q164]" office:value-type="float" office:value="288456" calcext:value-type="float">
            <text:p>288,456</text:p>
          </table:table-cell>
          <table:table-cell table:formula="of:=[.P165]+[.R164]" office:value-type="float" office:value="1261247" calcext:value-type="float">
            <text:p>1,261,247</text:p>
          </table:table-cell>
          <table:table-cell table:style-name="ce4" office:value-type="string" calcext:value-type="string">
            <text:p>wp2018w35</text:p>
          </table:table-cell>
          <table:table-cell table:style-name="ce11" office:value-type="string" calcext:value-type="string">
            <text:p>wp2018w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float" office:value="201809" calcext:value-type="float">
            <text:p>201809</text:p>
          </table:table-cell>
          <table:table-cell table:formula="of:=[.M166]-[.L166]+1" office:value-type="float" office:value="7" calcext:value-type="float">
            <text:p>7</text:p>
          </table:table-cell>
          <table:table-cell table:formula="of:=[.M165]+1" office:value-type="date" office:date-value="2018-09-08" calcext:value-type="date">
            <text:p>09/08/18</text:p>
          </table:table-cell>
          <table:table-cell table:formula="of:=[.M165]+7" office:value-type="date" office:date-value="2018-09-14" calcext:value-type="date">
            <text:p>09/14/18</text:p>
          </table:table-cell>
          <table:table-cell table:formula="of:=[.O165]+1" office:value-type="float" office:value="1536722597" calcext:value-type="float">
            <text:p>1536722597</text:p>
          </table:table-cell>
          <table:table-cell table:formula="of:=[.O165]+[.$W$6]*7" office:value-type="float" office:value="1537327396" calcext:value-type="float">
            <text:p>1537327396</text:p>
          </table:table-cell>
          <table:table-cell office:value-type="float" office:value="8031" calcext:value-type="float">
            <text:p>8,031</text:p>
          </table:table-cell>
          <table:table-cell table:formula="of:=[.P166]+[.Q165]" office:value-type="float" office:value="296487" calcext:value-type="float">
            <text:p>296,487</text:p>
          </table:table-cell>
          <table:table-cell table:formula="of:=[.P166]+[.R165]" office:value-type="float" office:value="1269278" calcext:value-type="float">
            <text:p>1,269,278</text:p>
          </table:table-cell>
          <table:table-cell table:style-name="ce4" office:value-type="string" calcext:value-type="string">
            <text:p>wp2018w36</text:p>
          </table:table-cell>
          <table:table-cell table:style-name="ce11" office:value-type="string" calcext:value-type="string">
            <text:p>wp2018w3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float" office:value="201809" calcext:value-type="float">
            <text:p>201809</text:p>
          </table:table-cell>
          <table:table-cell table:formula="of:=[.M167]-[.L167]+1" office:value-type="float" office:value="7" calcext:value-type="float">
            <text:p>7</text:p>
          </table:table-cell>
          <table:table-cell table:formula="of:=[.M166]+1" office:value-type="date" office:date-value="2018-09-15" calcext:value-type="date">
            <text:p>09/15/18</text:p>
          </table:table-cell>
          <table:table-cell table:formula="of:=[.M166]+7" office:value-type="date" office:date-value="2018-09-21" calcext:value-type="date">
            <text:p>09/21/18</text:p>
          </table:table-cell>
          <table:table-cell table:formula="of:=[.O166]+1" office:value-type="float" office:value="1537327397" calcext:value-type="float">
            <text:p>1537327397</text:p>
          </table:table-cell>
          <table:table-cell table:formula="of:=[.O166]+[.$W$6]*7" office:value-type="float" office:value="1537932196" calcext:value-type="float">
            <text:p>1537932196</text:p>
          </table:table-cell>
          <table:table-cell office:value-type="float" office:value="7991" calcext:value-type="float">
            <text:p>7,991</text:p>
          </table:table-cell>
          <table:table-cell table:formula="of:=[.P167]+[.Q166]" office:value-type="float" office:value="304478" calcext:value-type="float">
            <text:p>304,478</text:p>
          </table:table-cell>
          <table:table-cell table:formula="of:=[.P167]+[.R166]" office:value-type="float" office:value="1277269" calcext:value-type="float">
            <text:p>1,277,269</text:p>
          </table:table-cell>
          <table:table-cell table:style-name="ce4" office:value-type="string" calcext:value-type="string">
            <text:p>wp2018w37</text:p>
          </table:table-cell>
          <table:table-cell table:style-name="ce11" office:value-type="string" calcext:value-type="string">
            <text:p>wp2018w3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float" office:value="201809" calcext:value-type="float">
            <text:p>201809</text:p>
          </table:table-cell>
          <table:table-cell table:formula="of:=[.M168]-[.L168]+1" office:value-type="float" office:value="7" calcext:value-type="float">
            <text:p>7</text:p>
          </table:table-cell>
          <table:table-cell table:formula="of:=[.M167]+1" office:value-type="date" office:date-value="2018-09-22" calcext:value-type="date">
            <text:p>09/22/18</text:p>
          </table:table-cell>
          <table:table-cell table:formula="of:=[.M167]+7" office:value-type="date" office:date-value="2018-09-28" calcext:value-type="date">
            <text:p>09/28/18</text:p>
          </table:table-cell>
          <table:table-cell table:formula="of:=[.O167]+1" office:value-type="float" office:value="1537932197" calcext:value-type="float">
            <text:p>1537932197</text:p>
          </table:table-cell>
          <table:table-cell table:formula="of:=[.O167]+[.$W$6]*7" office:value-type="float" office:value="1538536996" calcext:value-type="float">
            <text:p>1538536996</text:p>
          </table:table-cell>
          <table:table-cell office:value-type="float" office:value="6208" calcext:value-type="float">
            <text:p>6,208</text:p>
          </table:table-cell>
          <table:table-cell table:formula="of:=[.P168]+[.Q167]" office:value-type="float" office:value="310686" calcext:value-type="float">
            <text:p>310,686</text:p>
          </table:table-cell>
          <table:table-cell table:formula="of:=[.P168]+[.R167]" office:value-type="float" office:value="1283477" calcext:value-type="float">
            <text:p>1,283,477</text:p>
          </table:table-cell>
          <table:table-cell table:style-name="ce4" office:value-type="string" calcext:value-type="string">
            <text:p>wp2018w38</text:p>
          </table:table-cell>
          <table:table-cell table:style-name="ce11" office:value-type="string" calcext:value-type="string">
            <text:p>wp2018w3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/>
          <table:table-cell table:style-name="ce10" office:value-type="float" office:value="201809" calcext:value-type="float">
            <text:p>201809</text:p>
          </table:table-cell>
          <table:table-cell table:style-name="ce10" table:formula="of:=[.M169]-[.L169]+1" office:value-type="float" office:value="2" calcext:value-type="float">
            <text:p>2</text:p>
          </table:table-cell>
          <table:table-cell table:style-name="ce22" table:formula="of:=[.M168]+1" office:value-type="date" office:date-value="2018-09-29" calcext:value-type="date">
            <text:p>09/29/18</text:p>
          </table:table-cell>
          <table:table-cell table:formula="of:=[.M168]+2" office:value-type="date" office:date-value="2018-09-30" calcext:value-type="date">
            <text:p>09/30/18</text:p>
          </table:table-cell>
          <table:table-cell table:formula="of:=[.O168]+1" office:value-type="float" office:value="1538536997" calcext:value-type="float">
            <text:p>1538536997</text:p>
          </table:table-cell>
          <table:table-cell table:formula="of:=[.O168]+[.$W$6]*2" office:value-type="float" office:value="1538709796" calcext:value-type="float">
            <text:p>1538709796</text:p>
          </table:table-cell>
          <table:table-cell office:value-type="float" office:value="0" calcext:value-type="float">
            <text:p>0</text:p>
          </table:table-cell>
          <table:table-cell table:formula="of:=[.P169]+[.Q168]" office:value-type="float" office:value="310686" calcext:value-type="float">
            <text:p>310,686</text:p>
          </table:table-cell>
          <table:table-cell table:formula="of:=[.P169]+[.R168]" office:value-type="float" office:value="1283477" calcext:value-type="float">
            <text:p>1,283,477</text:p>
          </table:table-cell>
          <table:table-cell table:style-name="ce4" table:number-columns-repeated="2"/>
          <table:table-cell/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float" office:value="201810" calcext:value-type="float">
            <text:p>201810</text:p>
          </table:table-cell>
          <table:table-cell table:formula="of:=[.M170]-[.L170]+1" office:value-type="float" office:value="7" calcext:value-type="float">
            <text:p>7</text:p>
          </table:table-cell>
          <table:table-cell table:formula="of:=[.M169]+1" office:value-type="date" office:date-value="2018-10-01" calcext:value-type="date">
            <text:p>10/01/18</text:p>
          </table:table-cell>
          <table:table-cell table:formula="of:=[.M169]+7" office:value-type="date" office:date-value="2018-10-07" calcext:value-type="date">
            <text:p>10/07/18</text:p>
          </table:table-cell>
          <table:table-cell table:formula="of:=[.O169]+1" office:value-type="float" office:value="1538709797" calcext:value-type="float">
            <text:p>1538709797</text:p>
          </table:table-cell>
          <table:table-cell table:formula="of:=[.O169]+[.$W$6]*7" office:value-type="float" office:value="1539314596" calcext:value-type="float">
            <text:p>1539314596</text:p>
          </table:table-cell>
          <table:table-cell office:value-type="float" office:value="9447" calcext:value-type="float">
            <text:p>9,447</text:p>
          </table:table-cell>
          <table:table-cell table:formula="of:=[.P170]+[.Q169]" office:value-type="float" office:value="320133" calcext:value-type="float">
            <text:p>320,133</text:p>
          </table:table-cell>
          <table:table-cell table:formula="of:=[.P170]+[.R169]" office:value-type="float" office:value="1292924" calcext:value-type="float">
            <text:p>1,292,924</text:p>
          </table:table-cell>
          <table:table-cell table:style-name="ce4" office:value-type="string" calcext:value-type="string">
            <text:p>wp2018w39</text:p>
          </table:table-cell>
          <table:table-cell table:style-name="ce11" office:value-type="string" calcext:value-type="string">
            <text:p>wp2018w3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float" office:value="201810" calcext:value-type="float">
            <text:p>201810</text:p>
          </table:table-cell>
          <table:table-cell table:formula="of:=[.M171]-[.L171]+1" office:value-type="float" office:value="6" calcext:value-type="float">
            <text:p>6</text:p>
          </table:table-cell>
          <table:table-cell table:formula="of:=[.M170]+1" office:value-type="date" office:date-value="2018-10-08" calcext:value-type="date">
            <text:p>10/08/18</text:p>
          </table:table-cell>
          <table:table-cell table:formula="of:=[.M170]+6" office:value-type="date" office:date-value="2018-10-13" calcext:value-type="date">
            <text:p>10/13/18</text:p>
          </table:table-cell>
          <table:table-cell table:formula="of:=[.O170]+1" office:value-type="float" office:value="1539314597" calcext:value-type="float">
            <text:p>1539314597</text:p>
          </table:table-cell>
          <table:table-cell table:formula="of:=[.O170]+[.$W$6]*6" office:value-type="float" office:value="1539832996" calcext:value-type="float">
            <text:p>1539832996</text:p>
          </table:table-cell>
          <table:table-cell office:value-type="float" office:value="8439" calcext:value-type="float">
            <text:p>8,439</text:p>
          </table:table-cell>
          <table:table-cell table:formula="of:=[.P171]+[.Q170]" office:value-type="float" office:value="328572" calcext:value-type="float">
            <text:p>328,572</text:p>
          </table:table-cell>
          <table:table-cell table:formula="of:=[.P171]+[.R170]" office:value-type="float" office:value="1301363" calcext:value-type="float">
            <text:p>1,301,363</text:p>
          </table:table-cell>
          <table:table-cell table:style-name="ce4" office:value-type="string" calcext:value-type="string">
            <text:p>wp2018w40</text:p>
          </table:table-cell>
          <table:table-cell table:style-name="ce11" office:value-type="string" calcext:value-type="string">
            <text:p>wp2018w4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float" office:value="201810" calcext:value-type="float">
            <text:p>201810</text:p>
          </table:table-cell>
          <table:table-cell table:formula="of:=[.M172]-[.L172]+1" office:value-type="float" office:value="6" calcext:value-type="float">
            <text:p>6</text:p>
          </table:table-cell>
          <table:table-cell table:formula="of:=[.M171]+1" office:value-type="date" office:date-value="2018-10-14" calcext:value-type="date">
            <text:p>10/14/18</text:p>
          </table:table-cell>
          <table:table-cell table:style-name="ce22" table:formula="of:=[.M171]+6" office:value-type="date" office:date-value="2018-10-19" calcext:value-type="date">
            <text:p>10/19/18</text:p>
          </table:table-cell>
          <table:table-cell table:formula="of:=[.O171]+1" office:value-type="float" office:value="1539832997" calcext:value-type="float">
            <text:p>1539832997</text:p>
          </table:table-cell>
          <table:table-cell table:formula="of:=[.O171]+[.$W$6]*6" office:value-type="float" office:value="1540351396" calcext:value-type="float">
            <text:p>1540351396</text:p>
          </table:table-cell>
          <table:table-cell office:value-type="float" office:value="9047" calcext:value-type="float">
            <text:p>9,047</text:p>
          </table:table-cell>
          <table:table-cell table:formula="of:=[.P172]+[.Q171]" office:value-type="float" office:value="337619" calcext:value-type="float">
            <text:p>337,619</text:p>
          </table:table-cell>
          <table:table-cell table:formula="of:=[.P172]+[.R171]" office:value-type="float" office:value="1310410" calcext:value-type="float">
            <text:p>1,310,410</text:p>
          </table:table-cell>
          <table:table-cell table:style-name="ce4" office:value-type="string" calcext:value-type="string">
            <text:p>wp2018w41</text:p>
          </table:table-cell>
          <table:table-cell table:style-name="ce11" office:value-type="string" calcext:value-type="string">
            <text:p>wp2018w4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anzG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float" office:value="201810" calcext:value-type="float">
            <text:p>201810</text:p>
          </table:table-cell>
          <table:table-cell table:formula="of:=[.M173]-[.L173]+1" office:value-type="float" office:value="6" calcext:value-type="float">
            <text:p>6</text:p>
          </table:table-cell>
          <table:table-cell table:formula="of:=[.M172]+1" office:value-type="date" office:date-value="2018-10-20" calcext:value-type="date">
            <text:p>10/20/18</text:p>
          </table:table-cell>
          <table:table-cell table:formula="of:=[.M172]+6" office:value-type="date" office:date-value="2018-10-25" calcext:value-type="date">
            <text:p>10/25/18</text:p>
          </table:table-cell>
          <table:table-cell table:formula="of:=[.O172]+1" office:value-type="float" office:value="1540351397" calcext:value-type="float">
            <text:p>1540351397</text:p>
          </table:table-cell>
          <table:table-cell table:formula="of:=[.O172]+[.$W$6]*6" office:value-type="float" office:value="1540869796" calcext:value-type="float">
            <text:p>1540869796</text:p>
          </table:table-cell>
          <table:table-cell office:value-type="float" office:value="9255" calcext:value-type="float">
            <text:p>9,255</text:p>
          </table:table-cell>
          <table:table-cell table:formula="of:=[.P173]+[.Q172]" office:value-type="float" office:value="346874" calcext:value-type="float">
            <text:p>346,874</text:p>
          </table:table-cell>
          <table:table-cell table:formula="of:=[.P173]+[.R172]" office:value-type="float" office:value="1319665" calcext:value-type="float">
            <text:p>1,319,665</text:p>
          </table:table-cell>
          <table:table-cell table:style-name="ce4" office:value-type="string" calcext:value-type="string">
            <text:p>wp2018w42</text:p>
          </table:table-cell>
          <table:table-cell table:style-name="ce11" office:value-type="string" calcext:value-type="string">
            <text:p>wp2018w4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float" office:value="201810" calcext:value-type="float">
            <text:p>201810</text:p>
          </table:table-cell>
          <table:table-cell table:formula="of:=[.M174]-[.L174]+1" office:value-type="float" office:value="6" calcext:value-type="float">
            <text:p>6</text:p>
          </table:table-cell>
          <table:table-cell table:formula="of:=[.M173]+1" office:value-type="date" office:date-value="2018-10-26" calcext:value-type="date">
            <text:p>10/26/18</text:p>
          </table:table-cell>
          <table:table-cell table:style-name="ce41" table:formula="of:=[.M173]+6" office:value-type="date" office:date-value="2018-10-31" calcext:value-type="date">
            <text:p>10/31/18</text:p>
          </table:table-cell>
          <table:table-cell table:formula="of:=[.O173]+1" office:value-type="float" office:value="1540869797" calcext:value-type="float">
            <text:p>1540869797</text:p>
          </table:table-cell>
          <table:table-cell table:formula="of:=[.O173]+[.$W$6]*6" office:value-type="float" office:value="1541388196" calcext:value-type="float">
            <text:p>1541388196</text:p>
          </table:table-cell>
          <table:table-cell office:value-type="float" office:value="2541" calcext:value-type="float">
            <text:p>2,541</text:p>
          </table:table-cell>
          <table:table-cell table:formula="of:=[.P174]+[.Q173]" office:value-type="float" office:value="349415" calcext:value-type="float">
            <text:p>349,415</text:p>
          </table:table-cell>
          <table:table-cell table:style-name="ce56" table:formula="of:=[.P174]+[.R173]" office:value-type="float" office:value="1322206" calcext:value-type="float">
            <text:p>1,322,206</text:p>
          </table:table-cell>
          <table:table-cell table:style-name="ce4" office:value-type="string" calcext:value-type="string">
            <text:p>wp2018w43</text:p>
          </table:table-cell>
          <table:table-cell table:style-name="ce11" office:value-type="string" calcext:value-type="string">
            <text:p>wp2018w4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table:style-name="ce11" office:value-type="float" office:value="201811" calcext:value-type="float">
            <text:p>201811</text:p>
          </table:table-cell>
          <table:table-cell table:style-name="ce11" table:formula="of:=[.M175]-[.L175]+1" office:value-type="float" office:value="7" calcext:value-type="float">
            <text:p>7</text:p>
          </table:table-cell>
          <table:table-cell table:style-name="ce19" table:formula="of:=[.M174]+1" office:value-type="date" office:date-value="2018-11-01" calcext:value-type="date">
            <text:p>11/01/18</text:p>
          </table:table-cell>
          <table:table-cell table:formula="of:=[.M174]+7" office:value-type="date" office:date-value="2018-11-07" calcext:value-type="date">
            <text:p>11/07/18</text:p>
          </table:table-cell>
          <table:table-cell table:formula="of:=[.O174]+1" office:value-type="float" office:value="1541388197" calcext:value-type="float">
            <text:p>1541388197</text:p>
          </table:table-cell>
          <table:table-cell table:formula="of:=[.O174]+[.$W$6]*7" office:value-type="float" office:value="1541992996" calcext:value-type="float">
            <text:p>1541992996</text:p>
          </table:table-cell>
          <table:table-cell office:value-type="float" office:value="9033" calcext:value-type="float">
            <text:p>9,033</text:p>
          </table:table-cell>
          <table:table-cell table:formula="of:=[.P175]+[.Q174]" office:value-type="float" office:value="358448" calcext:value-type="float">
            <text:p>358,448</text:p>
          </table:table-cell>
          <table:table-cell table:formula="of:=[.P175]+[.R174]" office:value-type="float" office:value="1331239" calcext:value-type="float">
            <text:p>1,331,239</text:p>
          </table:table-cell>
          <table:table-cell table:style-name="ce4" office:value-type="string" calcext:value-type="string">
            <text:p>wp2018w44</text:p>
          </table:table-cell>
          <table:table-cell table:style-name="ce10" office:value-type="string" calcext:value-type="string">
            <text:p>wp2018w4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table:style-name="ce11" office:value-type="float" office:value="201811" calcext:value-type="float">
            <text:p>201811</text:p>
          </table:table-cell>
          <table:table-cell table:style-name="ce11" table:formula="of:=[.M176]-[.L176]+1" office:value-type="float" office:value="6" calcext:value-type="float">
            <text:p>6</text:p>
          </table:table-cell>
          <table:table-cell table:style-name="ce19" table:formula="of:=[.M175]+1" office:value-type="date" office:date-value="2018-11-08" calcext:value-type="date">
            <text:p>11/08/18</text:p>
          </table:table-cell>
          <table:table-cell table:formula="of:=[.M175]+6" office:value-type="date" office:date-value="2018-11-13" calcext:value-type="date">
            <text:p>11/13/18</text:p>
          </table:table-cell>
          <table:table-cell table:formula="of:=[.O175]+1" office:value-type="float" office:value="1541992997" calcext:value-type="float">
            <text:p>1541992997</text:p>
          </table:table-cell>
          <table:table-cell table:formula="of:=[.O175]+[.$W$6]*6" office:value-type="float" office:value="1542511396" calcext:value-type="float">
            <text:p>1542511396</text:p>
          </table:table-cell>
          <table:table-cell office:value-type="float" office:value="8031" calcext:value-type="float">
            <text:p>8,031</text:p>
          </table:table-cell>
          <table:table-cell table:formula="of:=[.P176]+[.Q175]" office:value-type="float" office:value="366479" calcext:value-type="float">
            <text:p>366,479</text:p>
          </table:table-cell>
          <table:table-cell table:formula="of:=[.P176]+[.R175]" office:value-type="float" office:value="1339270" calcext:value-type="float">
            <text:p>1,339,270</text:p>
          </table:table-cell>
          <table:table-cell table:style-name="ce4" office:value-type="string" calcext:value-type="string">
            <text:p>wp2018w45</text:p>
          </table:table-cell>
          <table:table-cell table:style-name="ce10" office:value-type="string" calcext:value-type="string">
            <text:p>wp2018w4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201811" calcext:value-type="float">
            <text:p>201811</text:p>
          </table:table-cell>
          <table:table-cell table:style-name="ce11" table:formula="of:=[.M177]-[.L177]+1" office:value-type="float" office:value="7" calcext:value-type="float">
            <text:p>7</text:p>
          </table:table-cell>
          <table:table-cell table:style-name="ce19" table:formula="of:=[.M176]+1" office:value-type="date" office:date-value="2018-11-14" calcext:value-type="date">
            <text:p>11/14/18</text:p>
          </table:table-cell>
          <table:table-cell table:formula="of:=[.M176]+7" office:value-type="date" office:date-value="2018-11-20" calcext:value-type="date">
            <text:p>11/20/18</text:p>
          </table:table-cell>
          <table:table-cell table:formula="of:=[.O176]+1" office:value-type="float" office:value="1542511397" calcext:value-type="float">
            <text:p>1542511397</text:p>
          </table:table-cell>
          <table:table-cell table:formula="of:=[.O176]+[.$W$6]*7" office:value-type="float" office:value="1543116196" calcext:value-type="float">
            <text:p>1543116196</text:p>
          </table:table-cell>
          <table:table-cell office:value-type="float" office:value="9263" calcext:value-type="float">
            <text:p>9,263</text:p>
          </table:table-cell>
          <table:table-cell table:formula="of:=[.P177]+[.Q176]" office:value-type="float" office:value="375742" calcext:value-type="float">
            <text:p>375,742</text:p>
          </table:table-cell>
          <table:table-cell table:formula="of:=[.P177]+[.R176]" office:value-type="float" office:value="1348533" calcext:value-type="float">
            <text:p>1,348,533</text:p>
          </table:table-cell>
          <table:table-cell table:style-name="ce4" office:value-type="string" calcext:value-type="string">
            <text:p>wp2018w46</text:p>
          </table:table-cell>
          <table:table-cell table:style-name="ce10" office:value-type="string" calcext:value-type="string">
            <text:p>wp2018w4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table:style-name="ce11" office:value-type="float" office:value="201811" calcext:value-type="float">
            <text:p>201811</text:p>
          </table:table-cell>
          <table:table-cell table:style-name="ce11" table:formula="of:=[.M178]-[.L178]+1" office:value-type="float" office:value="7" calcext:value-type="float">
            <text:p>7</text:p>
          </table:table-cell>
          <table:table-cell table:style-name="ce19" table:formula="of:=[.M177]+1" office:value-type="date" office:date-value="2018-11-21" calcext:value-type="date">
            <text:p>11/21/18</text:p>
          </table:table-cell>
          <table:table-cell table:formula="of:=[.M177]+7" office:value-type="date" office:date-value="2018-11-27" calcext:value-type="date">
            <text:p>11/27/18</text:p>
          </table:table-cell>
          <table:table-cell table:formula="of:=[.O177]+1" office:value-type="float" office:value="1543116197" calcext:value-type="float">
            <text:p>1543116197</text:p>
          </table:table-cell>
          <table:table-cell table:formula="of:=[.O177]+[.$W$6]*7" office:value-type="float" office:value="1543720996" calcext:value-type="float">
            <text:p>1543720996</text:p>
          </table:table-cell>
          <table:table-cell office:value-type="float" office:value="8378" calcext:value-type="float">
            <text:p>8,378</text:p>
          </table:table-cell>
          <table:table-cell table:formula="of:=[.P178]+[.Q177]" office:value-type="float" office:value="384120" calcext:value-type="float">
            <text:p>384,120</text:p>
          </table:table-cell>
          <table:table-cell table:formula="of:=[.P178]+[.R177]" office:value-type="float" office:value="1356911" calcext:value-type="float">
            <text:p>1,356,911</text:p>
          </table:table-cell>
          <table:table-cell table:style-name="ce4" office:value-type="string" calcext:value-type="string">
            <text:p>wp2018w47</text:p>
          </table:table-cell>
          <table:table-cell table:style-name="ce10" office:value-type="string" calcext:value-type="string">
            <text:p>wp2018w4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/>
          <table:table-cell table:style-name="ce4" office:value-type="float" office:value="201811" calcext:value-type="float">
            <text:p>201811</text:p>
          </table:table-cell>
          <table:table-cell table:style-name="ce10" table:formula="of:=[.M179]-[.L179]+1" office:value-type="float" office:value="3" calcext:value-type="float">
            <text:p>3</text:p>
          </table:table-cell>
          <table:table-cell table:style-name="ce22" table:formula="of:=[.M178]+1" office:value-type="date" office:date-value="2018-11-28" calcext:value-type="date">
            <text:p>11/28/18</text:p>
          </table:table-cell>
          <table:table-cell table:style-name="ce22" table:formula="of:=[.M178]+3" office:value-type="date" office:date-value="2018-11-30" calcext:value-type="date">
            <text:p>11/30/18</text:p>
          </table:table-cell>
          <table:table-cell table:formula="of:=[.O178]+1" office:value-type="float" office:value="1543720997" calcext:value-type="float">
            <text:p>1543720997</text:p>
          </table:table-cell>
          <table:table-cell table:formula="of:=[.O178]+[.$W$6]*7" office:value-type="float" office:value="1544325796" calcext:value-type="float">
            <text:p>1544325796</text:p>
          </table:table-cell>
          <table:table-cell office:value-type="float" office:value="0" calcext:value-type="float">
            <text:p>0</text:p>
          </table:table-cell>
          <table:table-cell table:formula="of:=[.P179]+[.Q178]" office:value-type="float" office:value="384120" calcext:value-type="float">
            <text:p>384,120</text:p>
          </table:table-cell>
          <table:table-cell table:formula="of:=[.P179]+[.R178]" office:value-type="float" office:value="1356911" calcext:value-type="float">
            <text:p>1,356,911</text:p>
          </table:table-cell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table:style-name="ce28" office:value-type="float" office:value="201812" calcext:value-type="float">
            <text:p>201812</text:p>
          </table:table-cell>
          <table:table-cell table:style-name="ce28" table:formula="of:=[.M180]-[.L180]+1" office:value-type="float" office:value="7" calcext:value-type="float">
            <text:p>7</text:p>
          </table:table-cell>
          <table:table-cell table:style-name="ce42" table:formula="of:=[.M179]+1" office:value-type="date" office:date-value="2018-12-01" calcext:value-type="date">
            <text:p>12/01/18</text:p>
          </table:table-cell>
          <table:table-cell table:formula="of:=[.M179]+7" office:value-type="date" office:date-value="2018-12-07" calcext:value-type="date">
            <text:p>12/07/18</text:p>
          </table:table-cell>
          <table:table-cell table:formula="of:=[.O179]+1" office:value-type="float" office:value="1544325797" calcext:value-type="float">
            <text:p>1544325797</text:p>
          </table:table-cell>
          <table:table-cell table:formula="of:=[.O179]+[.$W$6]*7" office:value-type="float" office:value="1544930596" calcext:value-type="float">
            <text:p>1544930596</text:p>
          </table:table-cell>
          <table:table-cell office:value-type="float" office:value="8260" calcext:value-type="float">
            <text:p>8,260</text:p>
          </table:table-cell>
          <table:table-cell table:formula="of:=[.P180]+[.Q179]" office:value-type="float" office:value="392380" calcext:value-type="float">
            <text:p>392,380</text:p>
          </table:table-cell>
          <table:table-cell table:formula="of:=[.P180]+[.R179]" office:value-type="float" office:value="1365171" calcext:value-type="float">
            <text:p>1,365,171</text:p>
          </table:table-cell>
          <table:table-cell table:style-name="ce4" office:value-type="string" calcext:value-type="string">
            <text:p>wp2018w48</text:p>
          </table:table-cell>
          <table:table-cell table:style-name="ce10" office:value-type="string" calcext:value-type="string">
            <text:p>wp2018w4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table:style-name="ce28" office:value-type="float" office:value="201812" calcext:value-type="float">
            <text:p>201812</text:p>
          </table:table-cell>
          <table:table-cell table:style-name="ce28" table:formula="of:=[.M181]-[.L181]+1" office:value-type="float" office:value="7" calcext:value-type="float">
            <text:p>7</text:p>
          </table:table-cell>
          <table:table-cell table:style-name="ce42" table:formula="of:=[.M180]+1" office:value-type="date" office:date-value="2018-12-08" calcext:value-type="date">
            <text:p>12/08/18</text:p>
          </table:table-cell>
          <table:table-cell table:formula="of:=[.M180]+7" office:value-type="date" office:date-value="2018-12-14" calcext:value-type="date">
            <text:p>12/14/18</text:p>
          </table:table-cell>
          <table:table-cell table:formula="of:=[.O180]+1" office:value-type="float" office:value="1544930597" calcext:value-type="float">
            <text:p>1544930597</text:p>
          </table:table-cell>
          <table:table-cell table:formula="of:=[.O180]+[.$W$6]*7" office:value-type="float" office:value="1545535396" calcext:value-type="float">
            <text:p>1545535396</text:p>
          </table:table-cell>
          <table:table-cell office:value-type="float" office:value="9117" calcext:value-type="float">
            <text:p>9,117</text:p>
          </table:table-cell>
          <table:table-cell table:formula="of:=[.P181]+[.Q180]" office:value-type="float" office:value="401497" calcext:value-type="float">
            <text:p>401,497</text:p>
          </table:table-cell>
          <table:table-cell table:formula="of:=[.P181]+[.R180]" office:value-type="float" office:value="1374288" calcext:value-type="float">
            <text:p>1,374,288</text:p>
          </table:table-cell>
          <table:table-cell table:style-name="ce4" office:value-type="string" calcext:value-type="string">
            <text:p>wp2018w49</text:p>
          </table:table-cell>
          <table:table-cell table:style-name="ce10" office:value-type="string" calcext:value-type="string">
            <text:p>wp2018w49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201812" calcext:value-type="float">
            <text:p>201812</text:p>
          </table:table-cell>
          <table:table-cell table:style-name="ce28" table:formula="of:=[.M182]-[.L182]+1" office:value-type="float" office:value="7" calcext:value-type="float">
            <text:p>7</text:p>
          </table:table-cell>
          <table:table-cell table:style-name="ce42" table:formula="of:=[.M181]+1" office:value-type="date" office:date-value="2018-12-15" calcext:value-type="date">
            <text:p>12/15/18</text:p>
          </table:table-cell>
          <table:table-cell table:formula="of:=[.M181]+7" office:value-type="date" office:date-value="2018-12-21" calcext:value-type="date">
            <text:p>12/21/18</text:p>
          </table:table-cell>
          <table:table-cell table:formula="of:=[.O181]+1" office:value-type="float" office:value="1545535397" calcext:value-type="float">
            <text:p>1545535397</text:p>
          </table:table-cell>
          <table:table-cell table:formula="of:=[.O181]+[.$W$6]*7" office:value-type="float" office:value="1546140196" calcext:value-type="float">
            <text:p>1546140196</text:p>
          </table:table-cell>
          <table:table-cell office:value-type="float" office:value="8677" calcext:value-type="float">
            <text:p>8,677</text:p>
          </table:table-cell>
          <table:table-cell table:formula="of:=[.P182]+[.Q181]" office:value-type="float" office:value="410174" calcext:value-type="float">
            <text:p>410,174</text:p>
          </table:table-cell>
          <table:table-cell table:formula="of:=[.P182]+[.R181]" office:value-type="float" office:value="1382965" calcext:value-type="float">
            <text:p>1,382,965</text:p>
          </table:table-cell>
          <table:table-cell table:style-name="ce4" office:value-type="string" calcext:value-type="string">
            <text:p>wp2018w50</text:p>
          </table:table-cell>
          <table:table-cell table:style-name="ce10" office:value-type="string" calcext:value-type="string">
            <text:p>wp2018w50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table:style-name="ce28" office:value-type="float" office:value="201812" calcext:value-type="float">
            <text:p>201812</text:p>
          </table:table-cell>
          <table:table-cell table:style-name="ce28" table:formula="of:=[.M183]-[.L183]+1" office:value-type="float" office:value="7" calcext:value-type="float">
            <text:p>7</text:p>
          </table:table-cell>
          <table:table-cell table:style-name="ce42" table:formula="of:=[.M182]+1" office:value-type="date" office:date-value="2018-12-22" calcext:value-type="date">
            <text:p>12/22/18</text:p>
          </table:table-cell>
          <table:table-cell table:formula="of:=[.M182]+7" office:value-type="date" office:date-value="2018-12-28" calcext:value-type="date">
            <text:p>12/28/18</text:p>
          </table:table-cell>
          <table:table-cell table:formula="of:=[.O182]+1" office:value-type="float" office:value="1546140197" calcext:value-type="float">
            <text:p>1546140197</text:p>
          </table:table-cell>
          <table:table-cell table:formula="of:=[.O182]+[.$W$6]*7" office:value-type="float" office:value="1546744996" calcext:value-type="float">
            <text:p>1546744996</text:p>
          </table:table-cell>
          <table:table-cell office:value-type="float" office:value="2124" calcext:value-type="float">
            <text:p>2,124</text:p>
          </table:table-cell>
          <table:table-cell table:formula="of:=[.P183]+[.Q182]" office:value-type="float" office:value="412298" calcext:value-type="float">
            <text:p>412,298</text:p>
          </table:table-cell>
          <table:table-cell table:formula="of:=[.P183]+[.R182]" office:value-type="float" office:value="1385089" calcext:value-type="float">
            <text:p>1,385,089</text:p>
          </table:table-cell>
          <table:table-cell table:style-name="ce4" office:value-type="string" calcext:value-type="string">
            <text:p>wp2018w51</text:p>
          </table:table-cell>
          <table:table-cell table:style-name="ce10" office:value-type="string" calcext:value-type="string">
            <text:p>wp2018w51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ce4" office:value-type="float" office:value="201812" calcext:value-type="float">
            <text:p>201812</text:p>
          </table:table-cell>
          <table:table-cell table:style-name="ce10" table:formula="of:=[.M184]-[.L184]+1" office:value-type="float" office:value="3" calcext:value-type="float">
            <text:p>3</text:p>
          </table:table-cell>
          <table:table-cell table:style-name="ce22" table:formula="of:=[.M183]+1" office:value-type="date" office:date-value="2018-12-29" calcext:value-type="date">
            <text:p>12/29/18</text:p>
          </table:table-cell>
          <table:table-cell table:formula="of:=[.M183]+3" office:value-type="date" office:date-value="2018-12-31" calcext:value-type="date">
            <text:p>12/31/18</text:p>
          </table:table-cell>
          <table:table-cell table:formula="of:=[.O183]+1" office:value-type="float" office:value="1546744997" calcext:value-type="float">
            <text:p>1546744997</text:p>
          </table:table-cell>
          <table:table-cell table:formula="of:=[.O183]+[.$W$6]*3" office:value-type="float" office:value="1547004196" calcext:value-type="float">
            <text:p>1547004196</text:p>
          </table:table-cell>
          <table:table-cell office:value-type="float" office:value="0" calcext:value-type="float">
            <text:p>0</text:p>
          </table:table-cell>
          <table:table-cell table:formula="of:=[.P184]+[.Q183]" office:value-type="float" office:value="412298" calcext:value-type="float">
            <text:p>412,298</text:p>
          </table:table-cell>
          <table:table-cell table:formula="of:=[.P184]+[.R183]" office:value-type="float" office:value="1385089" calcext:value-type="float">
            <text:p>1,385,089</text:p>
          </table:table-cell>
          <table:table-cell table:style-name="ce4"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201901" calcext:value-type="float">
            <text:p>201901</text:p>
          </table:table-cell>
          <table:table-cell table:style-name="ce29" table:formula="of:=[.M185]-[.L185]+1" office:value-type="float" office:value="3" calcext:value-type="float">
            <text:p>3</text:p>
          </table:table-cell>
          <table:table-cell table:style-name="ce44" table:formula="of:=[.M184]+1" office:value-type="date" office:date-value="2019-01-01" calcext:value-type="date">
            <text:p>01/01/19</text:p>
          </table:table-cell>
          <table:table-cell table:formula="of:=[.M183]+6" office:value-type="date" office:date-value="2019-01-03" calcext:value-type="date">
            <text:p>01/03/19</text:p>
          </table:table-cell>
          <table:table-cell table:formula="of:=[.O183]+1" office:value-type="float" office:value="1546744997" calcext:value-type="float">
            <text:p>1546744997</text:p>
          </table:table-cell>
          <table:table-cell table:formula="of:=[.O183]+[.$W$6]*6" office:value-type="float" office:value="1547263396" calcext:value-type="float">
            <text:p>1547263396</text:p>
          </table:table-cell>
          <table:table-cell office:value-type="float" office:value="7890" calcext:value-type="float">
            <text:p>7,890</text:p>
          </table:table-cell>
          <table:table-cell table:formula="of:=[.P185]" office:value-type="float" office:value="7890" calcext:value-type="float">
            <text:p>7,890</text:p>
          </table:table-cell>
          <table:table-cell table:formula="of:=[.P185]+[.R183]" office:value-type="float" office:value="1392979" calcext:value-type="float">
            <text:p>1,392,979</text:p>
          </table:table-cell>
          <table:table-cell table:number-columns-repeated="2" table:style-name="ce10" office:value-type="string" calcext:value-type="string">
            <text:p>wp2019w01</text:p>
          </table:table-cell>
          <table:table-cell/>
          <table:table-cell office:value-type="string" calcext:value-type="string">
            <text:p>GA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01901" calcext:value-type="float">
            <text:p>201901</text:p>
          </table:table-cell>
          <table:table-cell table:style-name="ce29" table:formula="of:=[.M186]-[.L186]+1" office:value-type="float" office:value="6" calcext:value-type="float">
            <text:p>6</text:p>
          </table:table-cell>
          <table:table-cell table:style-name="ce44" table:formula="of:=[.M185]+1" office:value-type="date" office:date-value="2019-01-04" calcext:value-type="date">
            <text:p>01/04/19</text:p>
          </table:table-cell>
          <table:table-cell table:formula="of:=[.M185]+6" office:value-type="date" office:date-value="2019-01-09" calcext:value-type="date">
            <text:p>01/09/19</text:p>
          </table:table-cell>
          <table:table-cell table:formula="of:=[.O185]+1" office:value-type="float" office:value="1547263397" calcext:value-type="float">
            <text:p>1547263397</text:p>
          </table:table-cell>
          <table:table-cell table:formula="of:=[.O185]+[.$W$6]*6" office:value-type="float" office:value="1547781796" calcext:value-type="float">
            <text:p>1547781796</text:p>
          </table:table-cell>
          <table:table-cell office:value-type="float" office:value="8310" calcext:value-type="float">
            <text:p>8,310</text:p>
          </table:table-cell>
          <table:table-cell table:formula="of:=[.P186]+[.Q185]" office:value-type="float" office:value="16200" calcext:value-type="float">
            <text:p>16,200</text:p>
          </table:table-cell>
          <table:table-cell table:formula="of:=[.P186]+[.R185]" office:value-type="float" office:value="1401289" calcext:value-type="float">
            <text:p>1,401,289</text:p>
          </table:table-cell>
          <table:table-cell table:number-columns-repeated="2" table:style-name="ce10" office:value-type="string" calcext:value-type="string">
            <text:p>wp2019w0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201901" calcext:value-type="float">
            <text:p>201901</text:p>
          </table:table-cell>
          <table:table-cell table:style-name="ce29" table:formula="of:=[.M187]-[.L187]+1" office:value-type="float" office:value="6" calcext:value-type="float">
            <text:p>6</text:p>
          </table:table-cell>
          <table:table-cell table:style-name="ce44" table:formula="of:=[.M186]+1" office:value-type="date" office:date-value="2019-01-10" calcext:value-type="date">
            <text:p>01/10/19</text:p>
          </table:table-cell>
          <table:table-cell table:formula="of:=[.M186]+6" office:value-type="date" office:date-value="2019-01-15" calcext:value-type="date">
            <text:p>01/15/19</text:p>
          </table:table-cell>
          <table:table-cell table:formula="of:=[.O186]+1" office:value-type="float" office:value="1547781797" calcext:value-type="float">
            <text:p>1547781797</text:p>
          </table:table-cell>
          <table:table-cell table:formula="of:=[.O186]+[.$W$6]*6" office:value-type="float" office:value="1548300196" calcext:value-type="float">
            <text:p>1548300196</text:p>
          </table:table-cell>
          <table:table-cell office:value-type="float" office:value="7890" calcext:value-type="float">
            <text:p>7,890</text:p>
          </table:table-cell>
          <table:table-cell table:formula="of:=[.P187]+[.Q186]" office:value-type="float" office:value="24090" calcext:value-type="float">
            <text:p>24,090</text:p>
          </table:table-cell>
          <table:table-cell table:formula="of:=[.P187]+[.R186]" office:value-type="float" office:value="1409179" calcext:value-type="float">
            <text:p>1,409,179</text:p>
          </table:table-cell>
          <table:table-cell table:number-columns-repeated="2" table:style-name="ce10" office:value-type="string" calcext:value-type="string">
            <text:p>wp2019w0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201901" calcext:value-type="float">
            <text:p>201901</text:p>
          </table:table-cell>
          <table:table-cell table:style-name="ce29" table:formula="of:=[.M188]-[.L188]+1" office:value-type="float" office:value="6" calcext:value-type="float">
            <text:p>6</text:p>
          </table:table-cell>
          <table:table-cell table:style-name="ce44" table:formula="of:=[.M187]+1" office:value-type="date" office:date-value="2019-01-16" calcext:value-type="date">
            <text:p>01/16/19</text:p>
          </table:table-cell>
          <table:table-cell table:formula="of:=[.M187]+6" office:value-type="date" office:date-value="2019-01-21" calcext:value-type="date">
            <text:p>01/21/19</text:p>
          </table:table-cell>
          <table:table-cell table:formula="of:=[.O187]+1" office:value-type="float" office:value="1548300197" calcext:value-type="float">
            <text:p>1548300197</text:p>
          </table:table-cell>
          <table:table-cell table:formula="of:=[.O187]+[.$W$6]*6" office:value-type="float" office:value="1548818596" calcext:value-type="float">
            <text:p>1548818596</text:p>
          </table:table-cell>
          <table:table-cell office:value-type="float" office:value="7368" calcext:value-type="float">
            <text:p>7,368</text:p>
          </table:table-cell>
          <table:table-cell table:formula="of:=[.P188]+[.Q187]" office:value-type="float" office:value="31458" calcext:value-type="float">
            <text:p>31,458</text:p>
          </table:table-cell>
          <table:table-cell table:formula="of:=[.P188]+[.R187]" office:value-type="float" office:value="1416547" calcext:value-type="float">
            <text:p>1,416,547</text:p>
          </table:table-cell>
          <table:table-cell table:number-columns-repeated="2" table:style-name="ce10" office:value-type="string" calcext:value-type="string">
            <text:p>wp2019w0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201901" calcext:value-type="float">
            <text:p>201901</text:p>
          </table:table-cell>
          <table:table-cell table:style-name="ce29" table:formula="of:=[.M189]-[.L189]+1" office:value-type="float" office:value="7" calcext:value-type="float">
            <text:p>7</text:p>
          </table:table-cell>
          <table:table-cell table:style-name="ce44" table:formula="of:=[.M188]+1" office:value-type="date" office:date-value="2019-01-22" calcext:value-type="date">
            <text:p>01/22/19</text:p>
          </table:table-cell>
          <table:table-cell table:style-name="ce22" table:formula="of:=[.M188]+7" office:value-type="date" office:date-value="2019-01-28" calcext:value-type="date">
            <text:p>01/28/19</text:p>
          </table:table-cell>
          <table:table-cell table:formula="of:=[.O188]+1" office:value-type="float" office:value="1548818597" calcext:value-type="float">
            <text:p>1548818597</text:p>
          </table:table-cell>
          <table:table-cell table:formula="of:=[.O188]+[.$W$6]*7" office:value-type="float" office:value="1549423396" calcext:value-type="float">
            <text:p>1549423396</text:p>
          </table:table-cell>
          <table:table-cell office:value-type="float" office:value="3805" calcext:value-type="float">
            <text:p>3,805</text:p>
          </table:table-cell>
          <table:table-cell table:formula="of:=[.P189]+[.Q188]" office:value-type="float" office:value="35263" calcext:value-type="float">
            <text:p>35,263</text:p>
          </table:table-cell>
          <table:table-cell table:formula="of:=[.P189]+[.R188]" office:value-type="float" office:value="1420352" calcext:value-type="float">
            <text:p>1,420,352</text:p>
          </table:table-cell>
          <table:table-cell table:number-columns-repeated="2" table:style-name="ce10" office:value-type="string" calcext:value-type="string">
            <text:p>wp2019w0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9" calcext:value-type="float">
            <text:p>2019</text:p>
          </table:table-cell>
          <table:table-cell/>
          <table:table-cell table:style-name="ce29" office:value-type="float" office:value="201902" calcext:value-type="float">
            <text:p>201902</text:p>
          </table:table-cell>
          <table:table-cell table:style-name="ce29" table:formula="of:=[.M190]-[.L190]+1" office:value-type="float" office:value="3" calcext:value-type="float">
            <text:p>3</text:p>
          </table:table-cell>
          <table:table-cell table:style-name="ce44" table:formula="of:=[.M189]+1" office:value-type="date" office:date-value="2019-01-29" calcext:value-type="date">
            <text:p>01/29/19</text:p>
          </table:table-cell>
          <table:table-cell table:style-name="ce22" table:formula="of:=[.M189]+3" office:value-type="date" office:date-value="2019-01-31" calcext:value-type="date">
            <text:p>01/31/19</text:p>
          </table:table-cell>
          <table:table-cell table:formula="of:=[.O189]+1" office:value-type="float" office:value="1549423397" calcext:value-type="float">
            <text:p>1549423397</text:p>
          </table:table-cell>
          <table:table-cell table:formula="of:=[.O189]+[.$W$6]*3" office:value-type="float" office:value="1549682596" calcext:value-type="float">
            <text:p>1549682596</text:p>
          </table:table-cell>
          <table:table-cell office:value-type="float" office:value="0" calcext:value-type="float">
            <text:p>0</text:p>
          </table:table-cell>
          <table:table-cell table:formula="of:=[.P190]+[.Q189]" office:value-type="float" office:value="35263" calcext:value-type="float">
            <text:p>35,263</text:p>
          </table:table-cell>
          <table:table-cell table:formula="of:=[.P190]+[.R189]" office:value-type="float" office:value="1420352" calcext:value-type="float">
            <text:p>1,420,352</text:p>
          </table:table-cell>
          <table:table-cell table:style-name="ce10" table:number-columns-repeated="2"/>
          <table:table-cell table:number-columns-repeated="10"/>
        </table:table-row>
        <table:table-row table:style-name="ro1">
          <table:table-cell table:number-columns-repeated="9"/>
          <table:table-cell table:style-name="ce10" table:number-columns-repeated="2"/>
          <table:table-cell table:style-name="ce22" table:number-columns-repeated="2"/>
          <table:table-cell/>
          <table:table-cell table:formula="of:=[.F58]+[.W8]*11" office:value-type="float" office:value="1448988854" calcext:value-type="float">
            <text:p>1448988854</text:p>
          </table:table-cell>
          <table:table-cell office:value-type="float" office:value="0" calcext:value-type="float">
            <text:p>0</text:p>
          </table:table-cell>
          <table:table-cell table:formula="of:=[.P191]+[.Q190]" office:value-type="float" office:value="35263" calcext:value-type="float">
            <text:p>35,263</text:p>
          </table:table-cell>
          <table:table-cell table:formula="of:=[.P191]+[.R190]" office:value-type="float" office:value="1420352" calcext:value-type="float">
            <text:p>1,420,352</text:p>
          </table:table-cell>
          <table:table-cell table:style-name="ce10" table:number-columns-repeated="2"/>
          <table:table-cell table:number-columns-repeated="10"/>
        </table:table-row>
        <table:table-row table:style-name="ro1">
          <table:table-cell table:number-columns-repeated="7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201512" calcext:value-type="float">
            <text:p>201512</text:p>
          </table:table-cell>
          <table:table-cell table:style-name="ce32" table:formula="of:=[.M192]-[.L192]" office:value-type="float" office:value="7" calcext:value-type="float">
            <text:p>7</text:p>
          </table:table-cell>
          <table:table-cell table:style-name="ce45" office:value-type="date" office:date-value="2015-12-01" calcext:value-type="date">
            <text:p>12/01/15</text:p>
          </table:table-cell>
          <table:table-cell table:style-name="ce22" table:formula="of:=[.L192]+7" office:value-type="date" office:date-value="2015-12-08" calcext:value-type="date">
            <text:p>12/08/15</text:p>
          </table:table-cell>
          <table:table-cell table:formula="of:=[.F58]+[.W8]*11" office:value-type="float" office:value="1448988854" calcext:value-type="float">
            <text:p>1448988854</text:p>
          </table:table-cell>
          <table:table-cell table:formula="of:=[.O191]+[.$W$6]*7" office:value-type="float" office:value="1449593654" calcext:value-type="float">
            <text:p>1449593654</text:p>
          </table:table-cell>
          <table:table-cell office:value-type="float" office:value="8932" calcext:value-type="float">
            <text:p>8,932</text:p>
          </table:table-cell>
          <table:table-cell table:formula="of:=[.P192]" office:value-type="float" office:value="8932" calcext:value-type="float">
            <text:p>8,932</text:p>
          </table:table-cell>
          <table:table-cell table:formula="of:=[.P192]+[.R191]" office:value-type="float" office:value="1429284" calcext:value-type="float">
            <text:p>1,429,284</text:p>
          </table:table-cell>
          <table:table-cell table:number-columns-repeated="2" table:style-name="ce10" office:value-type="string" calcext:value-type="string">
            <text:p>wp2015w4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201512" calcext:value-type="float">
            <text:p>201512</text:p>
          </table:table-cell>
          <table:table-cell table:style-name="ce32" table:formula="of:=[.M193]-[.L193]" office:value-type="float" office:value="7" calcext:value-type="float">
            <text:p>7</text:p>
          </table:table-cell>
          <table:table-cell table:style-name="ce45" table:formula="of:=[.M192]+1" office:value-type="date" office:date-value="2015-12-09" calcext:value-type="date">
            <text:p>12/09/15</text:p>
          </table:table-cell>
          <table:table-cell table:style-name="ce22" table:formula="of:=[.L193]+7" office:value-type="date" office:date-value="2015-12-16" calcext:value-type="date">
            <text:p>12/16/15</text:p>
          </table:table-cell>
          <table:table-cell table:formula="of:=[.O192]+1" office:value-type="float" office:value="1449593655" calcext:value-type="float">
            <text:p>1449593655</text:p>
          </table:table-cell>
          <table:table-cell table:formula="of:=[.O192]+[.$W$6]*7" office:value-type="float" office:value="1450198454" calcext:value-type="float">
            <text:p>1450198454</text:p>
          </table:table-cell>
          <table:table-cell office:value-type="float" office:value="7421" calcext:value-type="float">
            <text:p>7,421</text:p>
          </table:table-cell>
          <table:table-cell table:formula="of:=[.P193]+[.Q192]" office:value-type="float" office:value="16353" calcext:value-type="float">
            <text:p>16,353</text:p>
          </table:table-cell>
          <table:table-cell table:formula="of:=[.P193]+[.R192]" office:value-type="float" office:value="1436705" calcext:value-type="float">
            <text:p>1,436,705</text:p>
          </table:table-cell>
          <table:table-cell table:number-columns-repeated="2" table:style-name="ce10" office:value-type="string" calcext:value-type="string">
            <text:p>wp2015w4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201512" calcext:value-type="float">
            <text:p>201512</text:p>
          </table:table-cell>
          <table:table-cell table:style-name="ce32" table:formula="of:=[.M194]-[.L194]" office:value-type="float" office:value="7" calcext:value-type="float">
            <text:p>7</text:p>
          </table:table-cell>
          <table:table-cell table:style-name="ce45" table:formula="of:=[.M193]+1" office:value-type="date" office:date-value="2015-12-17" calcext:value-type="date">
            <text:p>12/17/15</text:p>
          </table:table-cell>
          <table:table-cell table:style-name="ce22" table:formula="of:=[.L194]+7" office:value-type="date" office:date-value="2015-12-24" calcext:value-type="date">
            <text:p>12/24/15</text:p>
          </table:table-cell>
          <table:table-cell table:formula="of:=[.O193]+1" office:value-type="float" office:value="1450198455" calcext:value-type="float">
            <text:p>1450198455</text:p>
          </table:table-cell>
          <table:table-cell table:formula="of:=[.O193]+[.$W$6]*7" office:value-type="float" office:value="1450803254" calcext:value-type="float">
            <text:p>1450803254</text:p>
          </table:table-cell>
          <table:table-cell office:value-type="float" office:value="7571" calcext:value-type="float">
            <text:p>7,571</text:p>
          </table:table-cell>
          <table:table-cell table:formula="of:=[.P194]+[.Q193]" office:value-type="float" office:value="23924" calcext:value-type="float">
            <text:p>23,924</text:p>
          </table:table-cell>
          <table:table-cell table:formula="of:=[.P194]+[.R193]" office:value-type="float" office:value="1444276" calcext:value-type="float">
            <text:p>1,444,276</text:p>
          </table:table-cell>
          <table:table-cell table:number-columns-repeated="2" table:style-name="ce10" office:value-type="string" calcext:value-type="string">
            <text:p>wp2015w5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201512" calcext:value-type="float">
            <text:p>201512</text:p>
          </table:table-cell>
          <table:table-cell table:style-name="ce32" table:formula="of:=[.M195]-[.L195]" office:value-type="float" office:value="6" calcext:value-type="float">
            <text:p>6</text:p>
          </table:table-cell>
          <table:table-cell table:style-name="ce45" table:formula="of:=[.M194]+1" office:value-type="date" office:date-value="2015-12-25" calcext:value-type="date">
            <text:p>12/25/15</text:p>
          </table:table-cell>
          <table:table-cell table:style-name="ce35" table:formula="of:=[.L195]+6" office:value-type="date" office:date-value="2015-12-31" calcext:value-type="date">
            <text:p>12/31/15</text:p>
          </table:table-cell>
          <table:table-cell table:formula="of:=[.O194]+1" office:value-type="float" office:value="1450803255" calcext:value-type="float">
            <text:p>1450803255</text:p>
          </table:table-cell>
          <table:table-cell table:formula="of:=[.O194]+[.$W$6]*6" office:value-type="float" office:value="1451321654" calcext:value-type="float">
            <text:p>1451321654</text:p>
          </table:table-cell>
          <table:table-cell office:value-type="float" office:value="5157" calcext:value-type="float">
            <text:p>5,157</text:p>
          </table:table-cell>
          <table:table-cell table:formula="of:=[.P195]+[.Q194]" office:value-type="float" office:value="29081" calcext:value-type="float">
            <text:p>29,081</text:p>
          </table:table-cell>
          <table:table-cell table:formula="of:=[.P195]+[.R194]" office:value-type="float" office:value="1449433" calcext:value-type="float">
            <text:p>1,449,433</text:p>
          </table:table-cell>
          <table:table-cell table:number-columns-repeated="2" table:style-name="ce10" office:value-type="string" calcext:value-type="string">
            <text:p>wp2015w5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" table:number-columns-repeated="4"/>
          <table:table-cell table:number-columns-repeated="5"/>
          <table:table-cell table:style-name="ce10" table:number-columns-repeated="2"/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ce10" table:number-columns-repeated="2"/>
          <table:table-cell table:style-name="ce22" table:number-columns-repeated="2"/>
          <table:table-cell table:number-columns-repeated="5"/>
          <table:table-cell table:style-name="ce10" table:number-columns-repeated="2"/>
          <table:table-cell table:number-columns-repeated="10"/>
        </table:table-row>
        <table:table-row table:style-name="ro1">
          <table:table-cell table:number-columns-repeated="7"/>
          <table:table-cell table:style-name="Default" table:number-columns-repeated="14"/>
          <table:table-cell table:number-columns-repeated="9"/>
        </table:table-row>
        <table:table-row table:style-name="ro1">
          <table:table-cell table:number-columns-repeated="7"/>
          <table:table-cell table:style-name="ce12"/>
          <table:table-cell table:style-name="Default" table:number-columns-repeated="8"/>
          <table:table-cell table:style-name="ce55" office:value-type="string" calcext:value-type="string">
            <text:p>NEW</text:p>
          </table:table-cell>
          <table:table-cell table:style-name="ce57" table:formula="of:=[.R195]-[.R174]" office:value-type="float" office:value="127227" calcext:value-type="float">
            <text:p>127,227</text:p>
          </table:table-cell>
          <table:table-cell table:style-name="Default" table:formula="of:=[.R200]*0.2" office:value-type="float" office:value="25445.4" calcext:value-type="float">
            <text:p>25445.4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13" office:value-type="float" office:value="201509" calcext:value-type="float">
            <text:p>201509</text:p>
          </table:table-cell>
          <table:table-cell table:style-name="Default" table:number-columns-repeated="13"/>
          <table:table-cell table:number-columns-repeated="9"/>
        </table:table-row>
      </table:table>
      <table:table table:name="Flair filter" table:style-name="ta1">
        <table:table-column table:style-name="co1" table:default-cell-style-name="Default"/>
        <table:table-column table:style-name="co1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66" office:value-type="string" calcext:value-type="string">
            <text:p>Flair Filter</text:p>
          </table:table-cell>
          <table:table-cell/>
        </table:table-row>
        <table:table-row table:style-name="ro1">
          <table:table-cell office:value-type="string" calcext:value-type="string">
            <text:p>Prompt Posts (Inspire new writing)</text:p>
          </table:table-cell>
          <table:table-cell/>
        </table:table-row>
        <table:table-row table:style-name="ro1">
          <table:table-cell table:style-name="ce67" office:value-type="string" calcext:value-type="string">
            <text:p>[WP]</text:p>
          </table:table-cell>
          <table:table-cell office:value-type="string" calcext:value-type="string">
            <text:p>Writing Prompt: No restrictions (other than the rules of the sub) </text:p>
          </table:table-cell>
        </table:table-row>
        <table:table-row table:style-name="ro1">
          <table:table-cell table:style-name="ce67" office:value-type="string" calcext:value-type="string">
            <text:p>[SP]</text:p>
          </table:table-cell>
          <table:table-cell office:value-type="string" calcext:value-type="string">
            <text:p>Simple Prompt: Max 100 characters in the title (including the tag)</text:p>
          </table:table-cell>
        </table:table-row>
        <table:table-row table:style-name="ro1">
          <table:table-cell table:style-name="ce67" office:value-type="string" calcext:value-type="string">
            <text:p>[EU]</text:p>
          </table:table-cell>
          <table:table-cell office:value-type="string" calcext:value-type="string">
            <text:p>Established Universe: Based on existing fiction</text:p>
          </table:table-cell>
        </table:table-row>
        <table:table-row table:style-name="ro1">
          <table:table-cell table:style-name="ce67" office:value-type="string" calcext:value-type="string">
            <text:p>[CW]</text:p>
          </table:table-cell>
          <table:table-cell office:value-type="string" calcext:value-type="string">
            <text:p>Constrain Writing: Limitations or forced usage of words, letters, etc. (don’t ask for less than 100 words)</text:p>
          </table:table-cell>
        </table:table-row>
        <table:table-row table:style-name="ro1">
          <table:table-cell table:style-name="ce67" office:value-type="string" calcext:value-type="string">
            <text:p>[TT]</text:p>
          </table:table-cell>
          <table:table-cell office:value-type="string" calcext:value-type="string">
            <text:p>Theme Thursday: Weekly themes announced Thursdays</text:p>
          </table:table-cell>
        </table:table-row>
        <table:table-row table:style-name="ro1">
          <table:table-cell table:style-name="ce67" office:value-type="string" calcext:value-type="string">
            <text:p>[MP]</text:p>
          </table:table-cell>
          <table:table-cell office:value-type="string" calcext:value-type="string">
            <text:p>Media Prompt: Audio or Video</text:p>
          </table:table-cell>
        </table:table-row>
        <table:table-row table:style-name="ro1">
          <table:table-cell table:style-name="ce67" office:value-type="string" calcext:value-type="string">
            <text:p>[IP]</text:p>
          </table:table-cell>
          <table:table-cell office:value-type="string" calcext:value-type="string">
            <text:p>Image Prompt: A striking image or album</text:p>
          </table:table-cell>
        </table:table-row>
        <table:table-row table:style-name="ro1">
          <table:table-cell table:style-name="ce67" office:value-type="string" calcext:value-type="string">
            <text:p>[RF]</text:p>
          </table:table-cell>
          <table:table-cell office:value-type="string" calcext:value-type="string">
            <text:p>Reality Fiction: Things that have happened or could happen to unknown peop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ponse Posts (Write based on prompts)</text:p>
          </table:table-cell>
          <table:table-cell/>
        </table:table-row>
        <table:table-row table:style-name="ro1">
          <table:table-cell table:style-name="ce67" office:value-type="string" calcext:value-type="string">
            <text:p>[PM]</text:p>
          </table:table-cell>
          <table:table-cell office:value-type="string" calcext:value-type="string">
            <text:p>Prompt Me: Answer Prompts by other users (if answered prompts before)</text:p>
          </table:table-cell>
        </table:table-row>
        <table:table-row table:style-name="ro1">
          <table:table-cell table:style-name="ce67" office:value-type="string" calcext:value-type="string">
            <text:p>[PI]</text:p>
          </table:table-cell>
          <table:table-cell office:value-type="string" calcext:value-type="string">
            <text:p>Prompt Inspired: Stories inspired by prompts older than three days (include link)</text:p>
          </table:table-cell>
        </table:table-row>
        <table:table-row table:style-name="ro1">
          <table:table-cell table:style-name="ce67" office:value-type="string" calcext:value-type="string">
            <text:p>[CC]</text:p>
          </table:table-cell>
          <table:table-cell office:value-type="string" calcext:value-type="string">
            <text:p>Constructive Criticism: [PI]s you would like critiqu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ther Posts</text:p>
          </table:table-cell>
          <table:table-cell/>
        </table:table-row>
        <table:table-row table:style-name="ro1">
          <table:table-cell table:style-name="ce68" office:value-type="string" calcext:value-type="string">
            <text:p>[OT]</text:p>
          </table:table-cell>
          <table:table-cell table:style-name="ce70" office:value-type="string" calcext:value-type="string">
            <text:p>Off Topic: Not a prompt, but writing related, *not for complains regarding content, stories, or advertising without prior approval *</text:p>
          </table:table-cell>
        </table:table-row>
        <table:table-row table:style-name="ro1">
          <table:table-cell table:style-name="ce68" office:value-type="string" calcext:value-type="string">
            <text:p>[MOD]</text:p>
          </table:table-cell>
          <table:table-cell office:value-type="string" calcext:value-type="string">
            <text:p>Moderator Post: Important announcements or event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ules</text:p>
          </table:table-cell>
          <table:table-cell/>
        </table:table-row>
        <table:table-row table:style-name="ro1">
          <table:table-cell office:value-type="string" calcext:value-type="string">
            <text:p>Propmt must be at least 100 words</text:p>
          </table:table-cell>
          <table:table-cell/>
        </table:table-row>
      </table:table>
      <table:table table:name="Note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Verificar cuales flair filtlers usar</text:p>
          </table:table-cell>
        </table:table-row>
        <table:table-row table:style-name="ro1">
          <table:table-cell office:value-type="string" calcext:value-type="string">
            <text:p>Para [WP] debe ser de más de 100 palabras (¿o ellos los descartan?)</text:p>
          </table:table-cell>
        </table:table-row>
        <table:table-row table:style-name="ro1">
          <table:table-cell office:value-type="string" calcext:value-type="string">
            <text:p>Realizar un query para cada rango seman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uitar los que tengan en el body “**Off-Topic”</text:p>
          </table:table-cell>
        </table:table-row>
      </table:table>
      <table:named-expressions/>
      <table:database-ranges>
        <table:database-range table:name="__Anonymous_Sheet_DB__0" table:target-range-address="Ranges.H183:Ranges.J18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08:00:54.529320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4:27:58.983209644</meta:creation-date>
    <dc:date>2019-03-22T16:09:43.036403987</dc:date>
    <meta:editing-duration>P1DT5H24M22S</meta:editing-duration>
    <meta:editing-cycles>91</meta:editing-cycles>
    <meta:generator>LibreOffice/6.1.5.2$Linux_X86_64 LibreOffice_project/10$Build-2</meta:generator>
    <meta:document-statistic meta:table-count="3" meta:cell-count="2976" meta:object-count="0"/>
  </office:meta>
</office:document-meta>
</file>